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6937in"/>
    </style:style>
    <style:style style:name="co13" style:family="table-column">
      <style:table-column-properties fo:break-before="auto" style:column-width="1.6327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1.4575in"/>
    </style:style>
    <style:style style:name="co16" style:family="table-column">
      <style:table-column-properties fo:break-before="auto" style:column-width="1.3189in"/>
    </style:style>
    <style:style style:name="co17" style:family="table-column">
      <style:table-column-properties fo:break-before="auto" style:column-width="0.7827in"/>
    </style:style>
    <style:style style:name="co18" style:family="table-column">
      <style:table-column-properties fo:break-before="auto" style:column-width="1.511in"/>
    </style:style>
    <style:style style:name="co19" style:family="table-column">
      <style:table-column-properties fo:break-before="auto" style:column-width="1.42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sertionSort" table:style-name="ta1">
        <table:shapes>
          <draw:frame draw:z-index="0" draw:style-name="gr1" svg:width="6.4783in" svg:height="3.4917in" svg:x="6.6441in" svg:y="0.076in">
            <draw:object draw:notify-on-update-of-ranges="insertionSort.A4:insertionSort.A12 insertionSort.B2:insertionSort.B2 insertionSort.B3:insertionSort.B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7.261in" svg:y="3.7465in">
            <draw:object draw:notify-on-update-of-ranges="insertionSort.A4:insertionSort.A12 insertionSort.A1:insertionSort.A1 insertionSort.B3:insertionSort.B12 'Heap Insert Sort'.A1:'Heap Insert Sort'.A1 'Heap Insert Sort'.B3:'Heap Insert Sort'.B1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2" draw:text-style-name="P1" svg:width="6.3in" svg:height="3.5362in" svg:x="1.1909in" svg:y="3.8102in">
            <draw:object draw:notify-on-update-of-ranges="insertionSort.A29:insertionSort.A29 insertionSort.A30:insertionSort.A38 insertionSort.A27:insertionSort.A27 insertionSort.B29:insertionSort.B3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Insertion Sort</text:p>
          </table:table-cell>
          <table:covered-table-cell table:number-columns-repeated="3" table:style-name="ce3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(s)</text:p>
          </table:table-cell>
          <table:table-cell table:style-name="ce2" office:value-type="string">
            <text:p>Complejidad (n²)</text:p>
          </table:table-cell>
          <table:table-cell table:style-name="ce2" office:value-type="string">
            <text:p>Factor Constante</text:p>
          </table:table-cell>
        </table:table-row>
        <table:table-row table:style-name="ro1">
          <table:table-cell table:style-name="ce3" office:value-type="float" office:value="100000">
            <text:p>100000</text:p>
          </table:table-cell>
          <table:table-cell table:style-name="ce3" office:value-type="float" office:value="6.21">
            <text:p>6.21</text:p>
          </table:table-cell>
          <table:table-cell table:style-name="ce3" table:formula="of:=[.A3]*[.A3]" office:value-type="float" office:value="10000000000">
            <text:p>10000000000</text:p>
          </table:table-cell>
          <table:table-cell table:style-name="ce3" table:formula="of:=[.B3]/[.C3]" office:value-type="float" office:value="0.000000000621">
            <text:p>6.21E-010</text:p>
          </table:table-cell>
        </table:table-row>
        <table:table-row table:style-name="ro1">
          <table:table-cell table:style-name="ce3" office:value-type="float" office:value="200000">
            <text:p>200000</text:p>
          </table:table-cell>
          <table:table-cell table:style-name="ce3" office:value-type="float" office:value="24.77">
            <text:p>24.77</text:p>
          </table:table-cell>
          <table:table-cell table:style-name="ce3" table:formula="of:=[.A4]*[.A4]" office:value-type="float" office:value="40000000000">
            <text:p>40000000000</text:p>
          </table:table-cell>
          <table:table-cell table:style-name="ce3" table:formula="of:=[.B4]/[.C4]" office:value-type="float" office:value="0.00000000061925">
            <text:p>6.1925E-010</text:p>
          </table:table-cell>
        </table:table-row>
        <table:table-row table:style-name="ro1">
          <table:table-cell table:style-name="ce3" office:value-type="float" office:value="300000">
            <text:p>300000</text:p>
          </table:table-cell>
          <table:table-cell table:style-name="ce3" office:value-type="float" office:value="56.49">
            <text:p>56.49</text:p>
          </table:table-cell>
          <table:table-cell table:style-name="ce3" table:formula="of:=[.A5]*[.A5]" office:value-type="float" office:value="90000000000">
            <text:p>90000000000</text:p>
          </table:table-cell>
          <table:table-cell table:style-name="ce3" table:formula="of:=[.B5]/[.C5]" office:value-type="float" office:value="0.000000000627666666666667">
            <text:p>6.27666666666667E-010</text:p>
          </table:table-cell>
        </table:table-row>
        <table:table-row table:style-name="ro1">
          <table:table-cell table:style-name="ce3" office:value-type="float" office:value="400000">
            <text:p>400000</text:p>
          </table:table-cell>
          <table:table-cell table:style-name="ce3" office:value-type="float" office:value="100.79">
            <text:p>100.79</text:p>
          </table:table-cell>
          <table:table-cell table:style-name="ce3" table:formula="of:=[.A6]*[.A6]" office:value-type="float" office:value="160000000000">
            <text:p>160000000000</text:p>
          </table:table-cell>
          <table:table-cell table:style-name="ce3" table:formula="of:=[.B6]/[.C6]" office:value-type="float" office:value="0.0000000006299375">
            <text:p>6.299375E-010</text:p>
          </table:table-cell>
        </table:table-row>
        <table:table-row table:style-name="ro1">
          <table:table-cell table:style-name="ce3" office:value-type="float" office:value="500000">
            <text:p>500000</text:p>
          </table:table-cell>
          <table:table-cell table:style-name="ce3" office:value-type="float" office:value="155.48">
            <text:p>155.48</text:p>
          </table:table-cell>
          <table:table-cell table:style-name="ce3" table:formula="of:=[.A7]*[.A7]" office:value-type="float" office:value="250000000000">
            <text:p>250000000000</text:p>
          </table:table-cell>
          <table:table-cell table:style-name="ce3" table:formula="of:=[.B7]/[.C7]" office:value-type="float" office:value="0.00000000062192">
            <text:p>6.2192E-010</text:p>
          </table:table-cell>
        </table:table-row>
        <table:table-row table:style-name="ro1">
          <table:table-cell table:style-name="ce3" office:value-type="float" office:value="600000">
            <text:p>600000</text:p>
          </table:table-cell>
          <table:table-cell table:style-name="ce3" office:value-type="float" office:value="221.7">
            <text:p>221.7</text:p>
          </table:table-cell>
          <table:table-cell table:style-name="ce3" table:formula="of:=[.A8]*[.A8]" office:value-type="float" office:value="360000000000">
            <text:p>360000000000</text:p>
          </table:table-cell>
          <table:table-cell table:style-name="ce3" table:formula="of:=[.B8]/[.C8]" office:value-type="float" office:value="0.000000000615833333333333">
            <text:p>6.15833333333333E-010</text:p>
          </table:table-cell>
        </table:table-row>
        <table:table-row table:style-name="ro1">
          <table:table-cell table:style-name="ce3" office:value-type="float" office:value="700000">
            <text:p>700000</text:p>
          </table:table-cell>
          <table:table-cell table:style-name="ce3" office:value-type="float" office:value="300.69">
            <text:p>300.69</text:p>
          </table:table-cell>
          <table:table-cell table:style-name="ce3" table:formula="of:=[.A9]*[.A9]" office:value-type="float" office:value="490000000000">
            <text:p>490000000000</text:p>
          </table:table-cell>
          <table:table-cell table:style-name="ce3" table:formula="of:=[.B9]/[.C9]" office:value-type="float" office:value="0.00000000061365306122449">
            <text:p>6.1365306122449E-010</text:p>
          </table:table-cell>
        </table:table-row>
        <table:table-row table:style-name="ro1">
          <table:table-cell table:style-name="ce3" office:value-type="float" office:value="800000">
            <text:p>800000</text:p>
          </table:table-cell>
          <table:table-cell table:style-name="ce3" office:value-type="float" office:value="392.66">
            <text:p>392.66</text:p>
          </table:table-cell>
          <table:table-cell table:style-name="ce3" table:formula="of:=[.A10]*[.A10]" office:value-type="float" office:value="640000000000">
            <text:p>640000000000</text:p>
          </table:table-cell>
          <table:table-cell table:style-name="ce3" table:formula="of:=[.B10]/[.C10]" office:value-type="float" office:value="0.00000000061353125">
            <text:p>6.1353125E-010</text:p>
          </table:table-cell>
        </table:table-row>
        <table:table-row table:style-name="ro1">
          <table:table-cell table:style-name="ce3" office:value-type="float" office:value="900000">
            <text:p>900000</text:p>
          </table:table-cell>
          <table:table-cell table:style-name="ce3" office:value-type="float" office:value="499.82">
            <text:p>499.82</text:p>
          </table:table-cell>
          <table:table-cell table:style-name="ce3" table:formula="of:=[.A11]*[.A11]" office:value-type="float" office:value="810000000000">
            <text:p>810000000000</text:p>
          </table:table-cell>
          <table:table-cell table:style-name="ce3" table:formula="of:=[.B11]/[.C11]" office:value-type="float" office:value="0.000000000617061728395062">
            <text:p>6.17061728395062E-010</text:p>
          </table:table-cell>
        </table:table-row>
        <table:table-row table:style-name="ro1">
          <table:table-cell table:style-name="ce3" office:value-type="float" office:value="1000000">
            <text:p>1000000</text:p>
          </table:table-cell>
          <table:table-cell table:style-name="ce3" office:value-type="float" office:value="618.27">
            <text:p>618.27</text:p>
          </table:table-cell>
          <table:table-cell table:style-name="ce3" table:formula="of:=[.A12]*[.A12]" office:value-type="float" office:value="1000000000000">
            <text:p>1000000000000</text:p>
          </table:table-cell>
          <table:table-cell table:style-name="ce3" table:formula="of:=[.B12]/[.C12]" office:value-type="float" office:value="0.00000000061827">
            <text:p>6.1827E-010</text:p>
          </table:table-cell>
        </table:table-row>
        <table:table-row table:style-name="ro2">
          <table:table-cell table:style-name="ce4" office:value-type="string" table:number-columns-spanned="3" table:number-rows-spanned="1">
            <text:p>Promedio Factor Constante</text:p>
          </table:table-cell>
          <table:covered-table-cell table:number-columns-repeated="2" table:style-name="ce3"/>
          <table:table-cell table:style-name="ce2" table:formula="of:=SUM([.D3:.D12])/10" office:value-type="float" office:value="0.000000000619812353961955">
            <text:p>6.19812353961955E-010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Estimado (s)</text:p>
          </table:table-cell>
          <table:table-cell table:style-name="ce2" office:value-type="string">
            <text:p>Complejidad (n²)</text:p>
          </table:table-cell>
          <table:table-cell/>
        </table:table-row>
        <table:table-row table:style-name="ro1">
          <table:table-cell table:style-name="ce3" office:value-type="float" office:value="200000000">
            <text:p>200000000</text:p>
          </table:table-cell>
          <table:table-cell table:style-name="ce3" table:formula="of:=[.$D$13]*[.C16]" office:value-type="float" office:value="24792494.1584782">
            <text:p>24792494.1584782</text:p>
          </table:table-cell>
          <table:table-cell table:style-name="ce3" table:formula="of:=[.A16]*[.A16]" office:value-type="float" office:value="4E+016">
            <text:p>40000000000000000</text:p>
          </table:table-cell>
          <table:table-cell/>
        </table:table-row>
        <table:table-row table:style-name="ro1">
          <table:table-cell table:style-name="ce3" office:value-type="float" office:value="210000000">
            <text:p>210000000</text:p>
          </table:table-cell>
          <table:table-cell table:style-name="ce3" table:formula="of:=[.$D$13]*[.C17]" office:value-type="float" office:value="27333724.8097222">
            <text:p>27333724.8097222</text:p>
          </table:table-cell>
          <table:table-cell table:style-name="ce3" table:formula="of:=[.A17]*[.A17]" office:value-type="float" office:value="4.41E+016">
            <text:p>44100000000000000</text:p>
          </table:table-cell>
          <table:table-cell/>
        </table:table-row>
        <table:table-row table:style-name="ro1">
          <table:table-cell table:style-name="ce3" office:value-type="float" office:value="220000000">
            <text:p>220000000</text:p>
          </table:table-cell>
          <table:table-cell table:style-name="ce3" table:formula="of:=[.$D$13]*[.C18]" office:value-type="float" office:value="29998917.9317586">
            <text:p>29998917.9317586</text:p>
          </table:table-cell>
          <table:table-cell table:style-name="ce3" table:formula="of:=[.A18]*[.A18]" office:value-type="float" office:value="4.84E+016">
            <text:p>48400000000000000</text:p>
          </table:table-cell>
          <table:table-cell/>
        </table:table-row>
        <table:table-row table:style-name="ro1">
          <table:table-cell table:style-name="ce3" office:value-type="float" office:value="230000000">
            <text:p>230000000</text:p>
          </table:table-cell>
          <table:table-cell table:style-name="ce3" table:formula="of:=[.$D$13]*[.C19]" office:value-type="float" office:value="32788073.5245874">
            <text:p>32788073.5245874</text:p>
          </table:table-cell>
          <table:table-cell table:style-name="ce3" table:formula="of:=[.A19]*[.A19]" office:value-type="float" office:value="5.29E+016">
            <text:p>52900000000000000</text:p>
          </table:table-cell>
          <table:table-cell/>
        </table:table-row>
        <table:table-row table:style-name="ro1">
          <table:table-cell table:style-name="ce3" office:value-type="float" office:value="240000000">
            <text:p>240000000</text:p>
          </table:table-cell>
          <table:table-cell table:style-name="ce3" table:formula="of:=[.$D$13]*[.C20]" office:value-type="float" office:value="35701191.5882086">
            <text:p>35701191.5882086</text:p>
          </table:table-cell>
          <table:table-cell table:style-name="ce3" table:formula="of:=[.A20]*[.A20]" office:value-type="float" office:value="5.76E+016">
            <text:p>57600000000000000</text:p>
          </table:table-cell>
          <table:table-cell/>
        </table:table-row>
        <table:table-row table:style-name="ro1">
          <table:table-cell table:style-name="ce3" office:value-type="float" office:value="250000000">
            <text:p>250000000</text:p>
          </table:table-cell>
          <table:table-cell table:style-name="ce3" table:formula="of:=[.$D$13]*[.C21]" office:value-type="float" office:value="38738272.1226222">
            <text:p>38738272.1226222</text:p>
          </table:table-cell>
          <table:table-cell table:style-name="ce3" table:formula="of:=[.A21]*[.A21]" office:value-type="float" office:value="6.25E+016">
            <text:p>62500000000000000</text:p>
          </table:table-cell>
          <table:table-cell/>
        </table:table-row>
        <table:table-row table:style-name="ro1">
          <table:table-cell table:style-name="ce3" office:value-type="float" office:value="260000000">
            <text:p>260000000</text:p>
          </table:table-cell>
          <table:table-cell table:style-name="ce3" table:formula="of:=[.$D$13]*[.C22]" office:value-type="float" office:value="41899315.1278282">
            <text:p>41899315.1278282</text:p>
          </table:table-cell>
          <table:table-cell table:style-name="ce3" table:formula="of:=[.A22]*[.A22]" office:value-type="float" office:value="6.76E+016">
            <text:p>67600000000000000</text:p>
          </table:table-cell>
          <table:table-cell/>
        </table:table-row>
        <table:table-row table:style-name="ro1">
          <table:table-cell table:style-name="ce3" office:value-type="float" office:value="270000000">
            <text:p>270000000</text:p>
          </table:table-cell>
          <table:table-cell table:style-name="ce3" table:formula="of:=[.$D$13]*[.C23]" office:value-type="float" office:value="45184320.6038265">
            <text:p>45184320.6038265</text:p>
          </table:table-cell>
          <table:table-cell table:style-name="ce3" table:formula="of:=[.A23]*[.A23]" office:value-type="float" office:value="7.29E+016">
            <text:p>72900000000000000</text:p>
          </table:table-cell>
          <table:table-cell/>
        </table:table-row>
        <table:table-row table:style-name="ro1">
          <table:table-cell table:style-name="ce3" office:value-type="float" office:value="280000000">
            <text:p>280000000</text:p>
          </table:table-cell>
          <table:table-cell table:style-name="ce3" table:formula="of:=[.$D$13]*[.C24]" office:value-type="float" office:value="48593288.5506173">
            <text:p>48593288.5506173</text:p>
          </table:table-cell>
          <table:table-cell table:style-name="ce3" table:formula="of:=[.A24]*[.A24]" office:value-type="float" office:value="7.84E+016">
            <text:p>78400000000000000</text:p>
          </table:table-cell>
          <table:table-cell/>
        </table:table-row>
        <table:table-row table:style-name="ro1">
          <table:table-cell table:style-name="ce3" office:value-type="float" office:value="290000000">
            <text:p>290000000</text:p>
          </table:table-cell>
          <table:table-cell table:style-name="ce3" table:formula="of:=[.$D$13]*[.C25]" office:value-type="float" office:value="52126218.9682004">
            <text:p>52126218.9682004</text:p>
          </table:table-cell>
          <table:table-cell table:style-name="ce3" table:formula="of:=[.A25]*[.A25]" office:value-type="float" office:value="8.41E+016">
            <text:p>841000000000000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 table:number-columns-spanned="3" table:number-rows-spanned="1">
            <text:p>Consumo de Espacio Insertion Sort</text:p>
          </table:table-cell>
          <table:covered-table-cell table:number-columns-repeated="2" table:style-name="ce2"/>
          <table:table-cell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Memoria (MB)</text:p>
          </table:table-cell>
          <table:table-cell table:style-name="ce2" office:value-type="string">
            <text:p>Complejidad Espacial(n)</text:p>
          </table:table-cell>
          <table:table-cell/>
        </table:table-row>
        <table:table-row table:style-name="ro1">
          <table:table-cell table:style-name="ce3" office:value-type="float" office:value="100000">
            <text:p>100000</text:p>
          </table:table-cell>
          <table:table-cell table:style-name="ce3" office:value-type="float" office:value="0.484">
            <text:p>0.484</text:p>
          </table:table-cell>
          <table:table-cell table:style-name="ce3" table:formula="of:=[.A29]" office:value-type="float" office:value="100000">
            <text:p>100000</text:p>
          </table:table-cell>
          <table:table-cell/>
        </table:table-row>
        <table:table-row table:style-name="ro1">
          <table:table-cell table:style-name="ce3" office:value-type="float" office:value="200000">
            <text:p>200000</text:p>
          </table:table-cell>
          <table:table-cell table:style-name="ce3" office:value-type="float" office:value="0.876">
            <text:p>0.876</text:p>
          </table:table-cell>
          <table:table-cell table:style-name="ce3" table:formula="of:=[.A30]" office:value-type="float" office:value="200000">
            <text:p>200000</text:p>
          </table:table-cell>
          <table:table-cell/>
        </table:table-row>
        <table:table-row table:style-name="ro1">
          <table:table-cell table:style-name="ce3" office:value-type="float" office:value="300000">
            <text:p>300000</text:p>
          </table:table-cell>
          <table:table-cell table:style-name="ce3" office:value-type="float" office:value="1.2">
            <text:p>1.2</text:p>
          </table:table-cell>
          <table:table-cell table:style-name="ce3" table:formula="of:=[.A31]" office:value-type="float" office:value="300000">
            <text:p>300000</text:p>
          </table:table-cell>
          <table:table-cell/>
        </table:table-row>
        <table:table-row table:style-name="ro1">
          <table:table-cell table:style-name="ce3" office:value-type="float" office:value="400000">
            <text:p>400000</text:p>
          </table:table-cell>
          <table:table-cell table:style-name="ce3" office:value-type="float" office:value="1.6">
            <text:p>1.6</text:p>
          </table:table-cell>
          <table:table-cell table:style-name="ce3" table:formula="of:=[.A32]" office:value-type="float" office:value="400000">
            <text:p>400000</text:p>
          </table:table-cell>
          <table:table-cell/>
        </table:table-row>
        <table:table-row table:style-name="ro1">
          <table:table-cell table:style-name="ce3" office:value-type="float" office:value="500000">
            <text:p>500000</text:p>
          </table:table-cell>
          <table:table-cell table:style-name="ce3" office:value-type="float" office:value="2">
            <text:p>2</text:p>
          </table:table-cell>
          <table:table-cell table:style-name="ce3" table:formula="of:=[.A33]" office:value-type="float" office:value="500000">
            <text:p>500000</text:p>
          </table:table-cell>
          <table:table-cell/>
        </table:table-row>
        <table:table-row table:style-name="ro1">
          <table:table-cell table:style-name="ce3" office:value-type="float" office:value="600000">
            <text:p>600000</text:p>
          </table:table-cell>
          <table:table-cell table:style-name="ce3" office:value-type="float" office:value="2.4">
            <text:p>2.4</text:p>
          </table:table-cell>
          <table:table-cell table:style-name="ce3" table:formula="of:=[.A34]" office:value-type="float" office:value="600000">
            <text:p>600000</text:p>
          </table:table-cell>
          <table:table-cell/>
        </table:table-row>
        <table:table-row table:style-name="ro1">
          <table:table-cell table:style-name="ce3" office:value-type="float" office:value="700000">
            <text:p>700000</text:p>
          </table:table-cell>
          <table:table-cell table:style-name="ce3" office:value-type="float" office:value="2.8">
            <text:p>2.8</text:p>
          </table:table-cell>
          <table:table-cell table:style-name="ce3" table:formula="of:=[.A35]" office:value-type="float" office:value="700000">
            <text:p>700000</text:p>
          </table:table-cell>
          <table:table-cell/>
        </table:table-row>
        <table:table-row table:style-name="ro1">
          <table:table-cell table:style-name="ce3" office:value-type="float" office:value="800000">
            <text:p>800000</text:p>
          </table:table-cell>
          <table:table-cell table:style-name="ce3" office:value-type="float" office:value="3.1">
            <text:p>3.1</text:p>
          </table:table-cell>
          <table:table-cell table:style-name="ce3" table:formula="of:=[.A36]" office:value-type="float" office:value="800000">
            <text:p>800000</text:p>
          </table:table-cell>
          <table:table-cell/>
        </table:table-row>
        <table:table-row table:style-name="ro1">
          <table:table-cell table:style-name="ce3" office:value-type="float" office:value="900000">
            <text:p>900000</text:p>
          </table:table-cell>
          <table:table-cell table:style-name="ce3" office:value-type="float" office:value="3.5">
            <text:p>3.5</text:p>
          </table:table-cell>
          <table:table-cell table:style-name="ce3" table:formula="of:=[.A37]" office:value-type="float" office:value="900000">
            <text:p>900000</text:p>
          </table:table-cell>
          <table:table-cell/>
        </table:table-row>
        <table:table-row table:style-name="ro1">
          <table:table-cell table:style-name="ce3" office:value-type="float" office:value="1000000">
            <text:p>1000000</text:p>
          </table:table-cell>
          <table:table-cell table:style-name="ce3" office:value-type="float" office:value="3.9">
            <text:p>3.9</text:p>
          </table:table-cell>
          <table:table-cell table:style-name="ce3" table:formula="of:=[.A38]" office:value-type="float" office:value="1000000">
            <text:p>1000000</text:p>
          </table:table-cell>
          <table:table-cell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eap Insert Sort" table:style-name="ta1">
        <table:shapes>
          <draw:frame draw:z-index="0" draw:style-name="gr1" svg:width="6.3102in" svg:height="3.2512in" svg:x="5.5197in" svg:y="0.1055in">
            <draw:object draw:notify-on-update-of-ranges="'Heap Insert Sort'.A4:'Heap Insert Sort'.A12 'Heap Insert Sort'.B2:'Heap Insert Sort'.B2 'Heap Insert Sort'.B3:'Heap Insert Sort'.B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6.3059in" svg:height="3.5402in" svg:x="4.2512in" svg:y="3.9736in">
            <draw:object draw:notify-on-update-of-ranges="'Heap Insert Sort'.A29:'Heap Insert Sort'.A29 'Heap Insert Sort'.A29:'Heap Insert Sort'.A38 'Heap Insert Sort'.A27:'Heap Insert Sort'.A27 'Heap Insert Sort'.B29:'Heap Insert Sort'.B3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4" table:number-rows-spanned="1">
            <text:p>Heap Insert Sort</text:p>
          </table:table-cell>
          <table:covered-table-cell table:number-columns-repeated="3" table:style-name="ce2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(s)</text:p>
          </table:table-cell>
          <table:table-cell table:style-name="ce2" office:value-type="string">
            <text:p>Complejidad (n²)</text:p>
          </table:table-cell>
          <table:table-cell table:style-name="ce2" office:value-type="string">
            <text:p>Factor Constante</text:p>
          </table:table-cell>
        </table:table-row>
        <table:table-row table:style-name="ro1">
          <table:table-cell table:style-name="ce3" office:value-type="float" office:value="100000">
            <text:p>100000</text:p>
          </table:table-cell>
          <table:table-cell table:style-name="ce3" office:value-type="float" office:value="2.72">
            <text:p>2.72</text:p>
          </table:table-cell>
          <table:table-cell table:style-name="ce3" table:formula="of:=[.A3]*[.A3]" office:value-type="float" office:value="10000000000">
            <text:p>10000000000</text:p>
          </table:table-cell>
          <table:table-cell table:style-name="ce3" table:formula="of:=[.B3]/[.C3]" office:value-type="float" office:value="0.000000000272">
            <text:p>2.72E-010</text:p>
          </table:table-cell>
        </table:table-row>
        <table:table-row table:style-name="ro1">
          <table:table-cell table:style-name="ce3" office:value-type="float" office:value="200000">
            <text:p>200000</text:p>
          </table:table-cell>
          <table:table-cell table:style-name="ce3" office:value-type="float" office:value="10.88">
            <text:p>10.88</text:p>
          </table:table-cell>
          <table:table-cell table:style-name="ce3" table:formula="of:=[.A4]*[.A4]" office:value-type="float" office:value="40000000000">
            <text:p>40000000000</text:p>
          </table:table-cell>
          <table:table-cell table:style-name="ce3" table:formula="of:=[.B4]/[.C4]" office:value-type="float" office:value="0.000000000272">
            <text:p>2.72E-010</text:p>
          </table:table-cell>
        </table:table-row>
        <table:table-row table:style-name="ro1">
          <table:table-cell table:style-name="ce3" office:value-type="float" office:value="300000">
            <text:p>300000</text:p>
          </table:table-cell>
          <table:table-cell table:style-name="ce3" office:value-type="float" office:value="24.4">
            <text:p>24.4</text:p>
          </table:table-cell>
          <table:table-cell table:style-name="ce3" table:formula="of:=[.A5]*[.A5]" office:value-type="float" office:value="90000000000">
            <text:p>90000000000</text:p>
          </table:table-cell>
          <table:table-cell table:style-name="ce3" table:formula="of:=[.B5]/[.C5]" office:value-type="float" office:value="0.000000000271111111111111">
            <text:p>2.71111111111111E-010</text:p>
          </table:table-cell>
        </table:table-row>
        <table:table-row table:style-name="ro1">
          <table:table-cell table:style-name="ce3" office:value-type="float" office:value="400000">
            <text:p>400000</text:p>
          </table:table-cell>
          <table:table-cell table:style-name="ce3" office:value-type="float" office:value="43.41">
            <text:p>43.41</text:p>
          </table:table-cell>
          <table:table-cell table:style-name="ce3" table:formula="of:=[.A6]*[.A6]" office:value-type="float" office:value="160000000000">
            <text:p>160000000000</text:p>
          </table:table-cell>
          <table:table-cell table:style-name="ce3" table:formula="of:=[.B6]/[.C6]" office:value-type="float" office:value="0.0000000002713125">
            <text:p>2.713125E-010</text:p>
          </table:table-cell>
        </table:table-row>
        <table:table-row table:style-name="ro1">
          <table:table-cell table:style-name="ce3" office:value-type="float" office:value="500000">
            <text:p>500000</text:p>
          </table:table-cell>
          <table:table-cell table:style-name="ce3" office:value-type="float" office:value="67.99">
            <text:p>67.99</text:p>
          </table:table-cell>
          <table:table-cell table:style-name="ce3" table:formula="of:=[.A7]*[.A7]" office:value-type="float" office:value="250000000000">
            <text:p>250000000000</text:p>
          </table:table-cell>
          <table:table-cell table:style-name="ce3" table:formula="of:=[.B7]/[.C7]" office:value-type="float" office:value="0.00000000027196">
            <text:p>2.7196E-010</text:p>
          </table:table-cell>
        </table:table-row>
        <table:table-row table:style-name="ro1">
          <table:table-cell table:style-name="ce3" office:value-type="float" office:value="600000">
            <text:p>600000</text:p>
          </table:table-cell>
          <table:table-cell table:style-name="ce3" office:value-type="float" office:value="97.87">
            <text:p>97.87</text:p>
          </table:table-cell>
          <table:table-cell table:style-name="ce3" table:formula="of:=[.A8]*[.A8]" office:value-type="float" office:value="360000000000">
            <text:p>360000000000</text:p>
          </table:table-cell>
          <table:table-cell table:style-name="ce3" table:formula="of:=[.B8]/[.C8]" office:value-type="float" office:value="0.000000000271861111111111">
            <text:p>2.71861111111111E-010</text:p>
          </table:table-cell>
        </table:table-row>
        <table:table-row table:style-name="ro1">
          <table:table-cell table:style-name="ce3" office:value-type="float" office:value="700000">
            <text:p>700000</text:p>
          </table:table-cell>
          <table:table-cell table:style-name="ce3" office:value-type="float" office:value="133.65">
            <text:p>133.65</text:p>
          </table:table-cell>
          <table:table-cell table:style-name="ce3" table:formula="of:=[.A9]*[.A9]" office:value-type="float" office:value="490000000000">
            <text:p>490000000000</text:p>
          </table:table-cell>
          <table:table-cell table:style-name="ce3" table:formula="of:=[.B9]/[.C9]" office:value-type="float" office:value="0.000000000272755102040816">
            <text:p>2.72755102040816E-010</text:p>
          </table:table-cell>
        </table:table-row>
        <table:table-row table:style-name="ro1">
          <table:table-cell table:style-name="ce3" office:value-type="float" office:value="800000">
            <text:p>800000</text:p>
          </table:table-cell>
          <table:table-cell table:style-name="ce3" office:value-type="float" office:value="175.21">
            <text:p>175.21</text:p>
          </table:table-cell>
          <table:table-cell table:style-name="ce3" table:formula="of:=[.A10]*[.A10]" office:value-type="float" office:value="640000000000">
            <text:p>640000000000</text:p>
          </table:table-cell>
          <table:table-cell table:style-name="ce3" table:formula="of:=[.B10]/[.C10]" office:value-type="float" office:value="0.000000000273765625">
            <text:p>2.73765625E-010</text:p>
          </table:table-cell>
        </table:table-row>
        <table:table-row table:style-name="ro1">
          <table:table-cell table:style-name="ce3" office:value-type="float" office:value="900000">
            <text:p>900000</text:p>
          </table:table-cell>
          <table:table-cell table:style-name="ce3" office:value-type="float" office:value="219.99">
            <text:p>219.99</text:p>
          </table:table-cell>
          <table:table-cell table:style-name="ce3" table:formula="of:=[.A11]*[.A11]" office:value-type="float" office:value="810000000000">
            <text:p>810000000000</text:p>
          </table:table-cell>
          <table:table-cell table:style-name="ce3" table:formula="of:=[.B11]/[.C11]" office:value-type="float" office:value="0.000000000271592592592593">
            <text:p>2.71592592592593E-010</text:p>
          </table:table-cell>
        </table:table-row>
        <table:table-row table:style-name="ro1">
          <table:table-cell table:style-name="ce3" office:value-type="float" office:value="1000000">
            <text:p>1000000</text:p>
          </table:table-cell>
          <table:table-cell table:style-name="ce3" office:value-type="float" office:value="271.41">
            <text:p>271.41</text:p>
          </table:table-cell>
          <table:table-cell table:style-name="ce3" table:formula="of:=[.A12]*[.A12]" office:value-type="float" office:value="1000000000000">
            <text:p>1000000000000</text:p>
          </table:table-cell>
          <table:table-cell table:style-name="ce3" table:formula="of:=[.B12]/[.C12]" office:value-type="float" office:value="0.00000000027141">
            <text:p>2.7141E-010</text:p>
          </table:table-cell>
        </table:table-row>
        <table:table-row table:style-name="ro2">
          <table:table-cell table:style-name="ce1" office:value-type="string" table:number-columns-spanned="3" table:number-rows-spanned="1">
            <text:p>Promedio Factor</text:p>
          </table:table-cell>
          <table:covered-table-cell table:number-columns-repeated="2" table:style-name="ce3"/>
          <table:table-cell table:style-name="ce2" table:formula="of:=SUM([.D3:.D12])/10" office:value-type="float" office:value="0.000000000271976804185563">
            <text:p>2.71976804185563E-010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Estimado (s)</text:p>
          </table:table-cell>
          <table:table-cell table:style-name="ce2" office:value-type="string">
            <text:p>Complejidad (n²)</text:p>
          </table:table-cell>
          <table:table-cell/>
        </table:table-row>
        <table:table-row table:style-name="ro1">
          <table:table-cell table:style-name="ce3" office:value-type="float" office:value="200000000">
            <text:p>200000000</text:p>
          </table:table-cell>
          <table:table-cell table:style-name="ce3" table:formula="of:=[.$D$13]*[.C16]" office:value-type="float" office:value="10879072.1674225">
            <text:p>10879072.1674225</text:p>
          </table:table-cell>
          <table:table-cell table:style-name="ce3" table:formula="of:=[.A16]*[.A16]" office:value-type="float" office:value="4E+016">
            <text:p>40000000000000000</text:p>
          </table:table-cell>
          <table:table-cell/>
        </table:table-row>
        <table:table-row table:style-name="ro1">
          <table:table-cell table:style-name="ce3" office:value-type="float" office:value="210000000">
            <text:p>210000000</text:p>
          </table:table-cell>
          <table:table-cell table:style-name="ce3" table:formula="of:=[.$D$13]*[.C17]" office:value-type="float" office:value="11994177.0645833">
            <text:p>11994177.0645833</text:p>
          </table:table-cell>
          <table:table-cell table:style-name="ce3" table:formula="of:=[.A17]*[.A17]" office:value-type="float" office:value="4.41E+016">
            <text:p>44100000000000000</text:p>
          </table:table-cell>
          <table:table-cell/>
        </table:table-row>
        <table:table-row table:style-name="ro1">
          <table:table-cell table:style-name="ce3" office:value-type="float" office:value="220000000">
            <text:p>220000000</text:p>
          </table:table-cell>
          <table:table-cell table:style-name="ce3" table:formula="of:=[.$D$13]*[.C18]" office:value-type="float" office:value="13163677.3225813">
            <text:p>13163677.3225813</text:p>
          </table:table-cell>
          <table:table-cell table:style-name="ce3" table:formula="of:=[.A18]*[.A18]" office:value-type="float" office:value="4.84E+016">
            <text:p>48400000000000000</text:p>
          </table:table-cell>
          <table:table-cell/>
        </table:table-row>
        <table:table-row table:style-name="ro1">
          <table:table-cell table:style-name="ce3" office:value-type="float" office:value="230000000">
            <text:p>230000000</text:p>
          </table:table-cell>
          <table:table-cell table:style-name="ce3" table:formula="of:=[.$D$13]*[.C19]" office:value-type="float" office:value="14387572.9414163">
            <text:p>14387572.9414163</text:p>
          </table:table-cell>
          <table:table-cell table:style-name="ce3" table:formula="of:=[.A19]*[.A19]" office:value-type="float" office:value="5.29E+016">
            <text:p>52900000000000000</text:p>
          </table:table-cell>
          <table:table-cell/>
        </table:table-row>
        <table:table-row table:style-name="ro1">
          <table:table-cell table:style-name="ce3" office:value-type="float" office:value="240000000">
            <text:p>240000000</text:p>
          </table:table-cell>
          <table:table-cell table:style-name="ce3" table:formula="of:=[.$D$13]*[.C20]" office:value-type="float" office:value="15665863.9210884">
            <text:p>15665863.9210884</text:p>
          </table:table-cell>
          <table:table-cell table:style-name="ce3" table:formula="of:=[.A20]*[.A20]" office:value-type="float" office:value="5.76E+016">
            <text:p>57600000000000000</text:p>
          </table:table-cell>
          <table:table-cell/>
        </table:table-row>
        <table:table-row table:style-name="ro1">
          <table:table-cell table:style-name="ce3" office:value-type="float" office:value="250000000">
            <text:p>250000000</text:p>
          </table:table-cell>
          <table:table-cell table:style-name="ce3" table:formula="of:=[.$D$13]*[.C21]" office:value-type="float" office:value="16998550.2615977">
            <text:p>16998550.2615977</text:p>
          </table:table-cell>
          <table:table-cell table:style-name="ce3" table:formula="of:=[.A21]*[.A21]" office:value-type="float" office:value="6.25E+016">
            <text:p>62500000000000000</text:p>
          </table:table-cell>
          <table:table-cell/>
        </table:table-row>
        <table:table-row table:style-name="ro1">
          <table:table-cell table:style-name="ce3" office:value-type="float" office:value="260000000">
            <text:p>260000000</text:p>
          </table:table-cell>
          <table:table-cell table:style-name="ce3" table:formula="of:=[.$D$13]*[.C22]" office:value-type="float" office:value="18385631.9629441">
            <text:p>18385631.9629441</text:p>
          </table:table-cell>
          <table:table-cell table:style-name="ce3" table:formula="of:=[.A22]*[.A22]" office:value-type="float" office:value="6.76E+016">
            <text:p>67600000000000000</text:p>
          </table:table-cell>
          <table:table-cell/>
        </table:table-row>
        <table:table-row table:style-name="ro1">
          <table:table-cell table:style-name="ce3" office:value-type="float" office:value="270000000">
            <text:p>270000000</text:p>
          </table:table-cell>
          <table:table-cell table:style-name="ce3" table:formula="of:=[.$D$13]*[.C23]" office:value-type="float" office:value="19827109.0251276">
            <text:p>19827109.0251276</text:p>
          </table:table-cell>
          <table:table-cell table:style-name="ce3" table:formula="of:=[.A23]*[.A23]" office:value-type="float" office:value="7.29E+016">
            <text:p>72900000000000000</text:p>
          </table:table-cell>
          <table:table-cell/>
        </table:table-row>
        <table:table-row table:style-name="ro1">
          <table:table-cell table:style-name="ce3" office:value-type="float" office:value="280000000">
            <text:p>280000000</text:p>
          </table:table-cell>
          <table:table-cell table:style-name="ce3" table:formula="of:=[.$D$13]*[.C24]" office:value-type="float" office:value="21322981.4481481">
            <text:p>21322981.4481481</text:p>
          </table:table-cell>
          <table:table-cell table:style-name="ce3" table:formula="of:=[.A24]*[.A24]" office:value-type="float" office:value="7.84E+016">
            <text:p>78400000000000000</text:p>
          </table:table-cell>
          <table:table-cell/>
        </table:table-row>
        <table:table-row table:style-name="ro1">
          <table:table-cell table:style-name="ce3" office:value-type="float" office:value="290000000">
            <text:p>290000000</text:p>
          </table:table-cell>
          <table:table-cell table:style-name="ce3" table:formula="of:=[.$D$13]*[.C25]" office:value-type="float" office:value="22873249.2320059">
            <text:p>22873249.2320059</text:p>
          </table:table-cell>
          <table:table-cell table:style-name="ce3" table:formula="of:=[.A25]*[.A25]" office:value-type="float" office:value="8.41E+016">
            <text:p>841000000000000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5" office:value-type="string" table:number-columns-spanned="3" table:number-rows-spanned="1">
            <text:p>Complejidad Espacial Heap Insert Sort</text:p>
          </table:table-cell>
          <table:covered-table-cell table:number-columns-repeated="2" table:style-name="ce6"/>
          <table:table-cell/>
        </table:table-row>
        <table:table-row table:style-name="ro2">
          <table:table-cell table:style-name="ce6" office:value-type="string">
            <text:p>Entrada (n)</text:p>
          </table:table-cell>
          <table:table-cell table:style-name="ce6" office:value-type="string">
            <text:p>Memoria (MB)</text:p>
          </table:table-cell>
          <table:table-cell table:style-name="ce6" office:value-type="string">
            <text:p>Complejidad Espacial(n)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48">
            <text:p>0.48</text:p>
          </table:table-cell>
          <table:table-cell table:formula="of:=[.A29]" office:value-type="float" office:value="100000">
            <text:p>100000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876">
            <text:p>0.876</text:p>
          </table:table-cell>
          <table:table-cell table:formula="of:=[.A30]" office:value-type="float" office:value="200000">
            <text:p>200000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.2">
            <text:p>1.2</text:p>
          </table:table-cell>
          <table:table-cell table:formula="of:=[.A31]" office:value-type="float" office:value="300000">
            <text:p>300000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.6">
            <text:p>1.6</text:p>
          </table:table-cell>
          <table:table-cell table:formula="of:=[.A32]" office:value-type="float" office:value="400000">
            <text:p>400000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2">
            <text:p>2</text:p>
          </table:table-cell>
          <table:table-cell table:formula="of:=[.A33]" office:value-type="float" office:value="500000">
            <text:p>500000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2.4">
            <text:p>2.4</text:p>
          </table:table-cell>
          <table:table-cell table:formula="of:=[.A34]" office:value-type="float" office:value="600000">
            <text:p>600000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2.8">
            <text:p>2.8</text:p>
          </table:table-cell>
          <table:table-cell table:formula="of:=[.A35]" office:value-type="float" office:value="700000">
            <text:p>700000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3.1">
            <text:p>3.1</text:p>
          </table:table-cell>
          <table:table-cell table:formula="of:=[.A36]" office:value-type="float" office:value="800000">
            <text:p>800000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3.5">
            <text:p>3.5</text:p>
          </table:table-cell>
          <table:table-cell table:formula="of:=[.A37]" office:value-type="float" office:value="900000">
            <text:p>900000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3.9">
            <text:p>3.9</text:p>
          </table:table-cell>
          <table:table-cell table:formula="of:=[.A38]" office:value-type="float" office:value="1000000">
            <text:p>1000000</text:p>
          </table:table-cell>
          <table:table-cell/>
        </table:table-row>
        <table:table-row table:style-name="ro1" table:number-rows-repeated="13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erge Sort" table:style-name="ta1">
        <table:shapes>
          <draw:frame draw:z-index="0" draw:style-name="gr1" svg:width="7.8079in" svg:height="4.9071in" svg:x="5.8138in" svg:y="0.2736in">
            <draw:object draw:notify-on-update-of-ranges="'Merge Sort'.A2:'Merge Sort'.A2 'Merge Sort'.A3:'Merge Sort'.A31 'Merge Sort'.B2:'Merge Sort'.B2 'Merge Sort'.B3:'Merge Sort'.B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7.3976in" svg:height="3.3126in" svg:x="2.1606in" svg:y="3.3276in">
            <draw:object draw:notify-on-update-of-ranges="'Merge Sort'.A4:'Merge Sort'.A31 'Merge Sort'.A1:'Merge Sort'.A1 'Merge Sort'.B3:'Merge Sort'.B31 'Heap Sort'.A1:'Heap Sort'.A1 'Heap Sort'.B3:'Heap Sort'.B31 'Quick Sort'.A1:'Quick Sort'.A1 'Quick Sort'.B3:'Quick Sort'.B31 'Counting Sort'.A1:'Counting Sort'.A1 'Counting Sort'.B3:'Counting Sort'.B31 'Merge Sort Optimizado'.A1:'Merge Sort Optimizado'.A1 'Merge Sort'.B3:'Merge Sort'.B3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2" draw:text-style-name="P1" svg:width="6.2988in" svg:height="3.5429in" svg:x="6.3811in" svg:y="7.7516in">
            <draw:object draw:notify-on-update-of-ranges="'Merge Sort'.D48:'Merge Sort'.D48 'Merge Sort'.D48:'Merge Sort'.D58 'Merge Sort'.A46:'Merge Sort'.A46 'Merge Sort'.B48:'Merge Sort'.B5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2" draw:text-style-name="P1" svg:width="6.2988in" svg:height="3.5429in" svg:x="7.4047in" svg:y="9.8524in">
            <draw:object draw:notify-on-update-of-ranges="'Merge Sort'.D48:'Merge Sort'.D48 'Merge Sort'.D48:'Merge Sort'.D58 'Merge Sort'.A60:'Merge Sort'.A60 'Merge Sort'.B62:'Merge Sort'.B72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4" table:number-rows-spanned="1">
            <text:p>Merge Sort</text:p>
          </table:table-cell>
          <table:covered-table-cell table:number-columns-repeated="3" table:style-name="ce2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(s)</text:p>
          </table:table-cell>
          <table:table-cell table:style-name="ce2" office:value-type="string">
            <text:p>Complejidad (nlogn)</text:p>
          </table:table-cell>
          <table:table-cell table:style-name="ce2" office:value-type="string">
            <text:p>Factor Constante</text:p>
          </table:table-cell>
        </table:table-row>
        <table:table-row table:style-name="ro1">
          <table:table-cell table:style-name="ce7" table:formula="of:=100000/1000000" office:value-type="float" office:value="0.1">
            <text:p>0.1</text:p>
          </table:table-cell>
          <table:table-cell table:style-name="ce3" office:value-type="float" office:value="0.02">
            <text:p>0.02</text:p>
          </table:table-cell>
          <table:table-cell table:style-name="ce3" table:formula="of:=[.A3]*1000000*LOG(1000000*[.A3];10)" office:value-type="float" office:value="500000">
            <text:p>500000</text:p>
          </table:table-cell>
          <table:table-cell table:style-name="ce3" table:formula="of:=[.B3]/[.C3]" office:value-type="float" office:value="0.00000004">
            <text:p>0.00000004</text:p>
          </table:table-cell>
        </table:table-row>
        <table:table-row table:style-name="ro1">
          <table:table-cell table:style-name="ce7" table:formula="of:=200000/1000000" office:value-type="float" office:value="0.2">
            <text:p>0.2</text:p>
          </table:table-cell>
          <table:table-cell table:style-name="ce3" office:value-type="float" office:value="0.04">
            <text:p>0.04</text:p>
          </table:table-cell>
          <table:table-cell table:style-name="ce3" table:formula="of:=[.A4]*1000000*LOG(1000000*[.A4];10)" office:value-type="float" office:value="1060205.9991328">
            <text:p>1060205.9991328</text:p>
          </table:table-cell>
          <table:table-cell table:style-name="ce3" table:formula="of:=[.B4]/[.C4]" office:value-type="float" office:value="0.0000000377285169417248">
            <text:p>3.77285169417248E-008</text:p>
          </table:table-cell>
        </table:table-row>
        <table:table-row table:style-name="ro1">
          <table:table-cell table:style-name="ce7" table:formula="of:=300000/1000000" office:value-type="float" office:value="0.3">
            <text:p>0.3</text:p>
          </table:table-cell>
          <table:table-cell table:style-name="ce3" office:value-type="float" office:value="0.07">
            <text:p>0.07</text:p>
          </table:table-cell>
          <table:table-cell table:style-name="ce3" table:formula="of:=[.A5]*1000000*LOG(1000000*[.A5];10)" office:value-type="float" office:value="1643136.3764159">
            <text:p>1643136.3764159</text:p>
          </table:table-cell>
          <table:table-cell table:style-name="ce3" table:formula="of:=[.B5]/[.C5]" office:value-type="float" office:value="0.0000000426014547573269">
            <text:p>4.26014547573269E-008</text:p>
          </table:table-cell>
        </table:table-row>
        <table:table-row table:style-name="ro1">
          <table:table-cell table:style-name="ce7" office:value-type="float" office:value="0.4">
            <text:p>0.4</text:p>
          </table:table-cell>
          <table:table-cell table:style-name="ce3" office:value-type="float" office:value="0.09">
            <text:p>0.09</text:p>
          </table:table-cell>
          <table:table-cell table:style-name="ce3" table:formula="of:=[.A6]*1000000*LOG(1000000*[.A6];10)" office:value-type="float" office:value="2240823.99653118">
            <text:p>2240823.99653118</text:p>
          </table:table-cell>
          <table:table-cell table:style-name="ce3" table:formula="of:=[.B6]/[.C6]" office:value-type="float" office:value="0.0000000401637969511755">
            <text:p>4.01637969511755E-008</text:p>
          </table:table-cell>
        </table:table-row>
        <table:table-row table:style-name="ro1">
          <table:table-cell table:style-name="ce7" office:value-type="float" office:value="0.5">
            <text:p>0.5</text:p>
          </table:table-cell>
          <table:table-cell table:style-name="ce3" office:value-type="float" office:value="0.11">
            <text:p>0.11</text:p>
          </table:table-cell>
          <table:table-cell table:style-name="ce3" table:formula="of:=[.A7]*1000000*LOG(1000000*[.A7];10)" office:value-type="float" office:value="2849485.00216801">
            <text:p>2849485.00216801</text:p>
          </table:table-cell>
          <table:table-cell table:style-name="ce3" table:formula="of:=[.B7]/[.C7]" office:value-type="float" office:value="0.0000000386034669129009">
            <text:p>3.86034669129009E-008</text:p>
          </table:table-cell>
        </table:table-row>
        <table:table-row table:style-name="ro1">
          <table:table-cell table:style-name="ce7" office:value-type="float" office:value="0.6">
            <text:p>0.6</text:p>
          </table:table-cell>
          <table:table-cell table:style-name="ce3" office:value-type="float" office:value="0.14">
            <text:p>0.14</text:p>
          </table:table-cell>
          <table:table-cell table:style-name="ce3" table:formula="of:=[.A8]*1000000*LOG(1000000*[.A8];10)" office:value-type="float" office:value="3466890.75023019">
            <text:p>3466890.75023019</text:p>
          </table:table-cell>
          <table:table-cell table:style-name="ce3" table:formula="of:=[.B8]/[.C8]" office:value-type="float" office:value="0.0000000403820051124209">
            <text:p>4.03820051124209E-008</text:p>
          </table:table-cell>
        </table:table-row>
        <table:table-row table:style-name="ro1">
          <table:table-cell table:style-name="ce7" office:value-type="float" office:value="0.7">
            <text:p>0.7</text:p>
          </table:table-cell>
          <table:table-cell table:style-name="ce3" office:value-type="float" office:value="0.17">
            <text:p>0.17</text:p>
          </table:table-cell>
          <table:table-cell table:style-name="ce3" table:formula="of:=[.A9]*1000000*LOG(1000000*[.A9];10)" office:value-type="float" office:value="4091568.62800998">
            <text:p>4091568.62800998</text:p>
          </table:table-cell>
          <table:table-cell table:style-name="ce3" table:formula="of:=[.B9]/[.C9]" office:value-type="float" office:value="0.0000000415488570413355">
            <text:p>4.15488570413355E-008</text:p>
          </table:table-cell>
        </table:table-row>
        <table:table-row table:style-name="ro1">
          <table:table-cell table:style-name="ce7" office:value-type="float" office:value="0.8">
            <text:p>0.8</text:p>
          </table:table-cell>
          <table:table-cell table:style-name="ce3" office:value-type="float" office:value="0.19">
            <text:p>0.19</text:p>
          </table:table-cell>
          <table:table-cell table:style-name="ce3" table:formula="of:=[.A10]*1000000*LOG(1000000*[.A10];10)" office:value-type="float" office:value="4722471.98959355">
            <text:p>4722471.98959355</text:p>
          </table:table-cell>
          <table:table-cell table:style-name="ce3" table:formula="of:=[.B10]/[.C10]" office:value-type="float" office:value="0.0000000402331661084882">
            <text:p>4.02331661084882E-008</text:p>
          </table:table-cell>
        </table:table-row>
        <table:table-row table:style-name="ro1">
          <table:table-cell table:style-name="ce7" office:value-type="float" office:value="0.9">
            <text:p>0.9</text:p>
          </table:table-cell>
          <table:table-cell table:style-name="ce3" office:value-type="float" office:value="0.21">
            <text:p>0.21</text:p>
          </table:table-cell>
          <table:table-cell table:style-name="ce3" table:formula="of:=[.A11]*1000000*LOG(1000000*[.A11];10)" office:value-type="float" office:value="5358818.25849539">
            <text:p>5358818.25849539</text:p>
          </table:table-cell>
          <table:table-cell table:style-name="ce3" table:formula="of:=[.B11]/[.C11]" office:value-type="float" office:value="0.0000000391877443626838">
            <text:p>3.91877443626838E-008</text:p>
          </table:table-cell>
        </table:table-row>
        <table:table-row table:style-name="ro1">
          <table:table-cell table:style-name="ce7" table:formula="of:=1000000/1000000" office:value-type="float" office:value="1">
            <text:p>1</text:p>
          </table:table-cell>
          <table:table-cell table:style-name="ce3" office:value-type="float" office:value="0.25">
            <text:p>0.25</text:p>
          </table:table-cell>
          <table:table-cell table:style-name="ce3" table:formula="of:=[.A12]*1000000*LOG(1000000*[.A12];10)" office:value-type="float" office:value="6000000">
            <text:p>6000000</text:p>
          </table:table-cell>
          <table:table-cell table:style-name="ce3" table:formula="of:=[.B12]/[.C12]" office:value-type="float" office:value="0.0000000416666666666667">
            <text:p>4.16666666666667E-008</text:p>
          </table:table-cell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3" office:value-type="float" office:value="0.49">
            <text:p>0.49</text:p>
          </table:table-cell>
          <table:table-cell table:style-name="ce3" table:formula="of:=[.A13]*1000000*LOG(1000000*[.A13];10)" office:value-type="float" office:value="12602059.991328">
            <text:p>12602059.991328</text:p>
          </table:table-cell>
          <table:table-cell table:style-name="ce3" table:formula="of:=[.B13]/[.C13]" office:value-type="float" office:value="0.000000038882531930271">
            <text:p>3.8882531930271E-008</text:p>
          </table:table-cell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3" office:value-type="float" office:value="0.78">
            <text:p>0.78</text:p>
          </table:table-cell>
          <table:table-cell table:style-name="ce3" table:formula="of:=[.A14]*1000000*LOG(1000000*[.A14];10)" office:value-type="float" office:value="19431363.764159">
            <text:p>19431363.764159</text:p>
          </table:table-cell>
          <table:table-cell table:style-name="ce3" table:formula="of:=[.B14]/[.C14]" office:value-type="float" office:value="0.000000040141289590734">
            <text:p>4.0141289590734E-008</text:p>
          </table:table-cell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3" office:value-type="float" office:value="1.04">
            <text:p>1.04</text:p>
          </table:table-cell>
          <table:table-cell table:style-name="ce3" table:formula="of:=[.A15]*1000000*LOG(1000000*[.A15];10)" office:value-type="float" office:value="26408239.9653118">
            <text:p>26408239.9653118</text:p>
          </table:table-cell>
          <table:table-cell table:style-name="ce3" table:formula="of:=[.B15]/[.C15]" office:value-type="float" office:value="0.0000000393816475981011">
            <text:p>3.93816475981011E-008</text:p>
          </table:table-cell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3" office:value-type="float" office:value="1.31">
            <text:p>1.31</text:p>
          </table:table-cell>
          <table:table-cell table:style-name="ce3" table:formula="of:=[.A16]*1000000*LOG(1000000*[.A16];10)" office:value-type="float" office:value="33494850.0216801">
            <text:p>33494850.0216801</text:p>
          </table:table-cell>
          <table:table-cell table:style-name="ce3" table:formula="of:=[.B16]/[.C16]" office:value-type="float" office:value="0.000000039110490094808">
            <text:p>3.9110490094808E-008</text:p>
          </table:table-cell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3" office:value-type="float" office:value="1.6">
            <text:p>1.6</text:p>
          </table:table-cell>
          <table:table-cell table:style-name="ce3" table:formula="of:=[.A17]*1000000*LOG(1000000*[.A17];10)" office:value-type="float" office:value="40668907.5023019">
            <text:p>40668907.5023019</text:p>
          </table:table-cell>
          <table:table-cell table:style-name="ce3" table:formula="of:=[.B17]/[.C17]" office:value-type="float" office:value="0.0000000393420944467082">
            <text:p>3.93420944467082E-008</text:p>
          </table:table-cell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3" office:value-type="float" office:value="1.87">
            <text:p>1.87</text:p>
          </table:table-cell>
          <table:table-cell table:style-name="ce3" table:formula="of:=[.A18]*1000000*LOG(1000000*[.A18];10)" office:value-type="float" office:value="47915686.2800998">
            <text:p>47915686.2800998</text:p>
          </table:table-cell>
          <table:table-cell table:style-name="ce3" table:formula="of:=[.B18]/[.C18]" office:value-type="float" office:value="0.0000000390268854560191">
            <text:p>0.000000039</text:p>
          </table:table-cell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3" office:value-type="float" office:value="2.16">
            <text:p>2.16</text:p>
          </table:table-cell>
          <table:table-cell table:style-name="ce3" table:formula="of:=[.A19]*1000000*LOG(1000000*[.A19];10)" office:value-type="float" office:value="55224719.8959355">
            <text:p>55224719.8959355</text:p>
          </table:table-cell>
          <table:table-cell table:style-name="ce3" table:formula="of:=[.B19]/[.C19]" office:value-type="float" office:value="0.0000000391129190708484">
            <text:p>3.91129190708484E-008</text:p>
          </table:table-cell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3" office:value-type="float" office:value="2.45">
            <text:p>2.45</text:p>
          </table:table-cell>
          <table:table-cell table:style-name="ce3" table:formula="of:=[.A20]*1000000*LOG(1000000*[.A20];10)" office:value-type="float" office:value="62588182.5849539">
            <text:p>62588182.5849539</text:p>
          </table:table-cell>
          <table:table-cell table:style-name="ce3" table:formula="of:=[.B20]/[.C20]" office:value-type="float" office:value="0.0000000391447698081742">
            <text:p>3.91447698081742E-008</text:p>
          </table:table-cell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3" office:value-type="float" office:value="2.74">
            <text:p>2.74</text:p>
          </table:table-cell>
          <table:table-cell table:style-name="ce3" table:formula="of:=[.A21]*1000000*LOG(1000000*[.A21];10)" office:value-type="float" office:value="70000000">
            <text:p>70000000</text:p>
          </table:table-cell>
          <table:table-cell table:style-name="ce3" table:formula="of:=[.B21]/[.C21]" office:value-type="float" office:value="0.0000000391428571428571">
            <text:p>3.91428571428571E-008</text:p>
          </table:table-cell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3" office:value-type="float" office:value="3.02">
            <text:p>3.02</text:p>
          </table:table-cell>
          <table:table-cell table:style-name="ce3" table:formula="of:=[.A22]*1000000*LOG(1000000*[.A22];10)" office:value-type="float" office:value="77455319.5367405">
            <text:p>77455319.5367405</text:p>
          </table:table-cell>
          <table:table-cell table:style-name="ce3" table:formula="of:=[.B22]/[.C22]" office:value-type="float" office:value="0.0000000389902206596344">
            <text:p>0.000000039</text:p>
          </table:table-cell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3" office:value-type="float" office:value="3.31">
            <text:p>3.31</text:p>
          </table:table-cell>
          <table:table-cell table:style-name="ce3" table:formula="of:=[.A23]*1000000*LOG(1000000*[.A23];10)" office:value-type="float" office:value="84950174.9525715">
            <text:p>84950174.9525715</text:p>
          </table:table-cell>
          <table:table-cell table:style-name="ce3" table:formula="of:=[.B23]/[.C23]" office:value-type="float" office:value="0.0000000389640162818735">
            <text:p>0.000000039</text:p>
          </table:table-cell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3" office:value-type="float" office:value="3.58">
            <text:p>3.58</text:p>
          </table:table-cell>
          <table:table-cell table:style-name="ce3" table:formula="of:=[.A24]*1000000*LOG(1000000*[.A24];10)" office:value-type="float" office:value="92481263.5799889">
            <text:p>92481263.5799889</text:p>
          </table:table-cell>
          <table:table-cell table:style-name="ce3" table:formula="of:=[.B24]/[.C24]" office:value-type="float" office:value="0.0000000387105437514225">
            <text:p>3.87105437514225E-008</text:p>
          </table:table-cell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3" office:value-type="float" office:value="3.86">
            <text:p>3.86</text:p>
          </table:table-cell>
          <table:table-cell table:style-name="ce3" table:formula="of:=[.A25]*1000000*LOG(1000000*[.A25];10)" office:value-type="float" office:value="100045792.499495">
            <text:p>100045792.499495</text:p>
          </table:table-cell>
          <table:table-cell table:style-name="ce3" table:formula="of:=[.B25]/[.C25]" office:value-type="float" office:value="0.0000000385823321857286">
            <text:p>3.85823321857286E-008</text:p>
          </table:table-cell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3" office:value-type="float" office:value="4.14">
            <text:p>4.14</text:p>
          </table:table-cell>
          <table:table-cell table:style-name="ce3" table:formula="of:=[.A26]*1000000*LOG(1000000*[.A26];10)" office:value-type="float" office:value="107641368.885835">
            <text:p>107641368.885835</text:p>
          </table:table-cell>
          <table:table-cell table:style-name="ce3" table:formula="of:=[.B26]/[.C26]" office:value-type="float" office:value="0.0000000384610493423852">
            <text:p>3.84610493423852E-008</text:p>
          </table:table-cell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3" office:value-type="float" office:value="4.45">
            <text:p>4.45</text:p>
          </table:table-cell>
          <table:table-cell table:style-name="ce3" table:formula="of:=[.A27]*1000000*LOG(1000000*[.A27];10)" office:value-type="float" office:value="115265919.722495">
            <text:p>115265919.722495</text:p>
          </table:table-cell>
          <table:table-cell table:style-name="ce3" table:formula="of:=[.B27]/[.C27]" office:value-type="float" office:value="0.0000000386063808861585">
            <text:p>3.86063808861585E-008</text:p>
          </table:table-cell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3" office:value-type="float" office:value="4.72">
            <text:p>4.72</text:p>
          </table:table-cell>
          <table:table-cell table:style-name="ce3" table:formula="of:=[.A28]*1000000*LOG(1000000*[.A28];10)" office:value-type="float" office:value="122917631.663431">
            <text:p>122917631.663431</text:p>
          </table:table-cell>
          <table:table-cell table:style-name="ce3" table:formula="of:=[.B28]/[.C28]" office:value-type="float" office:value="0.0000000383996985308354">
            <text:p>3.83996985308354E-008</text:p>
          </table:table-cell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3" office:value-type="float" office:value="5.05">
            <text:p>5.05</text:p>
          </table:table-cell>
          <table:table-cell table:style-name="ce3" table:formula="of:=[.A29]*1000000*LOG(1000000*[.A29];10)" office:value-type="float" office:value="130594905.09186">
            <text:p>130594905.09186</text:p>
          </table:table-cell>
          <table:table-cell table:style-name="ce3" table:formula="of:=[.B29]/[.C29]" office:value-type="float" office:value="0.0000000386691961409051">
            <text:p>3.86691961409051E-008</text:p>
          </table:table-cell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3" office:value-type="float" office:value="5.31">
            <text:p>5.31</text:p>
          </table:table-cell>
          <table:table-cell table:style-name="ce3" table:formula="of:=[.A30]*1000000*LOG(1000000*[.A30];10)" office:value-type="float" office:value="138296318.418104">
            <text:p>138296318.418104</text:p>
          </table:table-cell>
          <table:table-cell table:style-name="ce3" table:formula="of:=[.B30]/[.C30]" office:value-type="float" office:value="0.0000000383958160328358">
            <text:p>3.83958160328358E-008</text:p>
          </table:table-cell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3" office:value-type="float" office:value="5.61">
            <text:p>5.61</text:p>
          </table:table-cell>
          <table:table-cell table:style-name="ce3" table:formula="of:=[.A31]*1000000*LOG(1000000*[.A31];10)" office:value-type="float" office:value="146020599.91328">
            <text:p>146020599.91328</text:p>
          </table:table-cell>
          <table:table-cell table:style-name="ce3" table:formula="of:=[.B31]/[.C31]" office:value-type="float" office:value="0.000000038419236760647">
            <text:p>3.8419236760647E-008</text:p>
          </table:table-cell>
        </table:table-row>
        <table:table-row table:style-name="ro2">
          <table:table-cell table:style-name="ce1" office:value-type="string" table:number-columns-spanned="3" table:number-rows-spanned="1">
            <text:p>Promedio Factor</text:p>
          </table:table-cell>
          <table:covered-table-cell table:number-columns-repeated="2" table:style-name="ce2"/>
          <table:table-cell table:style-name="ce2" table:formula="of:=SUM([.D3:.D31])/COUNT([.D3:.D31])" office:value-type="float" office:value="0.0000000393655051919197">
            <text:p>3.93655051919197E-008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Estimado (s)</text:p>
          </table:table-cell>
          <table:table-cell table:style-name="ce2" office:value-type="string">
            <text:p>Complejidad (nlogn)</text:p>
          </table:table-cell>
          <table:table-cell/>
        </table:table-row>
        <table:table-row table:style-name="ro1">
          <table:table-cell table:style-name="ce3" office:value-type="float" office:value="200000000">
            <text:p>200000000</text:p>
          </table:table-cell>
          <table:table-cell table:style-name="ce3" table:formula="of:=[.$D$32]*[.C35]" office:value-type="float" office:value="65.3548478785184">
            <text:p>65.3548478785</text:p>
          </table:table-cell>
          <table:table-cell table:style-name="ce3" table:formula="of:=[.A35]*LOG([.A35];10)" office:value-type="float" office:value="1660205999.1328">
            <text:p>1660205999.1328</text:p>
          </table:table-cell>
          <table:table-cell/>
        </table:table-row>
        <table:table-row table:style-name="ro1">
          <table:table-cell table:style-name="ce3" office:value-type="float" office:value="210000000">
            <text:p>210000000</text:p>
          </table:table-cell>
          <table:table-cell table:style-name="ce3" table:formula="of:=[.$D$32]*[.C36]" office:value-type="float" office:value="68.7977570395797">
            <text:p>68.7977570396</text:p>
          </table:table-cell>
          <table:table-cell table:style-name="ce3" table:formula="of:=[.A36]*LOG([.A36];10)" office:value-type="float" office:value="1747666051.89412">
            <text:p>1747666051.89412</text:p>
          </table:table-cell>
          <table:table-cell/>
        </table:table-row>
        <table:table-row table:style-name="ro1">
          <table:table-cell table:style-name="ce3" office:value-type="float" office:value="220000000">
            <text:p>220000000</text:p>
          </table:table-cell>
          <table:table-cell table:style-name="ce3" table:formula="of:=[.$D$32]*[.C37]" office:value-type="float" office:value="72.2488103381211">
            <text:p>72.2488103381</text:p>
          </table:table-cell>
          <table:table-cell table:style-name="ce3" table:formula="of:=[.A37]*LOG([.A37];10)" office:value-type="float" office:value="1835332989.78089">
            <text:p>1835332989.78089</text:p>
          </table:table-cell>
          <table:table-cell/>
        </table:table-row>
        <table:table-row table:style-name="ro1">
          <table:table-cell table:style-name="ce3" office:value-type="float" office:value="230000000">
            <text:p>230000000</text:p>
          </table:table-cell>
          <table:table-cell table:style-name="ce3" table:formula="of:=[.$D$32]*[.C38]" office:value-type="float" office:value="75.7076373246992">
            <text:p>75.7076373247</text:p>
          </table:table-cell>
          <table:table-cell table:style-name="ce3" table:formula="of:=[.A38]*LOG([.A38];10)" office:value-type="float" office:value="1923197402.28405">
            <text:p>1923197402.28405</text:p>
          </table:table-cell>
          <table:table-cell/>
        </table:table-row>
        <table:table-row table:style-name="ro1">
          <table:table-cell table:style-name="ce3" office:value-type="float" office:value="240000000">
            <text:p>240000000</text:p>
          </table:table-cell>
          <table:table-cell table:style-name="ce3" table:formula="of:=[.$D$32]*[.C39]" office:value-type="float" office:value="79.1738997947958">
            <text:p>79.1738997948</text:p>
          </table:table-cell>
          <table:table-cell table:style-name="ce3" table:formula="of:=[.A39]*LOG([.A39];10)" office:value-type="float" office:value="2011250698.01079">
            <text:p>2011250698.01079</text:p>
          </table:table-cell>
          <table:table-cell/>
        </table:table-row>
        <table:table-row table:style-name="ro1">
          <table:table-cell table:style-name="ce3" office:value-type="float" office:value="250000000">
            <text:p>250000000</text:p>
          </table:table-cell>
          <table:table-cell table:style-name="ce3" table:formula="of:=[.$D$32]*[.C40]" office:value-type="float" office:value="82.6472877532023">
            <text:p>82.6472877532</text:p>
          </table:table-cell>
          <table:table-cell table:style-name="ce3" table:formula="of:=[.A40]*LOG([.A40];10)" office:value-type="float" office:value="2099485002.16801">
            <text:p>2099485002.16801</text:p>
          </table:table-cell>
          <table:table-cell/>
        </table:table-row>
        <table:table-row table:style-name="ro1">
          <table:table-cell table:style-name="ce3" office:value-type="float" office:value="260000000">
            <text:p>260000000</text:p>
          </table:table-cell>
          <table:table-cell table:style-name="ce3" table:formula="of:=[.$D$32]*[.C41]" office:value-type="float" office:value="86.1275160250467">
            <text:p>86.127516025</text:p>
          </table:table-cell>
          <table:table-cell table:style-name="ce3" table:formula="of:=[.A41]*LOG([.A41];10)" office:value-type="float" office:value="2187893070.47241">
            <text:p>2187893070.47241</text:p>
          </table:table-cell>
          <table:table-cell/>
        </table:table-row>
        <table:table-row table:style-name="ro1">
          <table:table-cell table:style-name="ce3" office:value-type="float" office:value="270000000">
            <text:p>270000000</text:p>
          </table:table-cell>
          <table:table-cell table:style-name="ce3" table:formula="of:=[.$D$32]*[.C42]" office:value-type="float" office:value="89.6143213889004">
            <text:p>89.6143213889</text:p>
          </table:table-cell>
          <table:table-cell table:style-name="ce3" table:formula="of:=[.A42]*LOG([.A42];10)" office:value-type="float" office:value="2276468216.32293">
            <text:p>2276468216.32293</text:p>
          </table:table-cell>
          <table:table-cell/>
        </table:table-row>
        <table:table-row table:style-name="ro1">
          <table:table-cell table:style-name="ce3" office:value-type="float" office:value="280000000">
            <text:p>280000000</text:p>
          </table:table-cell>
          <table:table-cell table:style-name="ce3" table:formula="of:=[.$D$32]*[.C43]" office:value-type="float" office:value="93.107460135135">
            <text:p>93.1074601351</text:p>
          </table:table-cell>
          <table:table-cell table:style-name="ce3" table:formula="of:=[.A43]*LOG([.A43];10)" office:value-type="float" office:value="2365204248.77582">
            <text:p>2365204248.77582</text:p>
          </table:table-cell>
          <table:table-cell/>
        </table:table-row>
        <table:table-row table:style-name="ro1">
          <table:table-cell table:style-name="ce3" office:value-type="float" office:value="290000000">
            <text:p>290000000</text:p>
          </table:table-cell>
          <table:table-cell table:style-name="ce3" table:formula="of:=[.$D$32]*[.C44]" office:value-type="float" office:value="96.6067059734909">
            <text:p>96.6067059735</text:p>
          </table:table-cell>
          <table:table-cell table:style-name="ce3" table:formula="of:=[.A44]*LOG([.A44];10)" office:value-type="float" office:value="2454095419.3907">
            <text:p>2454095419.390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Liberando Memoria</text:p>
          </table:table-cell>
          <table: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2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38.4">
            <text:p>38.4</text:p>
          </table:table-cell>
          <table:table-cell table:formula="of:=[.A48]*2" office:value-type="float" office:value="20000000">
            <text:p>20000000</text:p>
          </table:table-cell>
          <table:table-cell table:formula="of:=[.A48]/1000000" office:value-type="float" office:value="10">
            <text:p>10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47.3">
            <text:p>47.3</text:p>
          </table:table-cell>
          <table:table-cell table:formula="of:=[.A49]*2" office:value-type="float" office:value="22000000">
            <text:p>22000000</text:p>
          </table:table-cell>
          <table:table-cell table:formula="of:=[.A49]/1000000" office:value-type="float" office:value="11">
            <text:p>11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48.7">
            <text:p>48.7</text:p>
          </table:table-cell>
          <table:table-cell table:formula="of:=[.A50]*2" office:value-type="float" office:value="24000000">
            <text:p>24000000</text:p>
          </table:table-cell>
          <table:table-cell table:formula="of:=[.A50]/1000000" office:value-type="float" office:value="12">
            <text:p>12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52.4">
            <text:p>52.4</text:p>
          </table:table-cell>
          <table:table-cell table:formula="of:=[.A51]*2" office:value-type="float" office:value="26000000">
            <text:p>26000000</text:p>
          </table:table-cell>
          <table:table-cell table:formula="of:=[.A51]/1000000" office:value-type="float" office:value="13">
            <text:p>13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56.2">
            <text:p>56.2</text:p>
          </table:table-cell>
          <table:table-cell table:formula="of:=[.A52]*2" office:value-type="float" office:value="28000000">
            <text:p>28000000</text:p>
          </table:table-cell>
          <table:table-cell table:formula="of:=[.A52]/1000000" office:value-type="float" office:value="14">
            <text:p>14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60.9">
            <text:p>60.9</text:p>
          </table:table-cell>
          <table:table-cell table:formula="of:=[.A53]*2" office:value-type="float" office:value="30000000">
            <text:p>30000000</text:p>
          </table:table-cell>
          <table:table-cell table:formula="of:=[.A53]/1000000" office:value-type="float" office:value="15">
            <text:p>15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63.9">
            <text:p>63.9</text:p>
          </table:table-cell>
          <table:table-cell table:formula="of:=[.A54]*2" office:value-type="float" office:value="32000000">
            <text:p>32000000</text:p>
          </table:table-cell>
          <table:table-cell table:formula="of:=[.A54]/1000000" office:value-type="float" office:value="16">
            <text:p>16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69">
            <text:p>69</text:p>
          </table:table-cell>
          <table:table-cell table:formula="of:=[.A55]*2" office:value-type="float" office:value="34000000">
            <text:p>34000000</text:p>
          </table:table-cell>
          <table:table-cell table:formula="of:=[.A55]/1000000" office:value-type="float" office:value="17">
            <text:p>17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77.3">
            <text:p>77.3</text:p>
          </table:table-cell>
          <table:table-cell table:formula="of:=[.A56]*2" office:value-type="float" office:value="36000000">
            <text:p>36000000</text:p>
          </table:table-cell>
          <table:table-cell table:formula="of:=[.A56]/1000000" office:value-type="float" office:value="18">
            <text:p>1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90.7">
            <text:p>90.7</text:p>
          </table:table-cell>
          <table:table-cell table:formula="of:=[.A57]*2" office:value-type="float" office:value="38000000">
            <text:p>38000000</text:p>
          </table:table-cell>
          <table:table-cell table:formula="of:=[.A57]/1000000" office:value-type="float" office:value="19">
            <text:p>19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95.9">
            <text:p>95.9</text:p>
          </table:table-cell>
          <table:table-cell table:formula="of:=[.A58]*2" office:value-type="float" office:value="40000000">
            <text:p>40000000</text:p>
          </table:table-cell>
          <table:table-cell table:formula="of:=[.A58]/1000000" office:value-type="float" office:value="20">
            <text:p>20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Sin Liberar Memoria</text:p>
          </table:table-cell>
          <table: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2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900">
            <text:p>900</text:p>
          </table:table-cell>
          <table:table-cell table:formula="of:=[.A62]*2" office:value-type="float" office:value="20000000">
            <text:p>20000000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1100">
            <text:p>1100</text:p>
          </table:table-cell>
          <table:table-cell table:formula="of:=[.A63]*2" office:value-type="float" office:value="22000000">
            <text:p>22000000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1300">
            <text:p>1300</text:p>
          </table:table-cell>
          <table:table-cell table:formula="of:=[.A64]*2" office:value-type="float" office:value="24000000">
            <text:p>24000000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1700">
            <text:p>1700</text:p>
          </table:table-cell>
          <table:table-cell table:formula="of:=[.A65]*2" office:value-type="float" office:value="26000000">
            <text:p>26000000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1800">
            <text:p>1800</text:p>
          </table:table-cell>
          <table:table-cell table:formula="of:=[.A66]*2" office:value-type="float" office:value="28000000">
            <text:p>28000000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2100">
            <text:p>2100</text:p>
          </table:table-cell>
          <table:table-cell table:formula="of:=[.A67]*2" office:value-type="float" office:value="30000000">
            <text:p>30000000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2200">
            <text:p>2200</text:p>
          </table:table-cell>
          <table:table-cell table:formula="of:=[.A68]*2" office:value-type="float" office:value="32000000">
            <text:p>32000000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2300">
            <text:p>2300</text:p>
          </table:table-cell>
          <table:table-cell table:formula="of:=[.A69]*2" office:value-type="float" office:value="34000000">
            <text:p>34000000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2500">
            <text:p>2500</text:p>
          </table:table-cell>
          <table:table-cell table:formula="of:=[.A70]*2" office:value-type="float" office:value="36000000">
            <text:p>36000000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2600">
            <text:p>2600</text:p>
          </table:table-cell>
          <table:table-cell table:formula="of:=[.A71]*2" office:value-type="float" office:value="38000000">
            <text:p>38000000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2800">
            <text:p>2800</text:p>
          </table:table-cell>
          <table:table-cell table:formula="of:=[.A72]*2" office:value-type="float" office:value="40000000">
            <text:p>40000000</text:p>
          </table:table-cell>
          <table:table-cell/>
        </table:table-row>
        <table:table-row table:style-name="ro1" table:number-rows-repeated="8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eap Sort" table:style-name="ta1">
        <table:shapes>
          <draw:frame draw:z-index="0" draw:style-name="gr1" svg:width="6.5299in" svg:height="3.6953in" svg:x="5.9862in" svg:y="0.4319in">
            <draw:object draw:notify-on-update-of-ranges="'Heap Sort'.A2:'Heap Sort'.A2 'Heap Sort'.A3:'Heap Sort'.A31 'Heap Sort'.B2:'Heap Sort'.B2 'Heap Sort'.B3:'Heap Sort'.B3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draw:text-style-name="P1" svg:width="5.2106in" svg:height="2.8902in" svg:x="5.676in" svg:y="6.7772in">
            <draw:object draw:notify-on-update-of-ranges="'Heap Sort'.D47:'Heap Sort'.D47 'Heap Sort'.D48:'Heap Sort'.D58 'Heap Sort'.B48:'Heap Sort'.B5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table:style-name="ce8" office:value-type="string" table:number-columns-spanned="4" table:number-rows-spanned="1">
            <text:p>Heap Sort</text:p>
          </table:table-cell>
          <table:covered-table-cell table:number-columns-repeated="3" table:style-name="ce9"/>
        </table:table-row>
        <table:table-row table:style-name="ro2">
          <table:table-cell table:style-name="ce9" office:value-type="string">
            <text:p>Entrada (n)</text:p>
          </table:table-cell>
          <table:table-cell table:style-name="ce9" office:value-type="string">
            <text:p>Tiempo(s)</text:p>
          </table:table-cell>
          <table:table-cell table:style-name="ce9" office:value-type="string">
            <text:p>Complejidad (nlogn)</text:p>
          </table:table-cell>
          <table:table-cell table:style-name="ce9" office:value-type="string">
            <text:p>Factor Constante</text:p>
          </table:table-cell>
        </table:table-row>
        <table:table-row table:style-name="ro1">
          <table:table-cell table:style-name="ce7" table:formula="of:=100000/1000000" office:value-type="float" office:value="0.1">
            <text:p>0.1</text:p>
          </table:table-cell>
          <table:table-cell table:style-name="ce3" office:value-type="float" office:value="0.02">
            <text:p>0.02</text:p>
          </table:table-cell>
          <table:table-cell table:style-name="ce3" table:formula="of:=[.A3]*1000000*LOG(1000000*[.A3];10)" office:value-type="float" office:value="500000">
            <text:p>500000</text:p>
          </table:table-cell>
          <table:table-cell table:style-name="ce3" table:formula="of:=[.B3]/[.C3]" office:value-type="float" office:value="0.00000004">
            <text:p>0.00000004</text:p>
          </table:table-cell>
        </table:table-row>
        <table:table-row table:style-name="ro1">
          <table:table-cell table:style-name="ce7" table:formula="of:=200000/1000000" office:value-type="float" office:value="0.2">
            <text:p>0.2</text:p>
          </table:table-cell>
          <table:table-cell table:style-name="ce3" office:value-type="float" office:value="0.06">
            <text:p>0.06</text:p>
          </table:table-cell>
          <table:table-cell table:style-name="ce3" table:formula="of:=[.A4]*1000000*LOG(1000000*[.A4];10)" office:value-type="float" office:value="1060205.9991328">
            <text:p>1060205.9991328</text:p>
          </table:table-cell>
          <table:table-cell table:style-name="ce3" table:formula="of:=[.B4]/[.C4]" office:value-type="float" office:value="0.0000000565927754125872">
            <text:p>5.65927754125872E-008</text:p>
          </table:table-cell>
        </table:table-row>
        <table:table-row table:style-name="ro1">
          <table:table-cell table:style-name="ce7" table:formula="of:=300000/1000000" office:value-type="float" office:value="0.3">
            <text:p>0.3</text:p>
          </table:table-cell>
          <table:table-cell table:style-name="ce3" office:value-type="float" office:value="0.09">
            <text:p>0.09</text:p>
          </table:table-cell>
          <table:table-cell table:style-name="ce3" table:formula="of:=[.A5]*1000000*LOG(1000000*[.A5];10)" office:value-type="float" office:value="1643136.3764159">
            <text:p>1643136.3764159</text:p>
          </table:table-cell>
          <table:table-cell table:style-name="ce3" table:formula="of:=[.B5]/[.C5]" office:value-type="float" office:value="0.000000054773298973706">
            <text:p>5.4773298973706E-008</text:p>
          </table:table-cell>
        </table:table-row>
        <table:table-row table:style-name="ro1">
          <table:table-cell table:style-name="ce7" office:value-type="float" office:value="0.4">
            <text:p>0.4</text:p>
          </table:table-cell>
          <table:table-cell table:style-name="ce3" office:value-type="float" office:value="0.13">
            <text:p>0.13</text:p>
          </table:table-cell>
          <table:table-cell table:style-name="ce3" table:formula="of:=[.A6]*1000000*LOG(1000000*[.A6];10)" office:value-type="float" office:value="2240823.99653118">
            <text:p>2240823.99653118</text:p>
          </table:table-cell>
          <table:table-cell table:style-name="ce3" table:formula="of:=[.B6]/[.C6]" office:value-type="float" office:value="0.0000000580143733739201">
            <text:p>0.000000058</text:p>
          </table:table-cell>
        </table:table-row>
        <table:table-row table:style-name="ro1">
          <table:table-cell table:style-name="ce7" office:value-type="float" office:value="0.5">
            <text:p>0.5</text:p>
          </table:table-cell>
          <table:table-cell table:style-name="ce3" office:value-type="float" office:value="0.16">
            <text:p>0.16</text:p>
          </table:table-cell>
          <table:table-cell table:style-name="ce3" table:formula="of:=[.A7]*1000000*LOG(1000000*[.A7];10)" office:value-type="float" office:value="2849485.00216801">
            <text:p>2849485.00216801</text:p>
          </table:table-cell>
          <table:table-cell table:style-name="ce3" table:formula="of:=[.B7]/[.C7]" office:value-type="float" office:value="0.0000000561504973278558">
            <text:p>5.61504973278558E-008</text:p>
          </table:table-cell>
        </table:table-row>
        <table:table-row table:style-name="ro1">
          <table:table-cell table:style-name="ce7" office:value-type="float" office:value="0.6">
            <text:p>0.6</text:p>
          </table:table-cell>
          <table:table-cell table:style-name="ce3" office:value-type="float" office:value="0.2">
            <text:p>0.2</text:p>
          </table:table-cell>
          <table:table-cell table:style-name="ce3" table:formula="of:=[.A8]*1000000*LOG(1000000*[.A8];10)" office:value-type="float" office:value="3466890.75023019">
            <text:p>3466890.75023019</text:p>
          </table:table-cell>
          <table:table-cell table:style-name="ce3" table:formula="of:=[.B8]/[.C8]" office:value-type="float" office:value="0.0000000576885787320298">
            <text:p>5.76885787320298E-008</text:p>
          </table:table-cell>
        </table:table-row>
        <table:table-row table:style-name="ro1">
          <table:table-cell table:style-name="ce7" office:value-type="float" office:value="0.7">
            <text:p>0.7</text:p>
          </table:table-cell>
          <table:table-cell table:style-name="ce3" office:value-type="float" office:value="0.23">
            <text:p>0.23</text:p>
          </table:table-cell>
          <table:table-cell table:style-name="ce3" table:formula="of:=[.A9]*1000000*LOG(1000000*[.A9];10)" office:value-type="float" office:value="4091568.62800998">
            <text:p>4091568.62800998</text:p>
          </table:table-cell>
          <table:table-cell table:style-name="ce3" table:formula="of:=[.B9]/[.C9]" office:value-type="float" office:value="0.0000000562131595265128">
            <text:p>5.62131595265128E-008</text:p>
          </table:table-cell>
        </table:table-row>
        <table:table-row table:style-name="ro1">
          <table:table-cell table:style-name="ce7" office:value-type="float" office:value="0.8">
            <text:p>0.8</text:p>
          </table:table-cell>
          <table:table-cell table:style-name="ce3" office:value-type="float" office:value="0.27">
            <text:p>0.27</text:p>
          </table:table-cell>
          <table:table-cell table:style-name="ce3" table:formula="of:=[.A10]*1000000*LOG(1000000*[.A10];10)" office:value-type="float" office:value="4722471.98959355">
            <text:p>4722471.98959355</text:p>
          </table:table-cell>
          <table:table-cell table:style-name="ce3" table:formula="of:=[.B10]/[.C10]" office:value-type="float" office:value="0.00000005717344657522">
            <text:p>5.717344657522E-008</text:p>
          </table:table-cell>
        </table:table-row>
        <table:table-row table:style-name="ro1">
          <table:table-cell table:style-name="ce7" office:value-type="float" office:value="0.9">
            <text:p>0.9</text:p>
          </table:table-cell>
          <table:table-cell table:style-name="ce3" office:value-type="float" office:value="0.31">
            <text:p>0.31</text:p>
          </table:table-cell>
          <table:table-cell table:style-name="ce3" table:formula="of:=[.A11]*1000000*LOG(1000000*[.A11];10)" office:value-type="float" office:value="5358818.25849539">
            <text:p>5358818.25849539</text:p>
          </table:table-cell>
          <table:table-cell table:style-name="ce3" table:formula="of:=[.B11]/[.C11]" office:value-type="float" office:value="0.0000000578485750115809">
            <text:p>5.78485750115809E-008</text:p>
          </table:table-cell>
        </table:table-row>
        <table:table-row table:style-name="ro1">
          <table:table-cell table:style-name="ce7" table:formula="of:=1000000/1000000" office:value-type="float" office:value="1">
            <text:p>1</text:p>
          </table:table-cell>
          <table:table-cell table:style-name="ce3" office:value-type="float" office:value="0.35">
            <text:p>0.35</text:p>
          </table:table-cell>
          <table:table-cell table:style-name="ce3" table:formula="of:=[.A12]*1000000*LOG(1000000*[.A12];10)" office:value-type="float" office:value="6000000">
            <text:p>6000000</text:p>
          </table:table-cell>
          <table:table-cell table:style-name="ce3" table:formula="of:=[.B12]/[.C12]" office:value-type="float" office:value="0.0000000583333333333334">
            <text:p>5.83333333333334E-008</text:p>
          </table:table-cell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3" office:value-type="float" office:value="0.75">
            <text:p>0.75</text:p>
          </table:table-cell>
          <table:table-cell table:style-name="ce3" table:formula="of:=[.A13]*1000000*LOG(1000000*[.A13];10)" office:value-type="float" office:value="12602059.991328">
            <text:p>12602059.991328</text:p>
          </table:table-cell>
          <table:table-cell table:style-name="ce3" table:formula="of:=[.B13]/[.C13]" office:value-type="float" office:value="0.0000000595140794851087">
            <text:p>5.95140794851087E-008</text:p>
          </table:table-cell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3" office:value-type="float" office:value="1.19">
            <text:p>1.19</text:p>
          </table:table-cell>
          <table:table-cell table:style-name="ce3" table:formula="of:=[.A14]*1000000*LOG(1000000*[.A14];10)" office:value-type="float" office:value="19431363.764159">
            <text:p>19431363.764159</text:p>
          </table:table-cell>
          <table:table-cell table:style-name="ce3" table:formula="of:=[.B14]/[.C14]" office:value-type="float" office:value="0.0000000612411982217608">
            <text:p>6.12411982217608E-008</text:p>
          </table:table-cell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3" office:value-type="float" office:value="1.7">
            <text:p>1.7</text:p>
          </table:table-cell>
          <table:table-cell table:style-name="ce3" table:formula="of:=[.A15]*1000000*LOG(1000000*[.A15];10)" office:value-type="float" office:value="26408239.9653118">
            <text:p>26408239.9653118</text:p>
          </table:table-cell>
          <table:table-cell table:style-name="ce3" table:formula="of:=[.B15]/[.C15]" office:value-type="float" office:value="0.0000000643738470353575">
            <text:p>6.43738470353575E-008</text:p>
          </table:table-cell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3" office:value-type="float" office:value="2.19">
            <text:p>2.19</text:p>
          </table:table-cell>
          <table:table-cell table:style-name="ce3" table:formula="of:=[.A16]*1000000*LOG(1000000*[.A16];10)" office:value-type="float" office:value="33494850.0216801">
            <text:p>33494850.0216801</text:p>
          </table:table-cell>
          <table:table-cell table:style-name="ce3" table:formula="of:=[.B16]/[.C16]" office:value-type="float" office:value="0.000000065383185731015">
            <text:p>6.5383185731015E-008</text:p>
          </table:table-cell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3" office:value-type="float" office:value="2.74">
            <text:p>2.74</text:p>
          </table:table-cell>
          <table:table-cell table:style-name="ce3" table:formula="of:=[.A17]*1000000*LOG(1000000*[.A17];10)" office:value-type="float" office:value="40668907.5023019">
            <text:p>40668907.5023019</text:p>
          </table:table-cell>
          <table:table-cell table:style-name="ce3" table:formula="of:=[.B17]/[.C17]" office:value-type="float" office:value="0.0000000673733367399878">
            <text:p>6.73733367399878E-008</text:p>
          </table:table-cell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3" office:value-type="float" office:value="3.28">
            <text:p>3.28</text:p>
          </table:table-cell>
          <table:table-cell table:style-name="ce3" table:formula="of:=[.A18]*1000000*LOG(1000000*[.A18];10)" office:value-type="float" office:value="47915686.2800998">
            <text:p>47915686.2800998</text:p>
          </table:table-cell>
          <table:table-cell table:style-name="ce3" table:formula="of:=[.B18]/[.C18]" office:value-type="float" office:value="0.0000000684535744897019">
            <text:p>6.84535744897019E-008</text:p>
          </table:table-cell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3" office:value-type="float" office:value="3.85">
            <text:p>3.85</text:p>
          </table:table-cell>
          <table:table-cell table:style-name="ce3" table:formula="of:=[.A19]*1000000*LOG(1000000*[.A19];10)" office:value-type="float" office:value="55224719.8959355">
            <text:p>55224719.8959355</text:p>
          </table:table-cell>
          <table:table-cell table:style-name="ce3" table:formula="of:=[.B19]/[.C19]" office:value-type="float" office:value="0.0000000697151566772067">
            <text:p>6.97151566772067E-008</text:p>
          </table:table-cell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3" office:value-type="float" office:value="4.38">
            <text:p>4.38</text:p>
          </table:table-cell>
          <table:table-cell table:style-name="ce3" table:formula="of:=[.A20]*1000000*LOG(1000000*[.A20];10)" office:value-type="float" office:value="62588182.5849539">
            <text:p>62588182.5849539</text:p>
          </table:table-cell>
          <table:table-cell table:style-name="ce3" table:formula="of:=[.B20]/[.C20]" office:value-type="float" office:value="0.0000000699812619427768">
            <text:p>0.00000007</text:p>
          </table:table-cell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3" table:formula="of:=[.A21]*1000000*LOG(1000000*[.A21];10)" office:value-type="float" office:value="70000000">
            <text:p>70000000</text:p>
          </table:table-cell>
          <table:table-cell table:style-name="ce3" table:formula="of:=[.B21]/[.C21]" office:value-type="float" office:value="0.0000000714285714285714">
            <text:p>7.14285714285714E-008</text:p>
          </table:table-cell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3" office:value-type="float" office:value="5.57">
            <text:p>5.57</text:p>
          </table:table-cell>
          <table:table-cell table:style-name="ce3" table:formula="of:=[.A22]*1000000*LOG(1000000*[.A22];10)" office:value-type="float" office:value="77455319.5367405">
            <text:p>77455319.5367405</text:p>
          </table:table-cell>
          <table:table-cell table:style-name="ce3" table:formula="of:=[.B22]/[.C22]" office:value-type="float" office:value="0.0000000719124268457495">
            <text:p>7.19124268457495E-008</text:p>
          </table:table-cell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3" office:value-type="float" office:value="6.19">
            <text:p>6.19</text:p>
          </table:table-cell>
          <table:table-cell table:style-name="ce3" table:formula="of:=[.A23]*1000000*LOG(1000000*[.A23];10)" office:value-type="float" office:value="84950174.9525715">
            <text:p>84950174.9525715</text:p>
          </table:table-cell>
          <table:table-cell table:style-name="ce3" table:formula="of:=[.B23]/[.C23]" office:value-type="float" office:value="0.0000000728662419289417">
            <text:p>7.28662419289417E-008</text:p>
          </table:table-cell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3" office:value-type="float" office:value="6.79">
            <text:p>6.79</text:p>
          </table:table-cell>
          <table:table-cell table:style-name="ce3" table:formula="of:=[.A24]*1000000*LOG(1000000*[.A24];10)" office:value-type="float" office:value="92481263.5799889">
            <text:p>92481263.5799889</text:p>
          </table:table-cell>
          <table:table-cell table:style-name="ce3" table:formula="of:=[.B24]/[.C24]" office:value-type="float" office:value="0.0000000734202771151282">
            <text:p>7.34202771151282E-008</text:p>
          </table:table-cell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3" office:value-type="float" office:value="7.41">
            <text:p>7.41</text:p>
          </table:table-cell>
          <table:table-cell table:style-name="ce3" table:formula="of:=[.A25]*1000000*LOG(1000000*[.A25];10)" office:value-type="float" office:value="100045792.499495">
            <text:p>100045792.499495</text:p>
          </table:table-cell>
          <table:table-cell table:style-name="ce3" table:formula="of:=[.B25]/[.C25]" office:value-type="float" office:value="0.0000000740660832891836">
            <text:p>7.40660832891836E-008</text:p>
          </table:table-cell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3" office:value-type="float" office:value="8.04">
            <text:p>8.04</text:p>
          </table:table-cell>
          <table:table-cell table:style-name="ce3" table:formula="of:=[.A26]*1000000*LOG(1000000*[.A26];10)" office:value-type="float" office:value="107641368.885835">
            <text:p>107641368.885835</text:p>
          </table:table-cell>
          <table:table-cell table:style-name="ce3" table:formula="of:=[.B26]/[.C26]" office:value-type="float" office:value="0.0000000746924726359366">
            <text:p>7.46924726359366E-008</text:p>
          </table:table-cell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3" office:value-type="float" office:value="8.66">
            <text:p>8.66</text:p>
          </table:table-cell>
          <table:table-cell table:style-name="ce3" table:formula="of:=[.A27]*1000000*LOG(1000000*[.A27];10)" office:value-type="float" office:value="115265919.722495">
            <text:p>115265919.722495</text:p>
          </table:table-cell>
          <table:table-cell table:style-name="ce3" table:formula="of:=[.B27]/[.C27]" office:value-type="float" office:value="0.0000000751306198818275">
            <text:p>7.51306198818275E-008</text:p>
          </table:table-cell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3" office:value-type="float" office:value="9.31">
            <text:p>9.31</text:p>
          </table:table-cell>
          <table:table-cell table:style-name="ce3" table:formula="of:=[.A28]*1000000*LOG(1000000*[.A28];10)" office:value-type="float" office:value="122917631.663431">
            <text:p>122917631.663431</text:p>
          </table:table-cell>
          <table:table-cell table:style-name="ce3" table:formula="of:=[.B28]/[.C28]" office:value-type="float" office:value="0.0000000757417782462028">
            <text:p>7.57417782462028E-008</text:p>
          </table:table-cell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3" office:value-type="float" office:value="9.92">
            <text:p>9.92</text:p>
          </table:table-cell>
          <table:table-cell table:style-name="ce3" table:formula="of:=[.A29]*1000000*LOG(1000000*[.A29];10)" office:value-type="float" office:value="130594905.09186">
            <text:p>130594905.09186</text:p>
          </table:table-cell>
          <table:table-cell table:style-name="ce3" table:formula="of:=[.B29]/[.C29]" office:value-type="float" office:value="0.0000000759600843005502">
            <text:p>0.000000076</text:p>
          </table:table-cell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3" office:value-type="float" office:value="10.59">
            <text:p>10.59</text:p>
          </table:table-cell>
          <table:table-cell table:style-name="ce3" table:formula="of:=[.A30]*1000000*LOG(1000000*[.A30];10)" office:value-type="float" office:value="138296318.418104">
            <text:p>138296318.418104</text:p>
          </table:table-cell>
          <table:table-cell table:style-name="ce3" table:formula="of:=[.B30]/[.C30]" office:value-type="float" office:value="0.0000000765747065513619">
            <text:p>7.65747065513619E-008</text:p>
          </table:table-cell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3" office:value-type="float" office:value="11.26">
            <text:p>11.26</text:p>
          </table:table-cell>
          <table:table-cell table:style-name="ce3" table:formula="of:=[.A31]*1000000*LOG(1000000*[.A31];10)" office:value-type="float" office:value="146020599.91328">
            <text:p>146020599.91328</text:p>
          </table:table-cell>
          <table:table-cell table:style-name="ce3" table:formula="of:=[.B31]/[.C31]" office:value-type="float" office:value="0.0000000771124074732416">
            <text:p>7.71124074732416E-008</text:p>
          </table:table-cell>
        </table:table-row>
        <table:table-row table:style-name="ro2">
          <table:table-cell table:style-name="ce1" office:value-type="string" table:number-columns-spanned="3" table:number-rows-spanned="1">
            <text:p>Promedio Factor</text:p>
          </table:table-cell>
          <table:covered-table-cell table:number-columns-repeated="2" table:style-name="ce2"/>
          <table:table-cell table:style-name="ce2" table:formula="of:=SUM([.D3:.D31])/COUNT([.D3:.D31])" office:value-type="float" office:value="0.0000000654389430443571">
            <text:p>6.54389430443571E-008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Estimado (s)</text:p>
          </table:table-cell>
          <table:table-cell table:style-name="ce2" office:value-type="string">
            <text:p>Complejidad (nlogn)</text:p>
          </table:table-cell>
          <table:table-cell/>
        </table:table-row>
        <table:table-row table:style-name="ro1">
          <table:table-cell table:style-name="ce3" office:value-type="float" office:value="200000000">
            <text:p>200000000</text:p>
          </table:table-cell>
          <table:table-cell table:style-name="ce3" table:formula="of:=[.$D$32]*[.C35]" office:value-type="float" office:value="108.642125819151">
            <text:p>108.6421258192</text:p>
          </table:table-cell>
          <table:table-cell table:style-name="ce3" table:formula="of:=[.A35]*LOG([.A35];10)" office:value-type="float" office:value="1660205999.1328">
            <text:p>1660205999.1328</text:p>
          </table:table-cell>
          <table:table-cell/>
        </table:table-row>
        <table:table-row table:style-name="ro1">
          <table:table-cell table:style-name="ce3" office:value-type="float" office:value="210000000">
            <text:p>210000000</text:p>
          </table:table-cell>
          <table:table-cell table:style-name="ce3" table:formula="of:=[.$D$32]*[.C36]" office:value-type="float" office:value="114.365419230456">
            <text:p>114.3654192305</text:p>
          </table:table-cell>
          <table:table-cell table:style-name="ce3" table:formula="of:=[.A36]*LOG([.A36];10)" office:value-type="float" office:value="1747666051.89412">
            <text:p>1747666051.89412</text:p>
          </table:table-cell>
          <table:table-cell/>
        </table:table-row>
        <table:table-row table:style-name="ro1">
          <table:table-cell table:style-name="ce3" office:value-type="float" office:value="220000000">
            <text:p>220000000</text:p>
          </table:table-cell>
          <table:table-cell table:style-name="ce3" table:formula="of:=[.$D$32]*[.C37]" office:value-type="float" office:value="120.102250985701">
            <text:p>120.1022509857</text:p>
          </table:table-cell>
          <table:table-cell table:style-name="ce3" table:formula="of:=[.A37]*LOG([.A37];10)" office:value-type="float" office:value="1835332989.78089">
            <text:p>1835332989.78089</text:p>
          </table:table-cell>
          <table:table-cell/>
        </table:table-row>
        <table:table-row table:style-name="ro1">
          <table:table-cell table:style-name="ce3" office:value-type="float" office:value="230000000">
            <text:p>230000000</text:p>
          </table:table-cell>
          <table:table-cell table:style-name="ce3" table:formula="of:=[.$D$32]*[.C38]" office:value-type="float" office:value="125.852005271122">
            <text:p>125.8520052711</text:p>
          </table:table-cell>
          <table:table-cell table:style-name="ce3" table:formula="of:=[.A38]*LOG([.A38];10)" office:value-type="float" office:value="1923197402.28405">
            <text:p>1923197402.28405</text:p>
          </table:table-cell>
          <table:table-cell/>
        </table:table-row>
        <table:table-row table:style-name="ro1">
          <table:table-cell table:style-name="ce3" office:value-type="float" office:value="240000000">
            <text:p>240000000</text:p>
          </table:table-cell>
          <table:table-cell table:style-name="ce3" table:formula="of:=[.$D$32]*[.C39]" office:value-type="float" office:value="131.614119875052">
            <text:p>131.6141198751</text:p>
          </table:table-cell>
          <table:table-cell table:style-name="ce3" table:formula="of:=[.A39]*LOG([.A39];10)" office:value-type="float" office:value="2011250698.01079">
            <text:p>2011250698.01079</text:p>
          </table:table-cell>
          <table:table-cell/>
        </table:table-row>
        <table:table-row table:style-name="ro1">
          <table:table-cell table:style-name="ce3" office:value-type="float" office:value="250000000">
            <text:p>250000000</text:p>
          </table:table-cell>
          <table:table-cell table:style-name="ce3" table:formula="of:=[.$D$32]*[.C40]" office:value-type="float" office:value="137.388079479354">
            <text:p>137.3880794794</text:p>
          </table:table-cell>
          <table:table-cell table:style-name="ce3" table:formula="of:=[.A40]*LOG([.A40];10)" office:value-type="float" office:value="2099485002.16801">
            <text:p>2099485002.16801</text:p>
          </table:table-cell>
          <table:table-cell/>
        </table:table-row>
        <table:table-row table:style-name="ro1">
          <table:table-cell table:style-name="ce3" office:value-type="float" office:value="260000000">
            <text:p>260000000</text:p>
          </table:table-cell>
          <table:table-cell table:style-name="ce3" table:formula="of:=[.$D$32]*[.C41]" office:value-type="float" office:value="143.173410025788">
            <text:p>143.1734100258</text:p>
          </table:table-cell>
          <table:table-cell table:style-name="ce3" table:formula="of:=[.A41]*LOG([.A41];10)" office:value-type="float" office:value="2187893070.47241">
            <text:p>2187893070.47241</text:p>
          </table:table-cell>
          <table:table-cell/>
        </table:table-row>
        <table:table-row table:style-name="ro1">
          <table:table-cell table:style-name="ce3" office:value-type="float" office:value="270000000">
            <text:p>270000000</text:p>
          </table:table-cell>
          <table:table-cell table:style-name="ce3" table:formula="of:=[.$D$32]*[.C42]" office:value-type="float" office:value="148.969673950245">
            <text:p>148.9696739502</text:p>
          </table:table-cell>
          <table:table-cell table:style-name="ce3" table:formula="of:=[.A42]*LOG([.A42];10)" office:value-type="float" office:value="2276468216.32293">
            <text:p>2276468216.32293</text:p>
          </table:table-cell>
          <table:table-cell/>
        </table:table-row>
        <table:table-row table:style-name="ro1">
          <table:table-cell table:style-name="ce3" office:value-type="float" office:value="280000000">
            <text:p>280000000</text:p>
          </table:table-cell>
          <table:table-cell table:style-name="ce3" table:formula="of:=[.$D$32]*[.C43]" office:value-type="float" office:value="154.776466123912">
            <text:p>154.7764661239</text:p>
          </table:table-cell>
          <table:table-cell table:style-name="ce3" table:formula="of:=[.A43]*LOG([.A43];10)" office:value-type="float" office:value="2365204248.77582">
            <text:p>2365204248.77582</text:p>
          </table:table-cell>
          <table:table-cell/>
        </table:table-row>
        <table:table-row table:style-name="ro1">
          <table:table-cell table:style-name="ce3" office:value-type="float" office:value="290000000">
            <text:p>290000000</text:p>
          </table:table-cell>
          <table:table-cell table:style-name="ce3" table:formula="of:=[.$D$32]*[.C44]" office:value-type="float" office:value="160.593410374926">
            <text:p>160.5934103749</text:p>
          </table:table-cell>
          <table:table-cell table:style-name="ce3" table:formula="of:=[.A44]*LOG([.A44];10)" office:value-type="float" office:value="2454095419.3907">
            <text:p>2454095419.390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38.2">
            <text:p>38.2</text:p>
          </table:table-cell>
          <table:table-cell table:formula="of:=[.A48]" office:value-type="float" office:value="10000000">
            <text:p>10000000</text:p>
          </table:table-cell>
          <table:table-cell table:formula="of:=[.A48]/1000000" office:value-type="float" office:value="10">
            <text:p>10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42.1">
            <text:p>42.1</text:p>
          </table:table-cell>
          <table:table-cell table:formula="of:=[.A49]" office:value-type="float" office:value="11000000">
            <text:p>11000000</text:p>
          </table:table-cell>
          <table:table-cell table:formula="of:=[.A49]/1000000" office:value-type="float" office:value="11">
            <text:p>11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45.9">
            <text:p>45.9</text:p>
          </table:table-cell>
          <table:table-cell table:formula="of:=[.A50]" office:value-type="float" office:value="12000000">
            <text:p>12000000</text:p>
          </table:table-cell>
          <table:table-cell table:formula="of:=[.A50]/1000000" office:value-type="float" office:value="12">
            <text:p>12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49.7">
            <text:p>49.7</text:p>
          </table:table-cell>
          <table:table-cell table:formula="of:=[.A51]" office:value-type="float" office:value="13000000">
            <text:p>13000000</text:p>
          </table:table-cell>
          <table:table-cell table:formula="of:=[.A51]/1000000" office:value-type="float" office:value="13">
            <text:p>13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53.5">
            <text:p>53.5</text:p>
          </table:table-cell>
          <table:table-cell table:formula="of:=[.A52]" office:value-type="float" office:value="14000000">
            <text:p>14000000</text:p>
          </table:table-cell>
          <table:table-cell table:formula="of:=[.A52]/1000000" office:value-type="float" office:value="14">
            <text:p>14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57.3">
            <text:p>57.3</text:p>
          </table:table-cell>
          <table:table-cell table:formula="of:=[.A53]" office:value-type="float" office:value="15000000">
            <text:p>15000000</text:p>
          </table:table-cell>
          <table:table-cell table:formula="of:=[.A53]/1000000" office:value-type="float" office:value="15">
            <text:p>15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61.1">
            <text:p>61.1</text:p>
          </table:table-cell>
          <table:table-cell table:formula="of:=[.A54]" office:value-type="float" office:value="16000000">
            <text:p>16000000</text:p>
          </table:table-cell>
          <table:table-cell table:formula="of:=[.A54]/1000000" office:value-type="float" office:value="16">
            <text:p>16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64.9">
            <text:p>64.9</text:p>
          </table:table-cell>
          <table:table-cell table:formula="of:=[.A55]" office:value-type="float" office:value="17000000">
            <text:p>17000000</text:p>
          </table:table-cell>
          <table:table-cell table:formula="of:=[.A55]/1000000" office:value-type="float" office:value="17">
            <text:p>17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68.8">
            <text:p>68.8</text:p>
          </table:table-cell>
          <table:table-cell table:formula="of:=[.A56]" office:value-type="float" office:value="18000000">
            <text:p>18000000</text:p>
          </table:table-cell>
          <table:table-cell table:formula="of:=[.A56]/1000000" office:value-type="float" office:value="18">
            <text:p>1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72.6">
            <text:p>72.6</text:p>
          </table:table-cell>
          <table:table-cell table:formula="of:=[.A57]" office:value-type="float" office:value="19000000">
            <text:p>19000000</text:p>
          </table:table-cell>
          <table:table-cell table:formula="of:=[.A57]/1000000" office:value-type="float" office:value="19">
            <text:p>19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76.4">
            <text:p>76.4</text:p>
          </table:table-cell>
          <table:table-cell table:formula="of:=[.A58]" office:value-type="float" office:value="20000000">
            <text:p>20000000</text:p>
          </table:table-cell>
          <table:table-cell table:formula="of:=[.A58]/1000000" office:value-type="float" office:value="20">
            <text:p>20</text:p>
          </table:table-cell>
        </table:table-row>
        <table:table-row table:style-name="ro1" table:number-rows-repeated="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ick Sort" table:style-name="ta1">
        <table:shapes>
          <draw:frame draw:z-index="0" draw:style-name="gr1" svg:width="6.9421in" svg:height="3.6035in" svg:x="6.5965in" svg:y="0.7272in">
            <draw:object draw:notify-on-update-of-ranges="'Quick Sort'.A2:'Quick Sort'.A2 'Quick Sort'.A3:'Quick Sort'.A31 'Quick Sort'.B2:'Quick Sort'.B2 'Quick Sort'.B3:'Quick Sort'.B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2" draw:text-style-name="P1" svg:width="5.0173in" svg:height="2.8028in" svg:x="5.4394in" svg:y="6.5646in">
            <draw:object draw:notify-on-update-of-ranges="'Quick Sort'.D47:'Quick Sort'.D47 'Quick Sort'.D48:'Quick Sort'.D58 'Quick Sort'.B48:'Quick Sort'.B58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4" table:number-rows-spanned="1">
            <text:p>Quick Sort</text:p>
          </table:table-cell>
          <table:covered-table-cell table:number-columns-repeated="3" table:style-name="ce3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Real (segundos)</text:p>
          </table:table-cell>
          <table:table-cell table:style-name="ce2" office:value-type="string">
            <text:p>COmplejidad (nlogn)</text:p>
          </table:table-cell>
          <table:table-cell table:style-name="ce2" office:value-type="string">
            <text:p>Factor Constante</text:p>
          </table:table-cell>
        </table:table-row>
        <table:table-row table:style-name="ro1">
          <table:table-cell table:style-name="ce7" table:formula="of:=100000/1000000" office:value-type="float" office:value="0.1">
            <text:p>0.1</text:p>
          </table:table-cell>
          <table:table-cell table:style-name="ce3" office:value-type="float" office:value="0.01">
            <text:p>0.01</text:p>
          </table:table-cell>
          <table:table-cell table:style-name="ce3" table:formula="of:=[.A3]*1000000*LOG(1000000*[.A3];10)" office:value-type="float" office:value="500000">
            <text:p>500000</text:p>
          </table:table-cell>
          <table:table-cell table:style-name="ce3" table:formula="of:=[.B3]/[.C3]" office:value-type="float" office:value="0.00000002">
            <text:p>0.00000002</text:p>
          </table:table-cell>
        </table:table-row>
        <table:table-row table:style-name="ro1">
          <table:table-cell table:style-name="ce7" table:formula="of:=200000/1000000" office:value-type="float" office:value="0.2">
            <text:p>0.2</text:p>
          </table:table-cell>
          <table:table-cell table:style-name="ce3" office:value-type="float" office:value="0.02">
            <text:p>0.02</text:p>
          </table:table-cell>
          <table:table-cell table:style-name="ce3" table:formula="of:=[.A4]*1000000*LOG(1000000*[.A4];10)" office:value-type="float" office:value="1060205.9991328">
            <text:p>1060205.9991328</text:p>
          </table:table-cell>
          <table:table-cell table:style-name="ce3" table:formula="of:=[.B4]/[.C4]" office:value-type="float" office:value="0.0000000188642584708624">
            <text:p>1.88642584708624E-008</text:p>
          </table:table-cell>
        </table:table-row>
        <table:table-row table:style-name="ro1">
          <table:table-cell table:style-name="ce7" table:formula="of:=300000/1000000" office:value-type="float" office:value="0.3">
            <text:p>0.3</text:p>
          </table:table-cell>
          <table:table-cell table:style-name="ce3" office:value-type="float" office:value="0.04">
            <text:p>0.04</text:p>
          </table:table-cell>
          <table:table-cell table:style-name="ce3" table:formula="of:=[.A5]*1000000*LOG(1000000*[.A5];10)" office:value-type="float" office:value="1643136.3764159">
            <text:p>1643136.3764159</text:p>
          </table:table-cell>
          <table:table-cell table:style-name="ce3" table:formula="of:=[.B5]/[.C5]" office:value-type="float" office:value="0.0000000243436884327582">
            <text:p>2.43436884327582E-008</text:p>
          </table:table-cell>
        </table:table-row>
        <table:table-row table:style-name="ro1">
          <table:table-cell table:style-name="ce7" office:value-type="float" office:value="0.4">
            <text:p>0.4</text:p>
          </table:table-cell>
          <table:table-cell table:style-name="ce3" office:value-type="float" office:value="0.06">
            <text:p>0.06</text:p>
          </table:table-cell>
          <table:table-cell table:style-name="ce3" table:formula="of:=[.A6]*1000000*LOG(1000000*[.A6];10)" office:value-type="float" office:value="2240823.99653118">
            <text:p>2240823.99653118</text:p>
          </table:table-cell>
          <table:table-cell table:style-name="ce3" table:formula="of:=[.B6]/[.C6]" office:value-type="float" office:value="0.000000026775864634117">
            <text:p>2.6775864634117E-008</text:p>
          </table:table-cell>
        </table:table-row>
        <table:table-row table:style-name="ro1">
          <table:table-cell table:style-name="ce7" office:value-type="float" office:value="0.5">
            <text:p>0.5</text:p>
          </table:table-cell>
          <table:table-cell table:style-name="ce3" office:value-type="float" office:value="0.07">
            <text:p>0.07</text:p>
          </table:table-cell>
          <table:table-cell table:style-name="ce3" table:formula="of:=[.A7]*1000000*LOG(1000000*[.A7];10)" office:value-type="float" office:value="2849485.00216801">
            <text:p>2849485.00216801</text:p>
          </table:table-cell>
          <table:table-cell table:style-name="ce3" table:formula="of:=[.B7]/[.C7]" office:value-type="float" office:value="0.0000000245658425809369">
            <text:p>2.45658425809369E-008</text:p>
          </table:table-cell>
        </table:table-row>
        <table:table-row table:style-name="ro1">
          <table:table-cell table:style-name="ce7" office:value-type="float" office:value="0.6">
            <text:p>0.6</text:p>
          </table:table-cell>
          <table:table-cell table:style-name="ce3" office:value-type="float" office:value="0.08">
            <text:p>0.08</text:p>
          </table:table-cell>
          <table:table-cell table:style-name="ce3" table:formula="of:=[.A8]*1000000*LOG(1000000*[.A8];10)" office:value-type="float" office:value="3466890.75023019">
            <text:p>3466890.75023019</text:p>
          </table:table-cell>
          <table:table-cell table:style-name="ce3" table:formula="of:=[.B8]/[.C8]" office:value-type="float" office:value="0.0000000230754314928119">
            <text:p>2.30754314928119E-008</text:p>
          </table:table-cell>
        </table:table-row>
        <table:table-row table:style-name="ro1">
          <table:table-cell table:style-name="ce7" office:value-type="float" office:value="0.7">
            <text:p>0.7</text:p>
          </table:table-cell>
          <table:table-cell table:style-name="ce3" office:value-type="float" office:value="0.1">
            <text:p>0.1</text:p>
          </table:table-cell>
          <table:table-cell table:style-name="ce3" table:formula="of:=[.A9]*1000000*LOG(1000000*[.A9];10)" office:value-type="float" office:value="4091568.62800998">
            <text:p>4091568.62800998</text:p>
          </table:table-cell>
          <table:table-cell table:style-name="ce3" table:formula="of:=[.B9]/[.C9]" office:value-type="float" office:value="0.0000000244405041419621">
            <text:p>2.44405041419621E-008</text:p>
          </table:table-cell>
        </table:table-row>
        <table:table-row table:style-name="ro1">
          <table:table-cell table:style-name="ce7" office:value-type="float" office:value="0.8">
            <text:p>0.8</text:p>
          </table:table-cell>
          <table:table-cell table:style-name="ce3" office:value-type="float" office:value="0.11">
            <text:p>0.11</text:p>
          </table:table-cell>
          <table:table-cell table:style-name="ce3" table:formula="of:=[.A10]*1000000*LOG(1000000*[.A10];10)" office:value-type="float" office:value="4722471.98959355">
            <text:p>4722471.98959355</text:p>
          </table:table-cell>
          <table:table-cell table:style-name="ce3" table:formula="of:=[.B10]/[.C10]" office:value-type="float" office:value="0.0000000232928856417563">
            <text:p>2.32928856417563E-008</text:p>
          </table:table-cell>
        </table:table-row>
        <table:table-row table:style-name="ro1">
          <table:table-cell table:style-name="ce7" office:value-type="float" office:value="0.9">
            <text:p>0.9</text:p>
          </table:table-cell>
          <table:table-cell table:style-name="ce3" office:value-type="float" office:value="0.12">
            <text:p>0.12</text:p>
          </table:table-cell>
          <table:table-cell table:style-name="ce3" table:formula="of:=[.A11]*1000000*LOG(1000000*[.A11];10)" office:value-type="float" office:value="5358818.25849539">
            <text:p>5358818.25849539</text:p>
          </table:table-cell>
          <table:table-cell table:style-name="ce3" table:formula="of:=[.B11]/[.C11]" office:value-type="float" office:value="0.0000000223929967786765">
            <text:p>2.23929967786765E-008</text:p>
          </table:table-cell>
        </table:table-row>
        <table:table-row table:style-name="ro1">
          <table:table-cell table:style-name="ce7" table:formula="of:=1000000/1000000" office:value-type="float" office:value="1">
            <text:p>1</text:p>
          </table:table-cell>
          <table:table-cell table:style-name="ce3" office:value-type="float" office:value="0.15">
            <text:p>0.15</text:p>
          </table:table-cell>
          <table:table-cell table:style-name="ce3" table:formula="of:=[.A12]*1000000*LOG(1000000*[.A12];10)" office:value-type="float" office:value="6000000">
            <text:p>6000000</text:p>
          </table:table-cell>
          <table:table-cell table:style-name="ce3" table:formula="of:=[.B12]/[.C12]" office:value-type="float" office:value="0.000000025">
            <text:p>0.000000025</text:p>
          </table:table-cell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3" office:value-type="float" office:value="0.3">
            <text:p>0.3</text:p>
          </table:table-cell>
          <table:table-cell table:style-name="ce3" table:formula="of:=[.A13]*1000000*LOG(1000000*[.A13];10)" office:value-type="float" office:value="12602059.991328">
            <text:p>12602059.991328</text:p>
          </table:table-cell>
          <table:table-cell table:style-name="ce3" table:formula="of:=[.B13]/[.C13]" office:value-type="float" office:value="0.0000000238056317940435">
            <text:p>2.38056317940435E-008</text:p>
          </table:table-cell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3" office:value-type="float" office:value="0.45">
            <text:p>0.45</text:p>
          </table:table-cell>
          <table:table-cell table:style-name="ce3" table:formula="of:=[.A14]*1000000*LOG(1000000*[.A14];10)" office:value-type="float" office:value="19431363.764159">
            <text:p>19431363.764159</text:p>
          </table:table-cell>
          <table:table-cell table:style-name="ce3" table:formula="of:=[.B14]/[.C14]" office:value-type="float" office:value="0.0000000231584363023465">
            <text:p>2.31584363023465E-008</text:p>
          </table:table-cell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3" office:value-type="float" office:value="0.61">
            <text:p>0.61</text:p>
          </table:table-cell>
          <table:table-cell table:style-name="ce3" table:formula="of:=[.A15]*1000000*LOG(1000000*[.A15];10)" office:value-type="float" office:value="26408239.9653118">
            <text:p>26408239.9653118</text:p>
          </table:table-cell>
          <table:table-cell table:style-name="ce3" table:formula="of:=[.B15]/[.C15]" office:value-type="float" office:value="0.00000002309885099504">
            <text:p>2.309885099504E-008</text:p>
          </table:table-cell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3" office:value-type="float" office:value="0.78">
            <text:p>0.78</text:p>
          </table:table-cell>
          <table:table-cell table:style-name="ce3" table:formula="of:=[.A16]*1000000*LOG(1000000*[.A16];10)" office:value-type="float" office:value="33494850.0216801">
            <text:p>33494850.0216801</text:p>
          </table:table-cell>
          <table:table-cell table:style-name="ce3" table:formula="of:=[.B16]/[.C16]" office:value-type="float" office:value="0.0000000232871620411834">
            <text:p>2.32871620411834E-008</text:p>
          </table:table-cell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3" office:value-type="float" office:value="0.95">
            <text:p>0.95</text:p>
          </table:table-cell>
          <table:table-cell table:style-name="ce3" table:formula="of:=[.A17]*1000000*LOG(1000000*[.A17];10)" office:value-type="float" office:value="40668907.5023019">
            <text:p>40668907.5023019</text:p>
          </table:table-cell>
          <table:table-cell table:style-name="ce3" table:formula="of:=[.B17]/[.C17]" office:value-type="float" office:value="0.000000023359368577733">
            <text:p>2.3359368577733E-008</text:p>
          </table:table-cell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3" office:value-type="float" office:value="1.11">
            <text:p>1.11</text:p>
          </table:table-cell>
          <table:table-cell table:style-name="ce3" table:formula="of:=[.A18]*1000000*LOG(1000000*[.A18];10)" office:value-type="float" office:value="47915686.2800998">
            <text:p>47915686.2800998</text:p>
          </table:table-cell>
          <table:table-cell table:style-name="ce3" table:formula="of:=[.B18]/[.C18]" office:value-type="float" office:value="0.0000000231656913669418">
            <text:p>2.31656913669418E-008</text:p>
          </table:table-cell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3" office:value-type="float" office:value="1.29">
            <text:p>1.29</text:p>
          </table:table-cell>
          <table:table-cell table:style-name="ce3" table:formula="of:=[.A19]*1000000*LOG(1000000*[.A19];10)" office:value-type="float" office:value="55224719.8959355">
            <text:p>55224719.8959355</text:p>
          </table:table-cell>
          <table:table-cell table:style-name="ce3" table:formula="of:=[.B19]/[.C19]" office:value-type="float" office:value="0.00000002335910444509">
            <text:p>2.335910444509E-008</text:p>
          </table:table-cell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3" office:value-type="float" office:value="1.46">
            <text:p>1.46</text:p>
          </table:table-cell>
          <table:table-cell table:style-name="ce3" table:formula="of:=[.A20]*1000000*LOG(1000000*[.A20];10)" office:value-type="float" office:value="62588182.5849539">
            <text:p>62588182.5849539</text:p>
          </table:table-cell>
          <table:table-cell table:style-name="ce3" table:formula="of:=[.B20]/[.C20]" office:value-type="float" office:value="0.0000000233270873142589">
            <text:p>2.33270873142589E-008</text:p>
          </table:table-cell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3" office:value-type="float" office:value="1.64">
            <text:p>1.64</text:p>
          </table:table-cell>
          <table:table-cell table:style-name="ce3" table:formula="of:=[.A21]*1000000*LOG(1000000*[.A21];10)" office:value-type="float" office:value="70000000">
            <text:p>70000000</text:p>
          </table:table-cell>
          <table:table-cell table:style-name="ce3" table:formula="of:=[.B21]/[.C21]" office:value-type="float" office:value="0.0000000234285714285714">
            <text:p>2.34285714285714E-008</text:p>
          </table:table-cell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3" office:value-type="float" office:value="1.81">
            <text:p>1.81</text:p>
          </table:table-cell>
          <table:table-cell table:style-name="ce3" table:formula="of:=[.A22]*1000000*LOG(1000000*[.A22];10)" office:value-type="float" office:value="77455319.5367405">
            <text:p>77455319.5367405</text:p>
          </table:table-cell>
          <table:table-cell table:style-name="ce3" table:formula="of:=[.B22]/[.C22]" office:value-type="float" office:value="0.0000000233683110575954">
            <text:p>2.33683110575954E-008</text:p>
          </table:table-cell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3" office:value-type="float" office:value="1.99">
            <text:p>1.99</text:p>
          </table:table-cell>
          <table:table-cell table:style-name="ce3" table:formula="of:=[.A23]*1000000*LOG(1000000*[.A23];10)" office:value-type="float" office:value="84950174.9525715">
            <text:p>84950174.9525715</text:p>
          </table:table-cell>
          <table:table-cell table:style-name="ce3" table:formula="of:=[.B23]/[.C23]" office:value-type="float" office:value="0.0000000234254961936339">
            <text:p>2.34254961936339E-008</text:p>
          </table:table-cell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3" office:value-type="float" office:value="2.2">
            <text:p>2.2</text:p>
          </table:table-cell>
          <table:table-cell table:style-name="ce3" table:formula="of:=[.A24]*1000000*LOG(1000000*[.A24];10)" office:value-type="float" office:value="92481263.5799889">
            <text:p>92481263.5799889</text:p>
          </table:table-cell>
          <table:table-cell table:style-name="ce3" table:formula="of:=[.B24]/[.C24]" office:value-type="float" office:value="0.0000000237886023053435">
            <text:p>2.37886023053435E-008</text:p>
          </table:table-cell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3" office:value-type="float" office:value="2.33">
            <text:p>2.33</text:p>
          </table:table-cell>
          <table:table-cell table:style-name="ce3" table:formula="of:=[.A25]*1000000*LOG(1000000*[.A25];10)" office:value-type="float" office:value="100045792.499495">
            <text:p>100045792.499495</text:p>
          </table:table-cell>
          <table:table-cell table:style-name="ce3" table:formula="of:=[.B25]/[.C25]" office:value-type="float" office:value="0.0000000232893352312818">
            <text:p>2.32893352312818E-008</text:p>
          </table:table-cell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3" office:value-type="float" office:value="2.54">
            <text:p>2.54</text:p>
          </table:table-cell>
          <table:table-cell table:style-name="ce3" table:formula="of:=[.A26]*1000000*LOG(1000000*[.A26];10)" office:value-type="float" office:value="107641368.885835">
            <text:p>107641368.885835</text:p>
          </table:table-cell>
          <table:table-cell table:style-name="ce3" table:formula="of:=[.B26]/[.C26]" office:value-type="float" office:value="0.0000000235968756834924">
            <text:p>2.35968756834924E-008</text:p>
          </table:table-cell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3" office:value-type="float" office:value="2.72">
            <text:p>2.72</text:p>
          </table:table-cell>
          <table:table-cell table:style-name="ce3" table:formula="of:=[.A27]*1000000*LOG(1000000*[.A27];10)" office:value-type="float" office:value="115265919.722495">
            <text:p>115265919.722495</text:p>
          </table:table-cell>
          <table:table-cell table:style-name="ce3" table:formula="of:=[.B27]/[.C27]" office:value-type="float" office:value="0.0000000235976080922137">
            <text:p>2.35976080922137E-008</text:p>
          </table:table-cell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3" office:value-type="float" office:value="2.96">
            <text:p>2.96</text:p>
          </table:table-cell>
          <table:table-cell table:style-name="ce3" table:formula="of:=[.A28]*1000000*LOG(1000000*[.A28];10)" office:value-type="float" office:value="122917631.663431">
            <text:p>122917631.663431</text:p>
          </table:table-cell>
          <table:table-cell table:style-name="ce3" table:formula="of:=[.B28]/[.C28]" office:value-type="float" office:value="0.0000000240811668752696">
            <text:p>2.40811668752696E-008</text:p>
          </table:table-cell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3" office:value-type="float" office:value="3.08">
            <text:p>3.08</text:p>
          </table:table-cell>
          <table:table-cell table:style-name="ce3" table:formula="of:=[.A29]*1000000*LOG(1000000*[.A29];10)" office:value-type="float" office:value="130594905.09186">
            <text:p>130594905.09186</text:p>
          </table:table-cell>
          <table:table-cell table:style-name="ce3" table:formula="of:=[.B29]/[.C29]" office:value-type="float" office:value="0.0000000235843810126708">
            <text:p>2.35843810126708E-008</text:p>
          </table:table-cell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3" office:value-type="float" office:value="3.31">
            <text:p>3.31</text:p>
          </table:table-cell>
          <table:table-cell table:style-name="ce3" table:formula="of:=[.A30]*1000000*LOG(1000000*[.A30];10)" office:value-type="float" office:value="138296318.418104">
            <text:p>138296318.418104</text:p>
          </table:table-cell>
          <table:table-cell table:style-name="ce3" table:formula="of:=[.B30]/[.C30]" office:value-type="float" office:value="0.0000000239341150788487">
            <text:p>2.39341150788487E-008</text:p>
          </table:table-cell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3" office:value-type="float" office:value="3.43">
            <text:p>3.43</text:p>
          </table:table-cell>
          <table:table-cell table:style-name="ce3" table:formula="of:=[.A31]*1000000*LOG(1000000*[.A31];10)" office:value-type="float" office:value="146020599.91328">
            <text:p>146020599.91328</text:p>
          </table:table-cell>
          <table:table-cell table:style-name="ce3" table:formula="of:=[.B31]/[.C31]" office:value-type="float" office:value="0.0000000234898363795043">
            <text:p>2.34898363795043E-008</text:p>
          </table:table-cell>
        </table:table-row>
        <table:table-row table:style-name="ro2">
          <table:table-cell table:style-name="ce1" office:value-type="string" table:number-columns-spanned="3" table:number-rows-spanned="1">
            <text:p>Factor Constante</text:p>
          </table:table-cell>
          <table:covered-table-cell table:number-columns-repeated="2" table:style-name="ce3"/>
          <table:table-cell table:style-name="ce2" table:formula="of:=SUM([.D3:.D31])/COUNT([.D3:.D31])" office:value-type="float" office:value="0.0000000234102449775498">
            <text:p>2.34102449775498E-008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Estimado (s)</text:p>
          </table:table-cell>
          <table:table-cell office:value-type="string">
            <text:p>Complejidad (n²)</text:p>
          </table:table-cell>
          <table:table-cell/>
        </table:table-row>
        <table:table-row table:style-name="ro1">
          <table:table-cell office:value-type="float" office:value="200000000">
            <text:p>200000000</text:p>
          </table:table-cell>
          <table:table-cell table:formula="of:=[.$D$32]*[.C35]" office:value-type="float" office:value="38.8658291528967">
            <text:p>38.8658291529</text:p>
          </table:table-cell>
          <table:table-cell table:formula="of:=[.A35]*LOG([.A35];10)" office:value-type="float" office:value="1660205999.1328">
            <text:p>1660205999.1328</text:p>
          </table:table-cell>
          <table:table-cell/>
        </table:table-row>
        <table:table-row table:style-name="ro1">
          <table:table-cell office:value-type="float" office:value="210000000">
            <text:p>210000000</text:p>
          </table:table-cell>
          <table:table-cell table:formula="of:=[.$D$32]*[.C36]" office:value-type="float" office:value="40.9132904137886">
            <text:p>40.9132904138</text:p>
          </table:table-cell>
          <table:table-cell table:formula="of:=[.A36]*LOG([.A36];10)" office:value-type="float" office:value="1747666051.89412">
            <text:p>1747666051.89412</text:p>
          </table:table-cell>
          <table:table-cell/>
        </table:table-row>
        <table:table-row table:style-name="ro1">
          <table:table-cell office:value-type="float" office:value="220000000">
            <text:p>220000000</text:p>
          </table:table-cell>
          <table:table-cell table:formula="of:=[.$D$32]*[.C37]" office:value-type="float" office:value="42.9655949061495">
            <text:p>42.9655949061</text:p>
          </table:table-cell>
          <table:table-cell table:formula="of:=[.A37]*LOG([.A37];10)" office:value-type="float" office:value="1835332989.78089">
            <text:p>1835332989.78089</text:p>
          </table:table-cell>
          <table:table-cell/>
        </table:table-row>
        <table:table-row table:style-name="ro1">
          <table:table-cell office:value-type="float" office:value="230000000">
            <text:p>230000000</text:p>
          </table:table-cell>
          <table:table-cell table:formula="of:=[.$D$32]*[.C38]" office:value-type="float" office:value="45.022522327657">
            <text:p>45.0225223277</text:p>
          </table:table-cell>
          <table:table-cell table:formula="of:=[.A38]*LOG([.A38];10)" office:value-type="float" office:value="1923197402.28405">
            <text:p>1923197402.28405</text:p>
          </table:table-cell>
          <table:table-cell/>
        </table:table-row>
        <table:table-row table:style-name="ro1">
          <table:table-cell office:value-type="float" office:value="240000000">
            <text:p>240000000</text:p>
          </table:table-cell>
          <table:table-cell table:formula="of:=[.$D$32]*[.C39]" office:value-type="float" office:value="47.0838715517006">
            <text:p>47.0838715517</text:p>
          </table:table-cell>
          <table:table-cell table:formula="of:=[.A39]*LOG([.A39];10)" office:value-type="float" office:value="2011250698.01079">
            <text:p>2011250698.01079</text:p>
          </table:table-cell>
          <table:table-cell/>
        </table:table-row>
        <table:table-row table:style-name="ro1">
          <table:table-cell office:value-type="float" office:value="250000000">
            <text:p>250000000</text:p>
          </table:table-cell>
          <table:table-cell table:formula="of:=[.$D$32]*[.C40]" office:value-type="float" office:value="49.1494582274448">
            <text:p>49.1494582274</text:p>
          </table:table-cell>
          <table:table-cell table:formula="of:=[.A40]*LOG([.A40];10)" office:value-type="float" office:value="2099485002.16801">
            <text:p>2099485002.16801</text:p>
          </table:table-cell>
          <table:table-cell/>
        </table:table-row>
        <table:table-row table:style-name="ro1">
          <table:table-cell office:value-type="float" office:value="260000000">
            <text:p>260000000</text:p>
          </table:table-cell>
          <table:table-cell table:formula="of:=[.$D$32]*[.C41]" office:value-type="float" office:value="51.2191127644427">
            <text:p>51.2191127644</text:p>
          </table:table-cell>
          <table:table-cell table:formula="of:=[.A41]*LOG([.A41];10)" office:value-type="float" office:value="2187893070.47241">
            <text:p>2187893070.47241</text:p>
          </table:table-cell>
          <table:table-cell/>
        </table:table-row>
        <table:table-row table:style-name="ro1">
          <table:table-cell office:value-type="float" office:value="270000000">
            <text:p>270000000</text:p>
          </table:table-cell>
          <table:table-cell table:formula="of:=[.$D$32]*[.C42]" office:value-type="float" office:value="53.2926786277256">
            <text:p>53.2926786277</text:p>
          </table:table-cell>
          <table:table-cell table:formula="of:=[.A42]*LOG([.A42];10)" office:value-type="float" office:value="2276468216.32293">
            <text:p>2276468216.32293</text:p>
          </table:table-cell>
          <table:table-cell/>
        </table:table-row>
        <table:table-row table:style-name="ro1">
          <table:table-cell office:value-type="float" office:value="280000000">
            <text:p>280000000</text:p>
          </table:table-cell>
          <table:table-cell table:formula="of:=[.$D$32]*[.C43]" office:value-type="float" office:value="55.3700108857836">
            <text:p>55.3700108858</text:p>
          </table:table-cell>
          <table:table-cell table:formula="of:=[.A43]*LOG([.A43];10)" office:value-type="float" office:value="2365204248.77582">
            <text:p>2365204248.77582</text:p>
          </table:table-cell>
          <table:table-cell/>
        </table:table-row>
        <table:table-row table:style-name="ro1">
          <table:table-cell office:value-type="float" office:value="290000000">
            <text:p>290000000</text:p>
          </table:table-cell>
          <table:table-cell table:formula="of:=[.$D$32]*[.C44]" office:value-type="float" office:value="57.4509749662191">
            <text:p>57.4509749662</text:p>
          </table:table-cell>
          <table:table-cell table:formula="of:=[.A44]*LOG([.A44];10)" office:value-type="float" office:value="2454095419.3907">
            <text:p>2454095419.390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38.2">
            <text:p>38.2</text:p>
          </table:table-cell>
          <table:table-cell table:formula="of:=[.A48]" office:value-type="float" office:value="10000000">
            <text:p>10000000</text:p>
          </table:table-cell>
          <table:table-cell table:formula="of:=[.A48]/1000000" office:value-type="float" office:value="10">
            <text:p>10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42.1">
            <text:p>42.1</text:p>
          </table:table-cell>
          <table:table-cell table:formula="of:=[.A49]" office:value-type="float" office:value="11000000">
            <text:p>11000000</text:p>
          </table:table-cell>
          <table:table-cell table:formula="of:=[.A49]/1000000" office:value-type="float" office:value="11">
            <text:p>11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45.9">
            <text:p>45.9</text:p>
          </table:table-cell>
          <table:table-cell table:formula="of:=[.A50]" office:value-type="float" office:value="12000000">
            <text:p>12000000</text:p>
          </table:table-cell>
          <table:table-cell table:formula="of:=[.A50]/1000000" office:value-type="float" office:value="12">
            <text:p>12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49.7">
            <text:p>49.7</text:p>
          </table:table-cell>
          <table:table-cell table:formula="of:=[.A51]" office:value-type="float" office:value="13000000">
            <text:p>13000000</text:p>
          </table:table-cell>
          <table:table-cell table:formula="of:=[.A51]/1000000" office:value-type="float" office:value="13">
            <text:p>13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53.5">
            <text:p>53.5</text:p>
          </table:table-cell>
          <table:table-cell table:formula="of:=[.A52]" office:value-type="float" office:value="14000000">
            <text:p>14000000</text:p>
          </table:table-cell>
          <table:table-cell table:formula="of:=[.A52]/1000000" office:value-type="float" office:value="14">
            <text:p>14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57.3">
            <text:p>57.3</text:p>
          </table:table-cell>
          <table:table-cell table:formula="of:=[.A53]" office:value-type="float" office:value="15000000">
            <text:p>15000000</text:p>
          </table:table-cell>
          <table:table-cell table:formula="of:=[.A53]/1000000" office:value-type="float" office:value="15">
            <text:p>15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61.1">
            <text:p>61.1</text:p>
          </table:table-cell>
          <table:table-cell table:formula="of:=[.A54]" office:value-type="float" office:value="16000000">
            <text:p>16000000</text:p>
          </table:table-cell>
          <table:table-cell table:formula="of:=[.A54]/1000000" office:value-type="float" office:value="16">
            <text:p>16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64.9">
            <text:p>64.9</text:p>
          </table:table-cell>
          <table:table-cell table:formula="of:=[.A55]" office:value-type="float" office:value="17000000">
            <text:p>17000000</text:p>
          </table:table-cell>
          <table:table-cell table:formula="of:=[.A55]/1000000" office:value-type="float" office:value="17">
            <text:p>17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68.8">
            <text:p>68.8</text:p>
          </table:table-cell>
          <table:table-cell table:formula="of:=[.A56]" office:value-type="float" office:value="18000000">
            <text:p>18000000</text:p>
          </table:table-cell>
          <table:table-cell table:formula="of:=[.A56]/1000000" office:value-type="float" office:value="18">
            <text:p>1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72.6">
            <text:p>72.6</text:p>
          </table:table-cell>
          <table:table-cell table:formula="of:=[.A57]" office:value-type="float" office:value="19000000">
            <text:p>19000000</text:p>
          </table:table-cell>
          <table:table-cell table:formula="of:=[.A57]/1000000" office:value-type="float" office:value="19">
            <text:p>19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76.4">
            <text:p>76.4</text:p>
          </table:table-cell>
          <table:table-cell table:formula="of:=[.A58]" office:value-type="float" office:value="20000000">
            <text:p>20000000</text:p>
          </table:table-cell>
          <table:table-cell table:formula="of:=[.A58]/1000000" office:value-type="float" office:value="20">
            <text:p>20</text:p>
          </table:table-cell>
        </table:table-row>
        <table:table-row table:style-name="ro1" table:number-rows-repeated="3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unting Sort" table:style-name="ta1">
        <table:shapes>
          <draw:frame draw:z-index="0" draw:style-name="gr1" svg:width="9.5571in" svg:height="5.4382in" svg:x="6.4331in" svg:y="0.3681in">
            <draw:object draw:notify-on-update-of-ranges="'Counting Sort'.A4:'Counting Sort'.A31 'Counting Sort'.A4:'Counting Sort'.A31 'Counting Sort'.B2:'Counting Sort'.B2 'Counting Sort'.B4:'Counting Sort'.B3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2" draw:text-style-name="P1" svg:width="5.4217in" svg:height="2.8571in" svg:x="5.6768in" svg:y="6.0354in">
            <draw:object draw:notify-on-update-of-ranges="'Counting Sort'.D47:'Counting Sort'.D47 'Counting Sort'.D48:'Counting Sort'.D58 'Counting Sort'.B48:'Counting Sort'.B58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5" table:default-cell-style-name="ce3"/>
        <table:table-row table:style-name="ro1">
          <table:table-cell table:style-name="ce1" office:value-type="string" table:number-columns-spanned="4" table:number-rows-spanned="1">
            <text:p>Counting Sort</text:p>
          </table:table-cell>
          <table:covered-table-cell table:number-columns-repeated="3" table:style-name="ce2"/>
          <table:table-cell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Real (s)</text:p>
          </table:table-cell>
          <table:table-cell table:style-name="ce2" office:value-type="string">
            <text:p>Complejidad (n+k)</text:p>
          </table:table-cell>
          <table:table-cell table:style-name="ce2" office:value-type="string">
            <text:p>Factor Constante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2">
            <text:p>0.02</text:p>
          </table:table-cell>
          <table:table-cell table:formula="of:=[.A3]+3000000" office:value-type="float" office:value="3100000">
            <text:p>3100000</text:p>
          </table:table-cell>
          <table:table-cell table:formula="of:=[.B3]/[.C3]" office:value-type="float" office:value="0.00000000645161290322581">
            <text:p>6.45161290322581E-009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3">
            <text:p>0.03</text:p>
          </table:table-cell>
          <table:table-cell table:formula="of:=[.A4]+3000000" office:value-type="float" office:value="3200000">
            <text:p>3200000</text:p>
          </table:table-cell>
          <table:table-cell table:formula="of:=[.B4]/[.C4]" office:value-type="float" office:value="0.000000009375">
            <text:p>9.375E-009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4">
            <text:p>0.04</text:p>
          </table:table-cell>
          <table:table-cell table:formula="of:=[.A5]+3000000" office:value-type="float" office:value="3300000">
            <text:p>3300000</text:p>
          </table:table-cell>
          <table:table-cell table:formula="of:=[.B5]/[.C5]" office:value-type="float" office:value="0.0000000121212121212121">
            <text:p>1.21212121212121E-008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04">
            <text:p>0.04</text:p>
          </table:table-cell>
          <table:table-cell table:formula="of:=[.A6]+3000000" office:value-type="float" office:value="3400000">
            <text:p>3400000</text:p>
          </table:table-cell>
          <table:table-cell table:formula="of:=[.B6]/[.C6]" office:value-type="float" office:value="0.0000000117647058823529">
            <text:p>1.17647058823529E-008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05">
            <text:p>0.05</text:p>
          </table:table-cell>
          <table:table-cell table:formula="of:=[.A7]+3000000" office:value-type="float" office:value="3500000">
            <text:p>3500000</text:p>
          </table:table-cell>
          <table:table-cell table:formula="of:=[.B7]/[.C7]" office:value-type="float" office:value="0.0000000142857142857143">
            <text:p>1.42857142857143E-008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05">
            <text:p>0.05</text:p>
          </table:table-cell>
          <table:table-cell table:formula="of:=[.A8]+3000000" office:value-type="float" office:value="3600000">
            <text:p>3600000</text:p>
          </table:table-cell>
          <table:table-cell table:formula="of:=[.B8]/[.C8]" office:value-type="float" office:value="0.0000000138888888888889">
            <text:p>1.38888888888889E-008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06">
            <text:p>0.06</text:p>
          </table:table-cell>
          <table:table-cell table:formula="of:=[.A9]+3000000" office:value-type="float" office:value="3700000">
            <text:p>3700000</text:p>
          </table:table-cell>
          <table:table-cell table:formula="of:=[.B9]/[.C9]" office:value-type="float" office:value="0.0000000162162162162162">
            <text:p>1.62162162162162E-008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07">
            <text:p>0.07</text:p>
          </table:table-cell>
          <table:table-cell table:formula="of:=[.A10]+3000000" office:value-type="float" office:value="3800000">
            <text:p>3800000</text:p>
          </table:table-cell>
          <table:table-cell table:formula="of:=[.B10]/[.C10]" office:value-type="float" office:value="0.000000018421052631579">
            <text:p>1.8421052631579E-008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08">
            <text:p>0.08</text:p>
          </table:table-cell>
          <table:table-cell table:formula="of:=[.A11]+3000000" office:value-type="float" office:value="3900000">
            <text:p>3900000</text:p>
          </table:table-cell>
          <table:table-cell table:formula="of:=[.B11]/[.C11]" office:value-type="float" office:value="0.0000000205128205128205">
            <text:p>2.05128205128205E-008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8">
            <text:p>0.08</text:p>
          </table:table-cell>
          <table:table-cell table:formula="of:=[.A12]+3000000" office:value-type="float" office:value="4000000">
            <text:p>4000000</text:p>
          </table:table-cell>
          <table:table-cell table:formula="of:=[.B12]/[.C12]" office:value-type="float" office:value="0.00000002">
            <text:p>0.00000002</text:p>
          </table:table-cell>
          <table:table-cell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0.17">
            <text:p>0.17</text:p>
          </table:table-cell>
          <table:table-cell table:formula="of:=[.A13]+3000000" office:value-type="float" office:value="5000000">
            <text:p>5000000</text:p>
          </table:table-cell>
          <table:table-cell table:formula="of:=[.B13]/[.C13]" office:value-type="float" office:value="0.000000034">
            <text:p>0.000000034</text:p>
          </table:table-cell>
          <table:table-cell/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0.24">
            <text:p>0.24</text:p>
          </table:table-cell>
          <table:table-cell table:formula="of:=[.A14]+3000000" office:value-type="float" office:value="6000000">
            <text:p>6000000</text:p>
          </table:table-cell>
          <table:table-cell table:formula="of:=[.B14]/[.C14]" office:value-type="float" office:value="0.00000004">
            <text:p>0.00000004</text:p>
          </table:table-cell>
          <table:table-cell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0.32">
            <text:p>0.32</text:p>
          </table:table-cell>
          <table:table-cell table:formula="of:=[.A15]+3000000" office:value-type="float" office:value="7000000">
            <text:p>7000000</text:p>
          </table:table-cell>
          <table:table-cell table:formula="of:=[.B15]/[.C15]" office:value-type="float" office:value="0.0000000457142857142857">
            <text:p>4.57142857142857E-008</text:p>
          </table:table-cell>
          <table:table-cell/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39">
            <text:p>0.39</text:p>
          </table:table-cell>
          <table:table-cell table:formula="of:=[.A16]+3000000" office:value-type="float" office:value="8000000">
            <text:p>8000000</text:p>
          </table:table-cell>
          <table:table-cell table:formula="of:=[.B16]/[.C16]" office:value-type="float" office:value="0.00000004875">
            <text:p>4.875E-008</text:p>
          </table:table-cell>
          <table:table-cell/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0.47">
            <text:p>0.47</text:p>
          </table:table-cell>
          <table:table-cell table:formula="of:=[.A17]+3000000" office:value-type="float" office:value="9000000">
            <text:p>9000000</text:p>
          </table:table-cell>
          <table:table-cell table:formula="of:=[.B17]/[.C17]" office:value-type="float" office:value="0.0000000522222222222222">
            <text:p>5.22222222222222E-008</text:p>
          </table:table-cell>
          <table:table-cell/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0.54">
            <text:p>0.54</text:p>
          </table:table-cell>
          <table:table-cell table:formula="of:=[.A18]+3000000" office:value-type="float" office:value="10000000">
            <text:p>10000000</text:p>
          </table:table-cell>
          <table:table-cell table:formula="of:=[.B18]/[.C18]" office:value-type="float" office:value="0.000000054">
            <text:p>0.000000054</text:p>
          </table:table-cell>
          <table:table-cell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0.62">
            <text:p>0.62</text:p>
          </table:table-cell>
          <table:table-cell table:formula="of:=[.A19]+3000000" office:value-type="float" office:value="11000000">
            <text:p>11000000</text:p>
          </table:table-cell>
          <table:table-cell table:formula="of:=[.B19]/[.C19]" office:value-type="float" office:value="0.0000000563636363636364">
            <text:p>5.63636363636364E-008</text:p>
          </table:table-cell>
          <table:table-cell/>
        </table:table-row>
        <table:table-row table:style-name="ro1">
          <table:table-cell office:value-type="float" office:value="9000000">
            <text:p>9000000</text:p>
          </table:table-cell>
          <table:table-cell office:value-type="float" office:value="0.7">
            <text:p>0.7</text:p>
          </table:table-cell>
          <table:table-cell table:formula="of:=[.A20]+3000000" office:value-type="float" office:value="12000000">
            <text:p>12000000</text:p>
          </table:table-cell>
          <table:table-cell table:formula="of:=[.B20]/[.C20]" office:value-type="float" office:value="0.0000000583333333333333">
            <text:p>5.83333333333333E-008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78">
            <text:p>0.78</text:p>
          </table:table-cell>
          <table:table-cell table:formula="of:=[.A21]+3000000" office:value-type="float" office:value="13000000">
            <text:p>13000000</text:p>
          </table:table-cell>
          <table:table-cell table:formula="of:=[.B21]/[.C21]" office:value-type="float" office:value="0.00000006">
            <text:p>0.00000006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0.85">
            <text:p>0.85</text:p>
          </table:table-cell>
          <table:table-cell table:formula="of:=[.A22]+3000000" office:value-type="float" office:value="14000000">
            <text:p>14000000</text:p>
          </table:table-cell>
          <table:table-cell table:formula="of:=[.B22]/[.C22]" office:value-type="float" office:value="0.0000000607142857142857">
            <text:p>6.07142857142857E-008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0.92">
            <text:p>0.92</text:p>
          </table:table-cell>
          <table:table-cell table:formula="of:=[.A23]+3000000" office:value-type="float" office:value="15000000">
            <text:p>15000000</text:p>
          </table:table-cell>
          <table:table-cell table:formula="of:=[.B23]/[.C23]" office:value-type="float" office:value="0.0000000613333333333333">
            <text:p>6.13333333333333E-008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0.98">
            <text:p>0.98</text:p>
          </table:table-cell>
          <table:table-cell table:formula="of:=[.A24]+3000000" office:value-type="float" office:value="16000000">
            <text:p>16000000</text:p>
          </table:table-cell>
          <table:table-cell table:formula="of:=[.B24]/[.C24]" office:value-type="float" office:value="0.00000006125">
            <text:p>6.125E-008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1.08">
            <text:p>1.08</text:p>
          </table:table-cell>
          <table:table-cell table:formula="of:=[.A25]+3000000" office:value-type="float" office:value="17000000">
            <text:p>17000000</text:p>
          </table:table-cell>
          <table:table-cell table:formula="of:=[.B25]/[.C25]" office:value-type="float" office:value="0.0000000635294117647059">
            <text:p>6.35294117647059E-008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1.15">
            <text:p>1.15</text:p>
          </table:table-cell>
          <table:table-cell table:formula="of:=[.A26]+3000000" office:value-type="float" office:value="18000000">
            <text:p>18000000</text:p>
          </table:table-cell>
          <table:table-cell table:formula="of:=[.B26]/[.C26]" office:value-type="float" office:value="0.0000000638888888888889">
            <text:p>6.38888888888889E-008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1.23">
            <text:p>1.23</text:p>
          </table:table-cell>
          <table:table-cell table:formula="of:=[.A27]+3000000" office:value-type="float" office:value="19000000">
            <text:p>19000000</text:p>
          </table:table-cell>
          <table:table-cell table:formula="of:=[.B27]/[.C27]" office:value-type="float" office:value="0.0000000647368421052632">
            <text:p>6.47368421052632E-008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1.32">
            <text:p>1.32</text:p>
          </table:table-cell>
          <table:table-cell table:formula="of:=[.A28]+3000000" office:value-type="float" office:value="20000000">
            <text:p>20000000</text:p>
          </table:table-cell>
          <table:table-cell table:formula="of:=[.B28]/[.C28]" office:value-type="float" office:value="0.000000066">
            <text:p>0.000000066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1.39">
            <text:p>1.39</text:p>
          </table:table-cell>
          <table:table-cell table:formula="of:=[.A29]+3000000" office:value-type="float" office:value="21000000">
            <text:p>21000000</text:p>
          </table:table-cell>
          <table:table-cell table:formula="of:=[.B29]/[.C29]" office:value-type="float" office:value="0.0000000661904761904762">
            <text:p>6.61904761904762E-008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1.5">
            <text:p>1.5</text:p>
          </table:table-cell>
          <table:table-cell table:formula="of:=[.A30]+3000000" office:value-type="float" office:value="22000000">
            <text:p>22000000</text:p>
          </table:table-cell>
          <table:table-cell table:formula="of:=[.B30]/[.C30]" office:value-type="float" office:value="0.0000000681818181818182">
            <text:p>6.81818181818182E-008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.57">
            <text:p>1.57</text:p>
          </table:table-cell>
          <table:table-cell table:formula="of:=[.A31]+3000000" office:value-type="float" office:value="23000000">
            <text:p>23000000</text:p>
          </table:table-cell>
          <table:table-cell table:formula="of:=[.B31]/[.C31]" office:value-type="float" office:value="0.0000000682608695652174">
            <text:p>6.82608695652174E-008</text:p>
          </table:table-cell>
          <table:table-cell/>
        </table:table-row>
        <table:table-row table:style-name="ro2">
          <table:table-cell table:style-name="ce1" office:value-type="string" table:number-columns-spanned="3" table:number-rows-spanned="1">
            <text:p>Factor Constante</text:p>
          </table:table-cell>
          <table:covered-table-cell table:number-columns-repeated="2"/>
          <table:table-cell table:style-name="ce2" table:formula="of:=SUM([.D3:.D31])/COUNT([.D3:.D31])" office:value-type="float" office:value="0.0000000426381595454992">
            <text:p>4.26381595454992E-00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Estimado (s)</text:p>
          </table:table-cell>
          <table:table-cell table:style-name="ce2" office:value-type="string">
            <text:p>Complejidad (n+k)</text:p>
          </table:table-cell>
          <table:table-cell table:style-name="Default" table:number-columns-repeated="2"/>
        </table:table-row>
        <table:table-row table:style-name="ro1">
          <table:table-cell office:value-type="float" office:value="200000000">
            <text:p>200000000</text:p>
          </table:table-cell>
          <table:table-cell table:formula="of:=[.$D$32]*[.C35]" office:value-type="float" office:value="70.7881282694192">
            <text:p>70.7881282694</text:p>
          </table:table-cell>
          <table:table-cell table:formula="of:=[.A35]*LOG([.A35];10)" office:value-type="float" office:value="1660205999.1328">
            <text:p>1660205999.1328</text:p>
          </table:table-cell>
          <table:table-cell table:style-name="Default" table:number-columns-repeated="2"/>
        </table:table-row>
        <table:table-row table:style-name="ro1">
          <table:table-cell office:value-type="float" office:value="210000000">
            <text:p>210000000</text:p>
          </table:table-cell>
          <table:table-cell table:formula="of:=[.$D$32]*[.C36]" office:value-type="float" office:value="74.5172639529141">
            <text:p>74.5172639529</text:p>
          </table:table-cell>
          <table:table-cell table:formula="of:=[.A36]*LOG([.A36];10)" office:value-type="float" office:value="1747666051.89412">
            <text:p>1747666051.89412</text:p>
          </table:table-cell>
          <table:table-cell table:style-name="Default" table:number-columns-repeated="2"/>
        </table:table-row>
        <table:table-row table:style-name="ro1">
          <table:table-cell office:value-type="float" office:value="220000000">
            <text:p>220000000</text:p>
          </table:table-cell>
          <table:table-cell table:formula="of:=[.$D$32]*[.C37]" office:value-type="float" office:value="78.2552208373956">
            <text:p>78.2552208374</text:p>
          </table:table-cell>
          <table:table-cell table:formula="of:=[.A37]*LOG([.A37];10)" office:value-type="float" office:value="1835332989.78089">
            <text:p>1835332989.78089</text:p>
          </table:table-cell>
          <table:table-cell table:style-name="Default" table:number-columns-repeated="2"/>
        </table:table-row>
        <table:table-row table:style-name="ro1">
          <table:table-cell office:value-type="float" office:value="230000000">
            <text:p>230000000</text:p>
          </table:table-cell>
          <table:table-cell table:formula="of:=[.$D$32]*[.C38]" office:value-type="float" office:value="82.0015976760769">
            <text:p>82.0015976761</text:p>
          </table:table-cell>
          <table:table-cell table:formula="of:=[.A38]*LOG([.A38];10)" office:value-type="float" office:value="1923197402.28405">
            <text:p>1923197402.28405</text:p>
          </table:table-cell>
          <table:table-cell table:style-name="Default" table:number-columns-repeated="2"/>
        </table:table-row>
        <table:table-row table:style-name="ro1">
          <table:table-cell office:value-type="float" office:value="240000000">
            <text:p>240000000</text:p>
          </table:table-cell>
          <table:table-cell table:formula="of:=[.$D$32]*[.C39]" office:value-type="float" office:value="85.7560281477806">
            <text:p>85.7560281478</text:p>
          </table:table-cell>
          <table:table-cell table:formula="of:=[.A39]*LOG([.A39];10)" office:value-type="float" office:value="2011250698.01079">
            <text:p>2011250698.01079</text:p>
          </table:table-cell>
          <table:table-cell table:style-name="Default" table:number-columns-repeated="2"/>
        </table:table-row>
        <table:table-row table:style-name="ro1">
          <table:table-cell office:value-type="float" office:value="250000000">
            <text:p>250000000</text:p>
          </table:table-cell>
          <table:table-cell table:formula="of:=[.$D$32]*[.C40]" office:value-type="float" office:value="89.5181764858223">
            <text:p>89.5181764858</text:p>
          </table:table-cell>
          <table:table-cell table:formula="of:=[.A40]*LOG([.A40];10)" office:value-type="float" office:value="2099485002.16801">
            <text:p>2099485002.16801</text:p>
          </table:table-cell>
          <table:table-cell table:style-name="Default" table:number-columns-repeated="2"/>
        </table:table-row>
        <table:table-row table:style-name="ro1">
          <table:table-cell office:value-type="float" office:value="260000000">
            <text:p>260000000</text:p>
          </table:table-cell>
          <table:table-cell table:formula="of:=[.$D$32]*[.C41]" office:value-type="float" office:value="93.2877338072947">
            <text:p>93.2877338073</text:p>
          </table:table-cell>
          <table:table-cell table:formula="of:=[.A41]*LOG([.A41];10)" office:value-type="float" office:value="2187893070.47241">
            <text:p>2187893070.47241</text:p>
          </table:table-cell>
          <table:table-cell table:style-name="Default" table:number-columns-repeated="2"/>
        </table:table-row>
        <table:table-row table:style-name="ro1">
          <table:table-cell office:value-type="float" office:value="270000000">
            <text:p>270000000</text:p>
          </table:table-cell>
          <table:table-cell table:formula="of:=[.$D$32]*[.C42]" office:value-type="float" office:value="97.064415007835">
            <text:p>97.0644150078</text:p>
          </table:table-cell>
          <table:table-cell table:formula="of:=[.A42]*LOG([.A42];10)" office:value-type="float" office:value="2276468216.32293">
            <text:p>2276468216.32293</text:p>
          </table:table-cell>
          <table:table-cell table:style-name="Default" table:number-columns-repeated="2"/>
        </table:table-row>
        <table:table-row table:style-name="ro1">
          <table:table-cell office:value-type="float" office:value="280000000">
            <text:p>280000000</text:p>
          </table:table-cell>
          <table:table-cell table:formula="of:=[.$D$32]*[.C43]" office:value-type="float" office:value="100.847956116996">
            <text:p>100.847956117</text:p>
          </table:table-cell>
          <table:table-cell table:formula="of:=[.A43]*LOG([.A43];10)" office:value-type="float" office:value="2365204248.77582">
            <text:p>2365204248.77582</text:p>
          </table:table-cell>
          <table:table-cell table:style-name="Default" table:number-columns-repeated="2"/>
        </table:table-row>
        <table:table-row table:style-name="ro1">
          <table:table-cell office:value-type="float" office:value="290000000">
            <text:p>290000000</text:p>
          </table:table-cell>
          <table:table-cell table:formula="of:=[.$D$32]*[.C44]" office:value-type="float" office:value="104.638112031859">
            <text:p>104.6381120319</text:p>
          </table:table-cell>
          <table:table-cell table:formula="of:=[.A44]*LOG([.A44];10)" office:value-type="float" office:value="2454095419.3907">
            <text:p>2454095419.3907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>
            <text:p>Entrada (n)</text:p>
          </table:table-cell>
          <table:table-cell table:style-name="Default" office:value-type="string">
            <text:p>Memoria (MB)</text:p>
          </table:table-cell>
          <table:table-cell table:style-name="Default" office:value-type="string">
            <text:p>Complejidad Espacial(n+k)</text:p>
          </table:table-cell>
          <table:table-cell table:style-name="Default"/>
          <table:table-cell table:style-name="Default"/>
        </table:table-row>
        <table:table-row table:style-name="ro1">
          <table:table-cell table:style-name="Default" office:value-type="float" office:value="10000000">
            <text:p>10000000</text:p>
          </table:table-cell>
          <table:table-cell table:style-name="Default" office:value-type="float" office:value="87.8">
            <text:p>87.8</text:p>
          </table:table-cell>
          <table:table-cell table:style-name="Default" table:formula="of:=[.A48]" office:value-type="float" office:value="10000000">
            <text:p>10000000</text:p>
          </table:table-cell>
          <table:table-cell table:style-name="Default" table:formula="of:=[.A48]/1000000" office:value-type="float" office:value="10">
            <text:p>10</text:p>
          </table:table-cell>
          <table:table-cell table:style-name="Default"/>
        </table:table-row>
        <table:table-row table:style-name="ro1">
          <table:table-cell table:style-name="Default" office:value-type="float" office:value="11000000">
            <text:p>11000000</text:p>
          </table:table-cell>
          <table:table-cell table:style-name="Default" office:value-type="float" office:value="95.5">
            <text:p>95.5</text:p>
          </table:table-cell>
          <table:table-cell table:style-name="Default" table:formula="of:=[.A49]" office:value-type="float" office:value="11000000">
            <text:p>11000000</text:p>
          </table:table-cell>
          <table:table-cell table:style-name="Default" table:formula="of:=[.A49]/1000000" office:value-type="float" office:value="11">
            <text:p>11</text:p>
          </table:table-cell>
          <table:table-cell table:style-name="Default"/>
        </table:table-row>
        <table:table-row table:style-name="ro1">
          <table:table-cell table:style-name="Default" office:value-type="float" office:value="12000000">
            <text:p>12000000</text:p>
          </table:table-cell>
          <table:table-cell table:style-name="Default" office:value-type="float" office:value="103.1">
            <text:p>103.1</text:p>
          </table:table-cell>
          <table:table-cell table:style-name="Default" table:formula="of:=[.A50]" office:value-type="float" office:value="12000000">
            <text:p>12000000</text:p>
          </table:table-cell>
          <table:table-cell table:style-name="Default" table:formula="of:=[.A50]/1000000" office:value-type="float" office:value="12">
            <text:p>12</text:p>
          </table:table-cell>
          <table:table-cell table:style-name="Default"/>
        </table:table-row>
        <table:table-row table:style-name="ro1">
          <table:table-cell table:style-name="Default" office:value-type="float" office:value="13000000">
            <text:p>13000000</text:p>
          </table:table-cell>
          <table:table-cell table:style-name="Default" office:value-type="float" office:value="110.7">
            <text:p>110.7</text:p>
          </table:table-cell>
          <table:table-cell table:style-name="Default" table:formula="of:=[.A51]" office:value-type="float" office:value="13000000">
            <text:p>13000000</text:p>
          </table:table-cell>
          <table:table-cell table:style-name="Default" table:formula="of:=[.A51]/1000000" office:value-type="float" office:value="13">
            <text:p>13</text:p>
          </table:table-cell>
          <table:table-cell table:style-name="Default"/>
        </table:table-row>
        <table:table-row table:style-name="ro1">
          <table:table-cell table:style-name="Default" office:value-type="float" office:value="14000000">
            <text:p>14000000</text:p>
          </table:table-cell>
          <table:table-cell table:style-name="Default" office:value-type="float" office:value="118.3">
            <text:p>118.3</text:p>
          </table:table-cell>
          <table:table-cell table:style-name="Default" table:formula="of:=[.A52]" office:value-type="float" office:value="14000000">
            <text:p>14000000</text:p>
          </table:table-cell>
          <table:table-cell table:style-name="Default" table:formula="of:=[.A52]/1000000" office:value-type="float" office:value="14">
            <text:p>14</text:p>
          </table:table-cell>
          <table:table-cell table:style-name="Default"/>
        </table:table-row>
        <table:table-row table:style-name="ro1">
          <table:table-cell table:style-name="Default" office:value-type="float" office:value="15000000">
            <text:p>15000000</text:p>
          </table:table-cell>
          <table:table-cell table:style-name="Default" office:value-type="float" office:value="126">
            <text:p>126</text:p>
          </table:table-cell>
          <table:table-cell table:style-name="Default" table:formula="of:=[.A53]" office:value-type="float" office:value="15000000">
            <text:p>15000000</text:p>
          </table:table-cell>
          <table:table-cell table:style-name="Default" table:formula="of:=[.A53]/1000000" office:value-type="float" office:value="15">
            <text:p>15</text:p>
          </table:table-cell>
          <table:table-cell table:style-name="Default"/>
        </table:table-row>
        <table:table-row table:style-name="ro1">
          <table:table-cell table:style-name="Default" office:value-type="float" office:value="16000000">
            <text:p>16000000</text:p>
          </table:table-cell>
          <table:table-cell table:style-name="Default" office:value-type="float" office:value="133.6">
            <text:p>133.6</text:p>
          </table:table-cell>
          <table:table-cell table:style-name="Default" table:formula="of:=[.A54]" office:value-type="float" office:value="16000000">
            <text:p>16000000</text:p>
          </table:table-cell>
          <table:table-cell table:style-name="Default" table:formula="of:=[.A54]/1000000" office:value-type="float" office:value="16">
            <text:p>16</text:p>
          </table:table-cell>
          <table:table-cell table:style-name="Default"/>
        </table:table-row>
        <table:table-row table:style-name="ro1">
          <table:table-cell table:style-name="Default" office:value-type="float" office:value="17000000">
            <text:p>17000000</text:p>
          </table:table-cell>
          <table:table-cell table:style-name="Default" office:value-type="float" office:value="141.2">
            <text:p>141.2</text:p>
          </table:table-cell>
          <table:table-cell table:style-name="Default" table:formula="of:=[.A55]" office:value-type="float" office:value="17000000">
            <text:p>17000000</text:p>
          </table:table-cell>
          <table:table-cell table:style-name="Default" table:formula="of:=[.A55]/1000000" office:value-type="float" office:value="17">
            <text:p>17</text:p>
          </table:table-cell>
          <table:table-cell table:style-name="Default"/>
        </table:table-row>
        <table:table-row table:style-name="ro1">
          <table:table-cell table:style-name="Default" office:value-type="float" office:value="18000000">
            <text:p>18000000</text:p>
          </table:table-cell>
          <table:table-cell table:style-name="Default" office:value-type="float" office:value="148.9">
            <text:p>148.9</text:p>
          </table:table-cell>
          <table:table-cell table:style-name="Default" table:formula="of:=[.A56]" office:value-type="float" office:value="18000000">
            <text:p>18000000</text:p>
          </table:table-cell>
          <table:table-cell table:style-name="Default" table:formula="of:=[.A56]/1000000" office:value-type="float" office:value="18">
            <text:p>18</text:p>
          </table:table-cell>
          <table:table-cell table:style-name="Default"/>
        </table:table-row>
        <table:table-row table:style-name="ro1">
          <table:table-cell table:style-name="Default" office:value-type="float" office:value="19000000">
            <text:p>19000000</text:p>
          </table:table-cell>
          <table:table-cell table:style-name="Default" office:value-type="float" office:value="156.5">
            <text:p>156.5</text:p>
          </table:table-cell>
          <table:table-cell table:style-name="Default" table:formula="of:=[.A57]" office:value-type="float" office:value="19000000">
            <text:p>19000000</text:p>
          </table:table-cell>
          <table:table-cell table:style-name="Default" table:formula="of:=[.A57]/1000000" office:value-type="float" office:value="19">
            <text:p>19</text:p>
          </table:table-cell>
          <table:table-cell table:style-name="Default"/>
        </table:table-row>
        <table:table-row table:style-name="ro1">
          <table:table-cell table:style-name="Default" office:value-type="float" office:value="20000000">
            <text:p>20000000</text:p>
          </table:table-cell>
          <table:table-cell table:style-name="Default" office:value-type="float" office:value="164.1">
            <text:p>164.1</text:p>
          </table:table-cell>
          <table:table-cell table:style-name="Default" table:formula="of:=[.A58]" office:value-type="float" office:value="20000000">
            <text:p>20000000</text:p>
          </table:table-cell>
          <table:table-cell table:style-name="Default" table:formula="of:=[.A58]/1000000" office:value-type="float" office:value="20">
            <text:p>20</text:p>
          </table:table-cell>
          <table:table-cell table:style-name="Default"/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Default" table:number-columns-repeated="5"/>
        </table:table-row>
      </table:table>
      <table:table table:name="Merge Sort Optimizado" table:style-name="ta1">
        <table:shapes>
          <draw:frame draw:z-index="0" draw:style-name="gr1" svg:width="7.7189in" svg:height="3.8512in" svg:x="2.8961in" svg:y="0.1898in">
            <draw:object draw:notify-on-update-of-ranges="'Merge Sort Optimizado'.A2:'Merge Sort Optimizado'.A2 'Merge Sort Optimizado'.A3:'Merge Sort Optimizado'.A31 'Merge Sort Optimizado'.B2:'Merge Sort Optimizado'.B2 'Merge Sort Optimizado'.B3:'Merge Sort Optimizado'.B3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2" draw:text-style-name="P1" svg:width="5.1004in" svg:height="2.6752in" svg:x="5.4724in" svg:y="5.5094in">
            <draw:object draw:notify-on-update-of-ranges="'Merge Sort Optimizado'.D47:'Merge Sort Optimizado'.D47 'Merge Sort Optimizado'.D48:'Merge Sort Optimizado'.D58 'Merge Sort Optimizado'.B48:'Merge Sort Optimizado'.B58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7" table:default-cell-style-name="ce7"/>
        <table:table-column table:style-name="co18" table:default-cell-style-name="ce3"/>
        <table:table-column table:style-name="co19" table:default-cell-style-name="ce3"/>
        <table:table-column table:style-name="co8" table:default-cell-style-name="ce3"/>
        <table:table-row table:style-name="ro2">
          <table:table-cell table:style-name="ce1" office:value-type="string" table:number-columns-spanned="4" table:number-rows-spanned="1">
            <text:p>Merge Sort Optimizado</text:p>
          </table:table-cell>
          <table:covered-table-cell table:number-columns-repeated="3" table:style-name="ce2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(s)</text:p>
          </table:table-cell>
          <table:table-cell table:style-name="ce2" office:value-type="string">
            <text:p>Complejidad (nlogn)</text:p>
          </table:table-cell>
          <table:table-cell table:style-name="ce2" office:value-type="string">
            <text:p>Factor Constante</text:p>
          </table:table-cell>
        </table:table-row>
        <table:table-row table:style-name="ro1">
          <table:table-cell table:formula="of:=100000/1000000" office:value-type="float" office:value="0.1">
            <text:p>0.1</text:p>
          </table:table-cell>
          <table:table-cell office:value-type="float" office:value="0.02">
            <text:p>0.02</text:p>
          </table:table-cell>
          <table:table-cell table:formula="of:=[.A3]*1000000*LOG(1000000*[.A3];10)" office:value-type="float" office:value="500000">
            <text:p>500000</text:p>
          </table:table-cell>
          <table:table-cell table:formula="of:=[.B3]/[.C3]" office:value-type="float" office:value="0.00000004">
            <text:p>0.00000004</text:p>
          </table:table-cell>
        </table:table-row>
        <table:table-row table:style-name="ro1">
          <table:table-cell table:formula="of:=200000/1000000" office:value-type="float" office:value="0.2">
            <text:p>0.2</text:p>
          </table:table-cell>
          <table:table-cell office:value-type="float" office:value="0.03">
            <text:p>0.03</text:p>
          </table:table-cell>
          <table:table-cell table:formula="of:=[.A4]*1000000*LOG(1000000*[.A4];10)" office:value-type="float" office:value="1060205.9991328">
            <text:p>1060205.9991328</text:p>
          </table:table-cell>
          <table:table-cell table:formula="of:=[.B4]/[.C4]" office:value-type="float" office:value="0.0000000282963877062936">
            <text:p>2.82963877062936E-008</text:p>
          </table:table-cell>
        </table:table-row>
        <table:table-row table:style-name="ro1">
          <table:table-cell table:formula="of:=300000/1000000" office:value-type="float" office:value="0.3">
            <text:p>0.3</text:p>
          </table:table-cell>
          <table:table-cell office:value-type="float" office:value="0.05">
            <text:p>0.05</text:p>
          </table:table-cell>
          <table:table-cell table:formula="of:=[.A5]*1000000*LOG(1000000*[.A5];10)" office:value-type="float" office:value="1643136.3764159">
            <text:p>1643136.3764159</text:p>
          </table:table-cell>
          <table:table-cell table:formula="of:=[.B5]/[.C5]" office:value-type="float" office:value="0.0000000304296105409478">
            <text:p>3.04296105409478E-008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7">
            <text:p>0.07</text:p>
          </table:table-cell>
          <table:table-cell table:formula="of:=[.A6]*1000000*LOG(1000000*[.A6];10)" office:value-type="float" office:value="2240823.99653118">
            <text:p>2240823.99653118</text:p>
          </table:table-cell>
          <table:table-cell table:formula="of:=[.B6]/[.C6]" office:value-type="float" office:value="0.0000000312385087398031">
            <text:p>3.12385087398031E-008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formula="of:=[.A7]*1000000*LOG(1000000*[.A7];10)" office:value-type="float" office:value="2849485.00216801">
            <text:p>2849485.00216801</text:p>
          </table:table-cell>
          <table:table-cell table:formula="of:=[.B7]/[.C7]" office:value-type="float" office:value="0.0000000350940608299099">
            <text:p>3.50940608299099E-008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1">
            <text:p>0.11</text:p>
          </table:table-cell>
          <table:table-cell table:formula="of:=[.A8]*1000000*LOG(1000000*[.A8];10)" office:value-type="float" office:value="3466890.75023019">
            <text:p>3466890.75023019</text:p>
          </table:table-cell>
          <table:table-cell table:formula="of:=[.B8]/[.C8]" office:value-type="float" office:value="0.0000000317287183026164">
            <text:p>3.17287183026164E-008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3">
            <text:p>0.13</text:p>
          </table:table-cell>
          <table:table-cell table:formula="of:=[.A9]*1000000*LOG(1000000*[.A9];10)" office:value-type="float" office:value="4091568.62800998">
            <text:p>4091568.62800998</text:p>
          </table:table-cell>
          <table:table-cell table:formula="of:=[.B9]/[.C9]" office:value-type="float" office:value="0.0000000317726553845507">
            <text:p>3.17726553845507E-008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5">
            <text:p>0.15</text:p>
          </table:table-cell>
          <table:table-cell table:formula="of:=[.A10]*1000000*LOG(1000000*[.A10];10)" office:value-type="float" office:value="4722471.98959355">
            <text:p>4722471.98959355</text:p>
          </table:table-cell>
          <table:table-cell table:formula="of:=[.B10]/[.C10]" office:value-type="float" office:value="0.0000000317630258751222">
            <text:p>3.17630258751222E-008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6">
            <text:p>0.16</text:p>
          </table:table-cell>
          <table:table-cell table:formula="of:=[.A11]*1000000*LOG(1000000*[.A11];10)" office:value-type="float" office:value="5358818.25849539">
            <text:p>5358818.25849539</text:p>
          </table:table-cell>
          <table:table-cell table:formula="of:=[.B11]/[.C11]" office:value-type="float" office:value="0.0000000298573290382353">
            <text:p>2.98573290382353E-008</text:p>
          </table:table-cell>
        </table:table-row>
        <table:table-row table:style-name="ro1">
          <table:table-cell table:formula="of:=1000000/1000000" office:value-type="float" office:value="1">
            <text:p>1</text:p>
          </table:table-cell>
          <table:table-cell office:value-type="float" office:value="0.2">
            <text:p>0.2</text:p>
          </table:table-cell>
          <table:table-cell table:formula="of:=[.A12]*1000000*LOG(1000000*[.A12];10)" office:value-type="float" office:value="6000000">
            <text:p>6000000</text:p>
          </table:table-cell>
          <table:table-cell table:formula="of:=[.B12]/[.C12]" office:value-type="float" office:value="0.0000000333333333333333">
            <text:p>3.33333333333333E-0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table:formula="of:=[.A13]*1000000*LOG(1000000*[.A13];10)" office:value-type="float" office:value="12602059.991328">
            <text:p>12602059.991328</text:p>
          </table:table-cell>
          <table:table-cell table:formula="of:=[.B13]/[.C13]" office:value-type="float" office:value="0.000000031740842392058">
            <text:p>3.1740842392058E-0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1">
            <text:p>0.61</text:p>
          </table:table-cell>
          <table:table-cell table:formula="of:=[.A14]*1000000*LOG(1000000*[.A14];10)" office:value-type="float" office:value="19431363.764159">
            <text:p>19431363.764159</text:p>
          </table:table-cell>
          <table:table-cell table:formula="of:=[.B14]/[.C14]" office:value-type="float" office:value="0.0000000313925469876253">
            <text:p>3.13925469876253E-0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">
            <text:p>0.84</text:p>
          </table:table-cell>
          <table:table-cell table:formula="of:=[.A15]*1000000*LOG(1000000*[.A15];10)" office:value-type="float" office:value="26408239.9653118">
            <text:p>26408239.9653118</text:p>
          </table:table-cell>
          <table:table-cell table:formula="of:=[.B15]/[.C15]" office:value-type="float" office:value="0.0000000318082538292355">
            <text:p>3.18082538292355E-0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06">
            <text:p>1.06</text:p>
          </table:table-cell>
          <table:table-cell table:formula="of:=[.A16]*1000000*LOG(1000000*[.A16];10)" office:value-type="float" office:value="33494850.0216801">
            <text:p>33494850.0216801</text:p>
          </table:table-cell>
          <table:table-cell table:formula="of:=[.B16]/[.C16]" office:value-type="float" office:value="0.0000000316466561072492">
            <text:p>3.16466561072492E-0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table:formula="of:=[.A17]*1000000*LOG(1000000*[.A17];10)" office:value-type="float" office:value="40668907.5023019">
            <text:p>40668907.5023019</text:p>
          </table:table-cell>
          <table:table-cell table:formula="of:=[.B17]/[.C17]" office:value-type="float" office:value="0.0000000319654517379504">
            <text:p>0.0000000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table:formula="of:=[.A18]*1000000*LOG(1000000*[.A18];10)" office:value-type="float" office:value="47915686.2800998">
            <text:p>47915686.2800998</text:p>
          </table:table-cell>
          <table:table-cell table:formula="of:=[.B18]/[.C18]" office:value-type="float" office:value="0.0000000317223881781546">
            <text:p>3.17223881781546E-0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73">
            <text:p>1.73</text:p>
          </table:table-cell>
          <table:table-cell table:formula="of:=[.A19]*1000000*LOG(1000000*[.A19];10)" office:value-type="float" office:value="55224719.8959355">
            <text:p>55224719.8959355</text:p>
          </table:table-cell>
          <table:table-cell table:formula="of:=[.B19]/[.C19]" office:value-type="float" office:value="0.0000000313265509224851">
            <text:p>3.13265509224851E-0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97">
            <text:p>1.97</text:p>
          </table:table-cell>
          <table:table-cell table:formula="of:=[.A20]*1000000*LOG(1000000*[.A20];10)" office:value-type="float" office:value="62588182.5849539">
            <text:p>62588182.5849539</text:p>
          </table:table-cell>
          <table:table-cell table:formula="of:=[.B20]/[.C20]" office:value-type="float" office:value="0.000000031475590417185">
            <text:p>3.1475590417185E-0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2">
            <text:p>2.2</text:p>
          </table:table-cell>
          <table:table-cell table:formula="of:=[.A21]*1000000*LOG(1000000*[.A21];10)" office:value-type="float" office:value="70000000">
            <text:p>70000000</text:p>
          </table:table-cell>
          <table:table-cell table:formula="of:=[.B21]/[.C21]" office:value-type="float" office:value="0.0000000314285714285714">
            <text:p>3.14285714285714E-0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45">
            <text:p>2.45</text:p>
          </table:table-cell>
          <table:table-cell table:formula="of:=[.A22]*1000000*LOG(1000000*[.A22];10)" office:value-type="float" office:value="77455319.5367405">
            <text:p>77455319.5367405</text:p>
          </table:table-cell>
          <table:table-cell table:formula="of:=[.B22]/[.C22]" office:value-type="float" office:value="0.0000000316311392768557">
            <text:p>3.16311392768557E-0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68">
            <text:p>2.68</text:p>
          </table:table-cell>
          <table:table-cell table:formula="of:=[.A23]*1000000*LOG(1000000*[.A23];10)" office:value-type="float" office:value="84950174.9525715">
            <text:p>84950174.9525715</text:p>
          </table:table-cell>
          <table:table-cell table:formula="of:=[.B23]/[.C23]" office:value-type="float" office:value="0.0000000315479044215773">
            <text:p>3.15479044215773E-00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92">
            <text:p>2.92</text:p>
          </table:table-cell>
          <table:table-cell table:formula="of:=[.A24]*1000000*LOG(1000000*[.A24];10)" office:value-type="float" office:value="92481263.5799889">
            <text:p>92481263.5799889</text:p>
          </table:table-cell>
          <table:table-cell table:formula="of:=[.B24]/[.C24]" office:value-type="float" office:value="0.0000000315739630598195">
            <text:p>3.15739630598195E-00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15">
            <text:p>3.15</text:p>
          </table:table-cell>
          <table:table-cell table:formula="of:=[.A25]*1000000*LOG(1000000*[.A25];10)" office:value-type="float" office:value="100045792.499495">
            <text:p>100045792.499495</text:p>
          </table:table-cell>
          <table:table-cell table:formula="of:=[.B25]/[.C25]" office:value-type="float" office:value="0.0000000314855819650376">
            <text:p>3.14855819650376E-00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39">
            <text:p>3.39</text:p>
          </table:table-cell>
          <table:table-cell table:formula="of:=[.A26]*1000000*LOG(1000000*[.A26];10)" office:value-type="float" office:value="107641368.885835">
            <text:p>107641368.885835</text:p>
          </table:table-cell>
          <table:table-cell table:formula="of:=[.B26]/[.C26]" office:value-type="float" office:value="0.0000000314934679397792">
            <text:p>3.14934679397792E-0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62">
            <text:p>3.62</text:p>
          </table:table-cell>
          <table:table-cell table:formula="of:=[.A27]*1000000*LOG(1000000*[.A27];10)" office:value-type="float" office:value="115265919.722495">
            <text:p>115265919.722495</text:p>
          </table:table-cell>
          <table:table-cell table:formula="of:=[.B27]/[.C27]" office:value-type="float" office:value="0.0000000314056401815491">
            <text:p>3.14056401815491E-00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84">
            <text:p>3.84</text:p>
          </table:table-cell>
          <table:table-cell table:formula="of:=[.A28]*1000000*LOG(1000000*[.A28];10)" office:value-type="float" office:value="122917631.663431">
            <text:p>122917631.663431</text:p>
          </table:table-cell>
          <table:table-cell table:formula="of:=[.B28]/[.C28]" office:value-type="float" office:value="0.0000000312404327030525">
            <text:p>3.12404327030525E-00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11">
            <text:p>4.11</text:p>
          </table:table-cell>
          <table:table-cell table:formula="of:=[.A29]*1000000*LOG(1000000*[.A29];10)" office:value-type="float" office:value="130594905.09186">
            <text:p>130594905.09186</text:p>
          </table:table-cell>
          <table:table-cell table:formula="of:=[.B29]/[.C29]" office:value-type="float" office:value="0.000000031471365572103">
            <text:p>3.1471365572103E-00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34">
            <text:p>4.34</text:p>
          </table:table-cell>
          <table:table-cell table:formula="of:=[.A30]*1000000*LOG(1000000*[.A30];10)" office:value-type="float" office:value="138296318.418104">
            <text:p>138296318.418104</text:p>
          </table:table-cell>
          <table:table-cell table:formula="of:=[.B30]/[.C30]" office:value-type="float" office:value="0.0000000313818910701521">
            <text:p>3.13818910701521E-00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57">
            <text:p>4.57</text:p>
          </table:table-cell>
          <table:table-cell table:formula="of:=[.A31]*1000000*LOG(1000000*[.A31];10)" office:value-type="float" office:value="146020599.91328">
            <text:p>146020599.91328</text:p>
          </table:table-cell>
          <table:table-cell table:formula="of:=[.B31]/[.C31]" office:value-type="float" office:value="0.0000000312969540100101">
            <text:p>3.12969540100101E-008</text:p>
          </table:table-cell>
        </table:table-row>
        <table:table-row table:style-name="ro1">
          <table:table-cell table:style-name="ce1" office:value-type="string" table:number-columns-spanned="3" table:number-rows-spanned="1">
            <text:p>Factor Promedio</text:p>
          </table:table-cell>
          <table:covered-table-cell table:number-columns-repeated="2" table:style-name="ce2"/>
          <table:table-cell table:style-name="ce2" table:formula="of:=SUM([.D3:.D31])/COUNT([.D3:.D31])" office:value-type="float" office:value="0.000000031812028343147">
            <text:p>3.1812028343147E-008</text:p>
          </table:table-cell>
        </table:table-row>
        <table:table-row table:style-name="ro3">
          <table:table-cell table:style-name="Default" table:number-columns-repeated="4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Estimado (s)</text:p>
          </table:table-cell>
          <table:table-cell table:style-name="ce2" office:value-type="string">
            <text:p>Complejidad (nlogn)</text:p>
          </table:table-cell>
          <table:table-cell table:style-name="Default"/>
        </table:table-row>
        <table:table-row table:style-name="ro1">
          <table:table-cell table:style-name="ce3" office:value-type="float" office:value="200000000">
            <text:p>200000000</text:p>
          </table:table-cell>
          <table:table-cell table:formula="of:=[.$D$32]*[.C35]" office:value-type="float" office:value="52.8145202998753">
            <text:p>52.8145202999</text:p>
          </table:table-cell>
          <table:table-cell table:formula="of:=[.A35]*LOG([.A35];10)" office:value-type="float" office:value="1660205999.1328">
            <text:p>1660205999.1328</text:p>
          </table:table-cell>
          <table:table-cell table:style-name="Default"/>
        </table:table-row>
        <table:table-row table:style-name="ro1">
          <table:table-cell table:style-name="ce3" office:value-type="float" office:value="210000000">
            <text:p>210000000</text:p>
          </table:table-cell>
          <table:table-cell table:formula="of:=[.$D$32]*[.C36]" office:value-type="float" office:value="55.5968019772116">
            <text:p>55.5968019772</text:p>
          </table:table-cell>
          <table:table-cell table:formula="of:=[.A36]*LOG([.A36];10)" office:value-type="float" office:value="1747666051.89412">
            <text:p>1747666051.89412</text:p>
          </table:table-cell>
          <table:table-cell table:style-name="Default"/>
        </table:table-row>
        <table:table-row table:style-name="ro1">
          <table:table-cell table:style-name="ce3" office:value-type="float" office:value="220000000">
            <text:p>220000000</text:p>
          </table:table-cell>
          <table:table-cell table:formula="of:=[.$D$32]*[.C37]" office:value-type="float" office:value="58.3856650900224">
            <text:p>58.38566509</text:p>
          </table:table-cell>
          <table:table-cell table:formula="of:=[.A37]*LOG([.A37];10)" office:value-type="float" office:value="1835332989.78089">
            <text:p>1835332989.78089</text:p>
          </table:table-cell>
          <table:table-cell table:style-name="Default"/>
        </table:table-row>
        <table:table-row table:style-name="ro1">
          <table:table-cell table:style-name="ce3" office:value-type="float" office:value="230000000">
            <text:p>230000000</text:p>
          </table:table-cell>
          <table:table-cell table:formula="of:=[.$D$32]*[.C38]" office:value-type="float" office:value="61.1808102709269">
            <text:p>61.1808102709</text:p>
          </table:table-cell>
          <table:table-cell table:formula="of:=[.A38]*LOG([.A38];10)" office:value-type="float" office:value="1923197402.28405">
            <text:p>1923197402.28405</text:p>
          </table:table-cell>
          <table:table-cell table:style-name="Default"/>
        </table:table-row>
        <table:table-row table:style-name="ro1">
          <table:table-cell table:style-name="ce3" office:value-type="float" office:value="240000000">
            <text:p>240000000</text:p>
          </table:table-cell>
          <table:table-cell table:formula="of:=[.$D$32]*[.C39]" office:value-type="float" office:value="63.9819642102935">
            <text:p>63.9819642103</text:p>
          </table:table-cell>
          <table:table-cell table:formula="of:=[.A39]*LOG([.A39];10)" office:value-type="float" office:value="2011250698.01079">
            <text:p>2011250698.01079</text:p>
          </table:table-cell>
          <table:table-cell table:style-name="Default"/>
        </table:table-row>
        <table:table-row table:style-name="ro1">
          <table:table-cell table:style-name="ce3" office:value-type="float" office:value="250000000">
            <text:p>250000000</text:p>
          </table:table-cell>
          <table:table-cell table:formula="of:=[.$D$32]*[.C40]" office:value-type="float" office:value="66.7888763949808">
            <text:p>66.788876395</text:p>
          </table:table-cell>
          <table:table-cell table:formula="of:=[.A40]*LOG([.A40];10)" office:value-type="float" office:value="2099485002.16801">
            <text:p>2099485002.16801</text:p>
          </table:table-cell>
          <table:table-cell table:style-name="Default"/>
        </table:table-row>
        <table:table-row table:style-name="ro1">
          <table:table-cell table:style-name="ce3" office:value-type="float" office:value="260000000">
            <text:p>260000000</text:p>
          </table:table-cell>
          <table:table-cell table:formula="of:=[.$D$32]*[.C41]" office:value-type="float" office:value="69.6013163696432">
            <text:p>69.6013163696</text:p>
          </table:table-cell>
          <table:table-cell table:formula="of:=[.A41]*LOG([.A41];10)" office:value-type="float" office:value="2187893070.47241">
            <text:p>2187893070.47241</text:p>
          </table:table-cell>
          <table:table-cell table:style-name="Default"/>
        </table:table-row>
        <table:table-row table:style-name="ro1">
          <table:table-cell table:style-name="ce3" office:value-type="float" office:value="270000000">
            <text:p>270000000</text:p>
          </table:table-cell>
          <table:table-cell table:formula="of:=[.$D$32]*[.C42]" office:value-type="float" office:value="72.4190714199384">
            <text:p>72.4190714199</text:p>
          </table:table-cell>
          <table:table-cell table:formula="of:=[.A42]*LOG([.A42];10)" office:value-type="float" office:value="2276468216.32293">
            <text:p>2276468216.32293</text:p>
          </table:table-cell>
          <table:table-cell table:style-name="Default"/>
        </table:table-row>
        <table:table-row table:style-name="ro1">
          <table:table-cell table:style-name="ce3" office:value-type="float" office:value="280000000">
            <text:p>280000000</text:p>
          </table:table-cell>
          <table:table-cell table:formula="of:=[.$D$32]*[.C43]" office:value-type="float" office:value="75.2419445993881">
            <text:p>75.2419445994</text:p>
          </table:table-cell>
          <table:table-cell table:formula="of:=[.A43]*LOG([.A43];10)" office:value-type="float" office:value="2365204248.77582">
            <text:p>2365204248.77582</text:p>
          </table:table-cell>
          <table:table-cell table:style-name="Default"/>
        </table:table-row>
        <table:table-row table:style-name="ro1">
          <table:table-cell table:style-name="ce3" office:value-type="float" office:value="290000000">
            <text:p>290000000</text:p>
          </table:table-cell>
          <table:table-cell table:formula="of:=[.$D$32]*[.C44]" office:value-type="float" office:value="78.0697530384442">
            <text:p>78.0697530384</text:p>
          </table:table-cell>
          <table:table-cell table:formula="of:=[.A44]*LOG([.A44];10)" office:value-type="float" office:value="2454095419.3907">
            <text:p>2454095419.3907</text:p>
          </table:table-cell>
          <table:table-cell table:style-name="Default"/>
        </table:table-row>
        <table:table-row table:style-name="ro3" table:number-rows-repeated="2">
          <table:table-cell table:style-name="Default" table:number-columns-repeated="4"/>
        </table:table-row>
        <table:table-row table:style-name="ro2">
          <table:table-cell table:style-name="Default" office:value-type="string">
            <text:p>Entrada (n)</text:p>
          </table:table-cell>
          <table:table-cell table:style-name="Default" office:value-type="string">
            <text:p>Memoria (MB)</text:p>
          </table:table-cell>
          <table:table-cell table:style-name="Default" office:value-type="string">
            <text:p>Complejidad Espacial(n)</text:p>
          </table:table-cell>
          <table:table-cell table:style-name="Default"/>
        </table:table-row>
        <table:table-row table:style-name="ro1">
          <table:table-cell table:style-name="Default" office:value-type="float" office:value="10000000">
            <text:p>10000000</text:p>
          </table:table-cell>
          <table:table-cell table:style-name="Default" office:value-type="float" office:value="57.3">
            <text:p>57.3</text:p>
          </table:table-cell>
          <table:table-cell table:style-name="Default" table:formula="of:=[.A48]" office:value-type="float" office:value="10000000">
            <text:p>10000000</text:p>
          </table:table-cell>
          <table:table-cell table:style-name="Default" table:formula="of:=[.A48]/1000000" office:value-type="float" office:value="10">
            <text:p>10</text:p>
          </table:table-cell>
        </table:table-row>
        <table:table-row table:style-name="ro1">
          <table:table-cell table:style-name="Default" office:value-type="float" office:value="11000000">
            <text:p>11000000</text:p>
          </table:table-cell>
          <table:table-cell table:style-name="Default" office:value-type="float" office:value="63">
            <text:p>63</text:p>
          </table:table-cell>
          <table:table-cell table:style-name="Default" table:formula="of:=[.A49]" office:value-type="float" office:value="11000000">
            <text:p>11000000</text:p>
          </table:table-cell>
          <table:table-cell table:style-name="Default" table:formula="of:=[.A49]/1000000" office:value-type="float" office:value="11">
            <text:p>11</text:p>
          </table:table-cell>
        </table:table-row>
        <table:table-row table:style-name="ro1">
          <table:table-cell table:style-name="Default" office:value-type="float" office:value="12000000">
            <text:p>12000000</text:p>
          </table:table-cell>
          <table:table-cell table:style-name="Default" office:value-type="float" office:value="68.8">
            <text:p>68.8</text:p>
          </table:table-cell>
          <table:table-cell table:style-name="Default" table:formula="of:=[.A50]" office:value-type="float" office:value="12000000">
            <text:p>12000000</text:p>
          </table:table-cell>
          <table:table-cell table:style-name="Default" table:formula="of:=[.A50]/1000000" office:value-type="float" office:value="12">
            <text:p>12</text:p>
          </table:table-cell>
        </table:table-row>
        <table:table-row table:style-name="ro1">
          <table:table-cell table:style-name="Default" office:value-type="float" office:value="13000000">
            <text:p>13000000</text:p>
          </table:table-cell>
          <table:table-cell table:style-name="Default" office:value-type="float" office:value="74.5">
            <text:p>74.5</text:p>
          </table:table-cell>
          <table:table-cell table:style-name="Default" table:formula="of:=[.A51]" office:value-type="float" office:value="13000000">
            <text:p>13000000</text:p>
          </table:table-cell>
          <table:table-cell table:style-name="Default" table:formula="of:=[.A51]/1000000" office:value-type="float" office:value="13">
            <text:p>13</text:p>
          </table:table-cell>
        </table:table-row>
        <table:table-row table:style-name="ro1">
          <table:table-cell table:style-name="Default" office:value-type="float" office:value="14000000">
            <text:p>14000000</text:p>
          </table:table-cell>
          <table:table-cell table:style-name="Default" office:value-type="float" office:value="80.2">
            <text:p>80.2</text:p>
          </table:table-cell>
          <table:table-cell table:style-name="Default" table:formula="of:=[.A52]" office:value-type="float" office:value="14000000">
            <text:p>14000000</text:p>
          </table:table-cell>
          <table:table-cell table:style-name="Default" table:formula="of:=[.A52]/1000000" office:value-type="float" office:value="14">
            <text:p>14</text:p>
          </table:table-cell>
        </table:table-row>
        <table:table-row table:style-name="ro1">
          <table:table-cell table:style-name="Default" office:value-type="float" office:value="15000000">
            <text:p>15000000</text:p>
          </table:table-cell>
          <table:table-cell table:style-name="Default" office:value-type="float" office:value="85.9">
            <text:p>85.9</text:p>
          </table:table-cell>
          <table:table-cell table:style-name="Default" table:formula="of:=[.A53]" office:value-type="float" office:value="15000000">
            <text:p>15000000</text:p>
          </table:table-cell>
          <table:table-cell table:style-name="Default" table:formula="of:=[.A53]/1000000" office:value-type="float" office:value="15">
            <text:p>15</text:p>
          </table:table-cell>
        </table:table-row>
        <table:table-row table:style-name="ro1">
          <table:table-cell table:style-name="Default" office:value-type="float" office:value="16000000">
            <text:p>16000000</text:p>
          </table:table-cell>
          <table:table-cell table:style-name="Default" office:value-type="float" office:value="91.7">
            <text:p>91.7</text:p>
          </table:table-cell>
          <table:table-cell table:style-name="Default" table:formula="of:=[.A54]" office:value-type="float" office:value="16000000">
            <text:p>16000000</text:p>
          </table:table-cell>
          <table:table-cell table:style-name="Default" table:formula="of:=[.A54]/1000000" office:value-type="float" office:value="16">
            <text:p>16</text:p>
          </table:table-cell>
        </table:table-row>
        <table:table-row table:style-name="ro1">
          <table:table-cell table:style-name="Default" office:value-type="float" office:value="17000000">
            <text:p>17000000</text:p>
          </table:table-cell>
          <table:table-cell table:style-name="Default" office:value-type="float" office:value="97.4">
            <text:p>97.4</text:p>
          </table:table-cell>
          <table:table-cell table:style-name="Default" table:formula="of:=[.A55]" office:value-type="float" office:value="17000000">
            <text:p>17000000</text:p>
          </table:table-cell>
          <table:table-cell table:style-name="Default" table:formula="of:=[.A55]/1000000" office:value-type="float" office:value="17">
            <text:p>17</text:p>
          </table:table-cell>
        </table:table-row>
        <table:table-row table:style-name="ro1">
          <table:table-cell table:style-name="Default" office:value-type="float" office:value="18000000">
            <text:p>18000000</text:p>
          </table:table-cell>
          <table:table-cell table:style-name="Default" office:value-type="float" office:value="103.1">
            <text:p>103.1</text:p>
          </table:table-cell>
          <table:table-cell table:style-name="Default" table:formula="of:=[.A56]" office:value-type="float" office:value="18000000">
            <text:p>18000000</text:p>
          </table:table-cell>
          <table:table-cell table:style-name="Default" table:formula="of:=[.A56]/1000000" office:value-type="float" office:value="18">
            <text:p>18</text:p>
          </table:table-cell>
        </table:table-row>
        <table:table-row table:style-name="ro1">
          <table:table-cell table:style-name="Default" office:value-type="float" office:value="19000000">
            <text:p>19000000</text:p>
          </table:table-cell>
          <table:table-cell table:style-name="Default" office:value-type="float" office:value="108.8">
            <text:p>108.8</text:p>
          </table:table-cell>
          <table:table-cell table:style-name="Default" table:formula="of:=[.A57]" office:value-type="float" office:value="19000000">
            <text:p>19000000</text:p>
          </table:table-cell>
          <table:table-cell table:style-name="Default" table:formula="of:=[.A57]/1000000" office:value-type="float" office:value="19">
            <text:p>19</text:p>
          </table:table-cell>
        </table:table-row>
        <table:table-row table:style-name="ro1">
          <table:table-cell table:style-name="Default" office:value-type="float" office:value="20000000">
            <text:p>20000000</text:p>
          </table:table-cell>
          <table:table-cell table:style-name="Default" office:value-type="float" office:value="114.5">
            <text:p>114.5</text:p>
          </table:table-cell>
          <table:table-cell table:style-name="Default" table:formula="of:=[.A58]" office:value-type="float" office:value="20000000">
            <text:p>20000000</text:p>
          </table:table-cell>
          <table:table-cell table:style-name="Default" table:formula="of:=[.A58]/1000000" office:value-type="float" office:value="20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scientific-number number:decimal-places="1" number:min-integer-digits="1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/00/0000</text:date>, <text:time style:data-style-name="N2" text:time-value="0000-00-00T18:27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Osorio-Ríos</meta:initial-creator>
    <meta:creation-date>2014-03-07T18:05:10</meta:creation-date>
    <dc:date>2014-03-16T15:06:05</dc:date>
    <meta:editing-duration>P1DT8H1M21S</meta:editing-duration>
    <meta:editing-cycles>148</meta:editing-cycles>
    <meta:generator>LibreOffice/4.0.2.2$Linux_X86_64 LibreOffice_project/400m0$Build-2</meta:generator>
    <meta:document-statistic meta:table-count="7" meta:cell-count="1285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56cm" svg:height="8.87cm" xlink:href=".." xlink:type="simple" chart:class="chart:line" chart:style-name="ch1">
        <chart:title svg:x="6.432cm" svg:y="0.313cm" chart:style-name="ch2">
          <text:p>Insertion Sort</text:p>
        </chart:title>
        <chart:subtitle svg:x="4.85cm" svg:y="1.437cm" chart:style-name="ch3">
          <text:p>Tiempo Ejecución vs Tamaño Entrada</text:p>
        </chart:subtitle>
        <chart:legend chart:legend-position="end" svg:x="13.577cm" svg:y="4.136cm" style:legend-expansion="high" chart:style-name="ch4"/>
        <chart:plot-area chart:style-name="ch5" table:cell-range-address="insertionSort.A4:insertionSort.A12 insertionSort.B2:insertionSort.B12" chart:data-source-has-labels="both" svg:x="1.34cm" svg:y="2.474cm" svg:width="11.579cm" svg:height="5.238cm">
          <chartooo:coordinate-region svg:x="2.147cm" svg:y="2.673cm" svg:width="10.772cm" svg:height="3.994cm"/>
          <chart:axis chart:dimension="x" chart:name="primary-x" chart:style-name="ch6" chartooo:axis-type="auto">
            <chartooo:date-scale/>
            <chart:title svg:x="5.868cm" svg:y="7.889cm" chart:style-name="ch7">
              <text:p>Tamaño Entrada</text:p>
            </chart:title>
            <chart:categories table:cell-range-address="insertionSort.A4:insertionSort.A12"/>
          </chart:axis>
          <chart:axis chart:dimension="y" chart:name="primary-y" chart:style-name="ch6">
            <chart:title svg:x="0.451cm" svg:y="5.918cm" chart:style-name="ch8">
              <text:p>Tiempo (s)</text:p>
            </chart:title>
            <chart:grid chart:style-name="ch9" chart:class="major"/>
          </chart:axis>
          <chart:series chart:style-name="ch10" chart:values-cell-range-address="insertionSort.B3:insertionSort.B12" chart:label-cell-address="insertionSort.B2:insertionSort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(s)</text:p>
                <draw:g>
                  <svg:desc>insertionSort.B2:insertionSort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insertionSort.A4:insertionSort.A12</svg:desc>
                </draw:g>
              </table:table-cell>
              <table:table-cell office:value-type="float" office:value="6.21">
                <text:p>6.21</text:p>
                <draw:g>
                  <svg:desc>insertionSort.B3:insertionSort.B12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6.49">
                <text:p>56.4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00.79">
                <text:p>100.7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55.48">
                <text:p>155.48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21.7">
                <text:p>221.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00.69">
                <text:p>300.69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92.66">
                <text:p>392.6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99.82">
                <text:p>499.82</text:p>
              </table:table-cell>
            </table:table-row>
            <table:table-row>
              <table:table-cell office:value-type="string"/>
              <table:table-cell office:value-type="float" office:value="618.27">
                <text:p>618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3cm" xlink:href=".." xlink:type="simple" chart:class="chart:line" chart:style-name="ch1">
        <chart:title svg:x="3.533cm" svg:y="0.315cm" chart:style-name="ch2">
          <text:p>Consumo Espacio Insertion Sort</text:p>
        </chart:title>
        <chart:subtitle svg:x="5.404cm" svg:y="1.441cm" chart:style-name="ch3">
          <text:p>Tamaño Entrada vs Memoria</text:p>
        </chart:subtitle>
        <chart:plot-area chart:style-name="ch4" table:cell-range-address="insertionSort.A29:insertionSort.B38 insertionSort.A27:insertionSort.A27" chart:data-source-has-labels="both" svg:x="1.331cm" svg:y="2.482cm" svg:width="14.032cm" svg:height="5.341cm">
          <chartooo:coordinate-region svg:x="2.058cm" svg:y="2.681cm" svg:width="13.305cm" svg:height="4.495cm"/>
          <chart:axis chart:dimension="x" chart:name="primary-x" chart:style-name="ch5" chartooo:axis-type="auto">
            <chartooo:date-scale/>
            <chart:title svg:x="6.583cm" svg:y="8.002cm" chart:style-name="ch6">
              <text:p>Tamaño Vector Entrada</text:p>
            </chart:title>
            <chart:categories table:cell-range-address="insertionSort.A30:insertionSort.A38"/>
          </chart:axis>
          <chart:axis chart:dimension="y" chart:name="primary-y" chart:style-name="ch5">
            <chart:title svg:x="0.451cm" svg:y="6.228cm" chart:style-name="ch7">
              <text:p>Memoria (MB)</text:p>
            </chart:title>
            <chart:grid chart:style-name="ch8" chart:class="major"/>
          </chart:axis>
          <chart:series chart:style-name="ch9" chart:values-cell-range-address="insertionSort.B29:insertionSort.B38" chart:label-cell-address="insertionSort.A27:insertionSort.A27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umo de Espacio Insertion Sort</text:p>
                <draw:g>
                  <svg:desc>insertionSort.A27:insertionSort.A27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insertionSort.A30:insertionSort.A38</svg:desc>
                </draw:g>
              </table:table-cell>
              <table:table-cell office:value-type="float" office:value="0.484">
                <text:p>0.484</text:p>
                <draw:g>
                  <svg:desc>insertionSort.B29:insertionSort.B38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3.9">
                <text:p>3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8cm" svg:height="8.993cm" xlink:href=".." xlink:type="simple" chart:class="chart:line" chart:style-name="ch1">
        <chart:title svg:x="2.311cm" svg:y="0.315cm" chart:style-name="ch2">
          <text:p>Complejidad Espacial Heap Insertion Sort</text:p>
        </chart:title>
        <chart:plot-area chart:style-name="ch3" table:cell-range-address="'Heap Insert Sort'.A29:'Heap Insert Sort'.B38 'Heap Insert Sort'.A27:'Heap Insert Sort'.A27" chart:data-source-has-labels="both" svg:x="1.331cm" svg:y="1.799cm" svg:width="14.047cm" svg:height="6.034cm">
          <chartooo:coordinate-region svg:x="2.058cm" svg:y="1.998cm" svg:width="12.671cm" svg:height="5.188cm"/>
          <chart:axis chart:dimension="x" chart:name="primary-x" chart:style-name="ch4" chartooo:axis-type="auto">
            <chartooo:date-scale/>
            <chart:title svg:x="6.59cm" svg:y="8.012cm" chart:style-name="ch5">
              <text:p>Tamaño Vector Entrada</text:p>
            </chart:title>
            <chart:categories table:cell-range-address="'Heap Insert Sort'.A29:'Heap Insert Sort'.A38"/>
          </chart:axis>
          <chart:axis chart:dimension="y" chart:name="primary-y" chart:style-name="ch4">
            <chart:title svg:x="0.451cm" svg:y="5.892cm" chart:style-name="ch6">
              <text:p>Memoria (MB)</text:p>
            </chart:title>
            <chart:grid chart:style-name="ch7" chart:class="major"/>
          </chart:axis>
          <chart:series chart:style-name="ch8" chart:values-cell-range-address="'Heap Insert Sort'.B29:'Heap Insert Sort'.B38" chart:label-cell-address="'Heap Insert Sort'.A27:'Heap Insert Sort'.A27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jidad Espacial Heap Insert Sort</text:p>
                <draw:g>
                  <svg:desc>'Heap Insert Sort'.A27:'Heap Insert Sort'.A27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'Heap Insert Sort'.A29:'Heap Insert Sort'.A38</svg:desc>
                </draw:g>
              </table:table-cell>
              <table:table-cell office:value-type="float" office:value="0.48">
                <text:p>0.48</text:p>
                <draw:g>
                  <svg:desc>'Heap Insert Sort'.B29:'Heap Insert Sort'.B38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9">
                <text:p>3.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64cm" svg:y="0.316cm" chart:style-name="ch2">
          <text:p>Complejidad Espacial Merge Sort Usando Free</text:p>
        </chart:title>
        <chart:legend chart:legend-position="end" svg:x="11.746cm" svg:y="4.201cm" style:legend-expansion="high" chart:style-name="ch3"/>
        <chart:plot-area chart:style-name="ch4" table:cell-range-address="'Merge Sort'.D48:'Merge Sort'.D58 'Merge Sort'.A46:'Merge Sort'.A46 'Merge Sort'.B48:'Merge Sort'.B58" chart:data-source-has-labels="both" svg:x="1.331cm" svg:y="1.803cm" svg:width="9.775cm" svg:height="6.036cm">
          <chartooo:coordinate-region svg:x="2.138cm" svg:y="2.002cm" svg:width="8.781cm" svg:height="5.19cm"/>
          <chart:axis chart:dimension="x" chart:name="primary-x" chart:style-name="ch5" chartooo:axis-type="auto">
            <chartooo:date-scale/>
            <chart:title svg:x="3.7cm" svg:y="8.019cm" chart:style-name="ch6">
              <text:p>Tamaño Vector Entrada (Millones)</text:p>
            </chart:title>
            <chart:categories table:cell-range-address="'Merge Sort'.D48:'Merge Sort'.D58"/>
          </chart:axis>
          <chart:axis chart:dimension="y" chart:name="primary-y" chart:style-name="ch5">
            <chart:title svg:x="0.451cm" svg:y="5.897cm" chart:style-name="ch7">
              <text:p>Memoria (MB)</text:p>
            </chart:title>
            <chart:grid chart:style-name="ch8" chart:class="major"/>
          </chart:axis>
          <chart:series chart:style-name="ch9" chart:values-cell-range-address="'Merge Sort'.B48:'Merge Sort'.B58" chart:label-cell-address="'Merge Sort'.A46:'Merge Sort'.A4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erando Memoria</text:p>
                <draw:g>
                  <svg:desc>'Merge Sort'.A46:'Merge Sort'.A46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Merge Sort'.D48:'Merge Sort'.D58</svg:desc>
                </draw:g>
              </table:table-cell>
              <table:table-cell office:value-type="float" office:value="38.4">
                <text:p>38.4</text:p>
                <draw:g>
                  <svg:desc>'Merge Sort'.B48:'Merge Sort'.B58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5.9">
                <text:p>95.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535cm" svg:y="0.316cm" chart:style-name="ch2">
          <text:p>Complejidad Espacial Merge Sort Sin Usar Free</text:p>
        </chart:title>
        <chart:legend chart:legend-position="end" svg:x="11.587cm" svg:y="4.201cm" style:legend-expansion="high" chart:style-name="ch3"/>
        <chart:plot-area chart:style-name="ch4" table:cell-range-address="'Merge Sort'.D48:'Merge Sort'.D58 'Merge Sort'.A60:'Merge Sort'.A60 'Merge Sort'.B62:'Merge Sort'.B72" chart:data-source-has-labels="both" svg:x="1.331cm" svg:y="1.803cm" svg:width="9.616cm" svg:height="6.036cm">
          <chartooo:coordinate-region svg:x="2.323cm" svg:y="2.003cm" svg:width="8.437cm" svg:height="5.189cm"/>
          <chart:axis chart:dimension="x" chart:name="primary-x" chart:style-name="ch5" chartooo:axis-type="auto">
            <chartooo:date-scale/>
            <chart:title svg:x="3.621cm" svg:y="8.019cm" chart:style-name="ch6">
              <text:p>Tamaño Vector Entrada (Millones)</text:p>
            </chart:title>
            <chart:categories table:cell-range-address="'Merge Sort'.D48:'Merge Sort'.D58"/>
          </chart:axis>
          <chart:axis chart:dimension="y" chart:name="primary-y" chart:style-name="ch5">
            <chart:title svg:x="0.451cm" svg:y="5.897cm" chart:style-name="ch7">
              <text:p>Memoria (MB)</text:p>
            </chart:title>
            <chart:grid chart:style-name="ch8" chart:class="major"/>
          </chart:axis>
          <chart:series chart:style-name="ch9" chart:values-cell-range-address="'Merge Sort'.B62:'Merge Sort'.B72" chart:label-cell-address="'Merge Sort'.A60:'Merge Sort'.A6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iberar Memoria</text:p>
                <draw:g>
                  <svg:desc>'Merge Sort'.A60:'Merge Sort'.A6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Merge Sort'.D48:'Merge Sort'.D58</svg:desc>
                </draw:g>
              </table:table-cell>
              <table:table-cell office:value-type="float" office:value="900">
                <text:p>900</text:p>
                <draw:g>
                  <svg:desc>'Merge Sort'.B62:'Merge Sort'.B7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00">
                <text:p>28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36cm" svg:height="7.342cm" xlink:href=".." xlink:type="simple" chart:class="chart:line" chart:column-mapping="0" chart:style-name="ch1">
        <chart:title svg:x="2.19cm" svg:y="0.282cm" chart:style-name="ch2">
          <text:p>Complejidad Espacial Heap Sort</text:p>
        </chart:title>
        <chart:plot-area chart:style-name="ch3" table:cell-range-address="'Heap Sort'.D47:'Heap Sort'.D58 'Heap Sort'.B48:'Heap Sort'.B58" chart:data-source-has-labels="both" svg:x="1.275cm" svg:y="1.667cm" svg:width="11.433cm" svg:height="4.548cm">
          <chartooo:coordinate-region svg:x="2.082cm" svg:y="1.867cm" svg:width="10.439cm" svg:height="3.701cm"/>
          <chart:axis chart:dimension="x" chart:name="primary-x" chart:style-name="ch4" chartooo:axis-type="auto">
            <chartooo:date-scale/>
            <chart:title svg:x="4.473cm" svg:y="6.361cm" chart:style-name="ch5">
              <text:p>Tamaño Vector Entrada (Millones)</text:p>
            </chart:title>
            <chart:categories table:cell-range-address="'Heap Sort'.D48:'Heap Sort'.D58"/>
          </chart:axis>
          <chart:axis chart:dimension="y" chart:name="primary-y" chart:style-name="ch4">
            <chart:title svg:x="0.451cm" svg:y="5.017cm" chart:style-name="ch6">
              <text:p>Memoria (MB)</text:p>
            </chart:title>
            <chart:grid chart:style-name="ch7" chart:class="major"/>
          </chart:axis>
          <chart:series chart:style-name="ch8" chart:values-cell-range-address="'Heap Sort'.B48:'Heap Sort'.B5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Heap Sort'.D48:'Heap Sort'.D58</svg:desc>
                </draw:g>
              </table:table-cell>
              <table:table-cell office:value-type="float" office:value="38.2">
                <text:p>38.2</text:p>
                <draw:g>
                  <svg:desc>'Heap Sort'.B48:'Heap Sort'.B58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.4">
                <text:p>76.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45cm" svg:height="7.12cm" xlink:href=".." xlink:type="simple" chart:class="chart:line" chart:column-mapping="0" chart:style-name="ch1">
        <chart:title svg:x="1.851cm" svg:y="0.278cm" chart:style-name="ch2">
          <text:p>Complejidad Espacial Quick Sort</text:p>
        </chart:title>
        <chart:plot-area chart:style-name="ch3" table:cell-range-address="'Quick Sort'.D47:'Quick Sort'.D58 'Quick Sort'.B48:'Quick Sort'.B58" chart:data-source-has-labels="both" svg:x="1.265cm" svg:y="1.651cm" svg:width="10.972cm" svg:height="4.346cm">
          <chartooo:coordinate-region svg:x="2.072cm" svg:y="1.85cm" svg:width="9.978cm" svg:height="3.5cm"/>
          <chart:axis chart:dimension="x" chart:name="primary-x" chart:style-name="ch4" chartooo:axis-type="auto">
            <chartooo:date-scale/>
            <chart:title svg:x="4.233cm" svg:y="6.139cm" chart:style-name="ch5">
              <text:p>Tamaño Vector Entrada (Millones)</text:p>
            </chart:title>
            <chart:categories table:cell-range-address="'Quick Sort'.D48:'Quick Sort'.D58"/>
          </chart:axis>
          <chart:axis chart:dimension="y" chart:name="primary-y" chart:style-name="ch4">
            <chart:title svg:x="0.451cm" svg:y="4.9cm" chart:style-name="ch6">
              <text:p>Memoria (MB)</text:p>
            </chart:title>
            <chart:grid chart:style-name="ch7" chart:class="major"/>
          </chart:axis>
          <chart:series chart:style-name="ch8" chart:values-cell-range-address="'Quick Sort'.B48:'Quick Sort'.B5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Quick Sort'.D48:'Quick Sort'.D58</svg:desc>
                </draw:g>
              </table:table-cell>
              <table:table-cell office:value-type="float" office:value="38.2">
                <text:p>38.2</text:p>
                <draw:g>
                  <svg:desc>'Quick Sort'.B48:'Quick Sort'.B58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.4">
                <text:p>76.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72cm" svg:height="7.258cm" xlink:href=".." xlink:type="simple" chart:class="chart:line" chart:column-mapping="0" chart:style-name="ch1">
        <chart:title svg:x="1.915cm" svg:y="0.281cm" chart:style-name="ch2">
          <text:p>Complejidad Espacial Counting Sort</text:p>
        </chart:title>
        <chart:plot-area chart:style-name="ch3" table:cell-range-address="'Counting Sort'.D47:'Counting Sort'.D58 'Counting Sort'.B48:'Counting Sort'.B58" chart:data-source-has-labels="both" svg:x="1.286cm" svg:y="1.663cm" svg:width="11.936cm" svg:height="4.469cm">
          <chartooo:coordinate-region svg:x="2.093cm" svg:y="1.862cm" svg:width="10.942cm" svg:height="3.623cm"/>
          <chart:axis chart:dimension="x" chart:name="primary-x" chart:style-name="ch4" chartooo:axis-type="auto">
            <chartooo:date-scale/>
            <chart:title svg:x="4.736cm" svg:y="6.277cm" chart:style-name="ch5">
              <text:p>Tamaño Vector Entrada (Millones)</text:p>
            </chart:title>
            <chart:categories table:cell-range-address="'Counting Sort'.D48:'Counting Sort'.D58"/>
          </chart:axis>
          <chart:axis chart:dimension="y" chart:name="primary-y" chart:style-name="ch4">
            <chart:title svg:x="0.451cm" svg:y="4.973cm" chart:style-name="ch6">
              <text:p>Memoria (MB)</text:p>
            </chart:title>
            <chart:grid chart:style-name="ch7" chart:class="major"/>
          </chart:axis>
          <chart:series chart:style-name="ch8" chart:values-cell-range-address="'Counting Sort'.B48:'Counting Sort'.B5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Counting Sort'.D48:'Counting Sort'.D58</svg:desc>
                </draw:g>
              </table:table-cell>
              <table:table-cell office:value-type="float" office:value="87.8">
                <text:p>87.8</text:p>
                <draw:g>
                  <svg:desc>'Counting Sort'.B48:'Counting Sort'.B58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8.3">
                <text:p>118.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41.2">
                <text:p>141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56.5">
                <text:p>156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4.1">
                <text:p>164.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56cm" svg:height="6.796cm" xlink:href=".." xlink:type="simple" chart:class="chart:line" chart:column-mapping="0" chart:style-name="ch1">
        <chart:title svg:x="0.29cm" svg:y="0.271cm" chart:style-name="ch2">
          <text:p>Complejidad Espacial Merge Sort Optimizado</text:p>
        </chart:title>
        <chart:plot-area chart:style-name="ch3" table:cell-range-address="'Merge Sort Optimizado'.D47:'Merge Sort Optimizado'.D58 'Merge Sort Optimizado'.B48:'Merge Sort Optimizado'.B58" chart:data-source-has-labels="both" svg:x="1.27cm" svg:y="1.623cm" svg:width="11.168cm" svg:height="4.057cm">
          <chartooo:coordinate-region svg:x="2.077cm" svg:y="1.822cm" svg:width="10.174cm" svg:height="3.211cm"/>
          <chart:axis chart:dimension="x" chart:name="primary-x" chart:style-name="ch4" chartooo:axis-type="auto">
            <chartooo:date-scale/>
            <chart:title svg:x="4.336cm" svg:y="5.815cm" chart:style-name="ch5">
              <text:p>Tamaño Vector Entrada (Millones)</text:p>
            </chart:title>
            <chart:categories table:cell-range-address="'Merge Sort Optimizado'.D48:'Merge Sort Optimizado'.D58"/>
          </chart:axis>
          <chart:axis chart:dimension="y" chart:name="primary-y" chart:style-name="ch4">
            <chart:title svg:x="0.451cm" svg:y="4.727cm" chart:style-name="ch6">
              <text:p>Memoria (MB)</text:p>
            </chart:title>
            <chart:grid chart:style-name="ch7" chart:class="major"/>
          </chart:axis>
          <chart:series chart:style-name="ch8" chart:values-cell-range-address="'Merge Sort Optimizado'.B48:'Merge Sort Optimizado'.B5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Merge Sort Optimizado'.D48:'Merge Sort Optimizado'.D58</svg:desc>
                </draw:g>
              </table:table-cell>
              <table:table-cell office:value-type="float" office:value="57.3">
                <text:p>57.3</text:p>
                <draw:g>
                  <svg:desc>'Merge Sort Optimizado'.B48:'Merge Sort Optimizado'.B58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4.5">
                <text:p>114.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9cm" svg:height="8.259cm" xlink:href=".." xlink:type="simple" chart:class="chart:line" chart:style-name="ch1">
        <chart:title svg:x="5.848cm" svg:y="0.301cm" chart:style-name="ch2">
          <text:p>Heap Insert Sort</text:p>
        </chart:title>
        <chart:subtitle svg:x="4.636cm" svg:y="1.413cm" chart:style-name="ch3">
          <text:p>Tiempo Ejecución vs Tamaño Entrada</text:p>
        </chart:subtitle>
        <chart:legend chart:legend-position="end" svg:x="13.045cm" svg:y="3.83cm" style:legend-expansion="high" chart:style-name="ch4"/>
        <chart:plot-area chart:style-name="ch5" table:cell-range-address="'Heap Insert Sort'.A4:'Heap Insert Sort'.A12 'Heap Insert Sort'.B2:'Heap Insert Sort'.B12" chart:data-source-has-labels="both" svg:x="1.331cm" svg:y="2.426cm" svg:width="11.074cm" svg:height="4.687cm">
          <chartooo:coordinate-region svg:x="2.138cm" svg:y="2.625cm" svg:width="10.267cm" svg:height="3.443cm"/>
          <chart:axis chart:dimension="x" chart:name="primary-x" chart:style-name="ch6" chartooo:axis-type="auto">
            <chartooo:date-scale/>
            <chart:title svg:x="5.607cm" svg:y="7.278cm" chart:style-name="ch7">
              <text:p>Tamaño Entrada</text:p>
            </chart:title>
            <chart:categories table:cell-range-address="'Heap Insert Sort'.A4:'Heap Insert Sort'.A12"/>
          </chart:axis>
          <chart:axis chart:dimension="y" chart:name="primary-y" chart:style-name="ch6">
            <chart:title svg:x="0.451cm" svg:y="5.594cm" chart:style-name="ch8">
              <text:p>Tiempo (s)</text:p>
            </chart:title>
            <chart:grid chart:style-name="ch9" chart:class="major"/>
          </chart:axis>
          <chart:series chart:style-name="ch10" chart:values-cell-range-address="'Heap Insert Sort'.B3:'Heap Insert Sort'.B12" chart:label-cell-address="'Heap Insert Sort'.B2:'Heap Insert Sort'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(s)</text:p>
                <draw:g>
                  <svg:desc>'Heap Insert Sort'.B2:'Heap Insert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Heap Insert Sort'.A4:'Heap Insert Sort'.A12</svg:desc>
                </draw:g>
              </table:table-cell>
              <table:table-cell office:value-type="float" office:value="2.72">
                <text:p>2.72</text:p>
                <draw:g>
                  <svg:desc>'Heap Insert Sort'.B3:'Heap Insert Sort'.B12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7.99">
                <text:p>67.99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97.87">
                <text:p>97.8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33.65">
                <text:p>133.6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75.21">
                <text:p>175.2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19.99">
                <text:p>219.99</text:p>
              </table:table-cell>
            </table:table-row>
            <table:table-row>
              <table:table-cell office:value-type="string"/>
              <table:table-cell office:value-type="float" office:value="271.41">
                <text:p>271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33cm" svg:height="12.465cm" xlink:href=".." xlink:type="simple" chart:class="chart:line" chart:style-name="ch1">
        <chart:title svg:x="8.411cm" svg:y="0.385cm" chart:style-name="ch2">
          <text:p>Merge Sort</text:p>
        </chart:title>
        <chart:subtitle svg:x="6.538cm" svg:y="1.581cm" chart:style-name="ch3">
          <text:p>Tiempo Ejecución vs Tamaño Entrada</text:p>
        </chart:subtitle>
        <chart:plot-area chart:style-name="ch4" table:cell-range-address="'Merge Sort'.A2:'Merge Sort'.B31" chart:data-source-has-labels="both" svg:x="1.407cm" svg:y="2.762cm" svg:width="17.634cm" svg:height="8.473cm">
          <chartooo:coordinate-region svg:x="1.843cm" svg:y="2.961cm" svg:width="17.011cm" svg:height="7.627cm"/>
          <chart:axis chart:dimension="x" chart:name="primary-x" chart:style-name="ch5" chartooo:axis-type="auto">
            <chartooo:date-scale/>
            <chart:title svg:x="8.09cm" svg:y="11.484cm" chart:style-name="ch6">
              <text:p>Tamaño Entrada en Millones</text:p>
            </chart:title>
            <chart:categories table:cell-range-address="'Merge Sort'.A3:'Merge Sort'.A31"/>
          </chart:axis>
          <chart:axis chart:dimension="y" chart:name="primary-y" chart:style-name="ch7">
            <chart:title svg:x="0.451cm" svg:y="8.577cm" chart:style-name="ch8">
              <text:p>Tiempo Ejecución (s)</text:p>
            </chart:title>
            <chart:grid chart:style-name="ch9" chart:class="major"/>
          </chart:axis>
          <chart:series chart:style-name="ch10" chart:values-cell-range-address="'Merge Sort'.B3:'Merge Sort'.B31" chart:label-cell-address="'Merge Sort'.B2:'Merge Sort'.B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(s)</text:p>
                <draw:g>
                  <svg:desc>'Merge Sort'.B2:'Merge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Merge Sort'.A3:'Merge Sort'.A31</svg:desc>
                </draw:g>
              </table:table-cell>
              <table:table-cell office:value-type="float" office:value="0.02">
                <text:p>0.02</text:p>
                <draw:g>
                  <svg:desc>'Merge Sort'.B3:'Merge Sort'.B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61">
                <text:p>5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87cm" svg:height="9.387cm" xlink:href=".." xlink:type="simple" chart:class="chart:line" chart:style-name="ch1">
        <chart:title svg:x="6.921cm" svg:y="0.323cm" chart:style-name="ch2">
          <text:p>Heap Sort</text:p>
        </chart:title>
        <chart:subtitle svg:x="5.074cm" svg:y="1.457cm" chart:style-name="ch3">
          <text:p>Tamaño Entrada vs Tiempo Real (s)</text:p>
        </chart:subtitle>
        <chart:plot-area chart:style-name="ch4" table:cell-range-address="'Heap Sort'.A2:'Heap Sort'.B31" chart:data-source-has-labels="both" svg:x="1.342cm" svg:y="2.514cm" svg:width="14.583cm" svg:height="5.705cm">
          <chartooo:coordinate-region svg:x="1.963cm" svg:y="2.713cm" svg:width="13.775cm" svg:height="4.859cm"/>
          <chart:axis chart:dimension="x" chart:name="primary-x" chart:style-name="ch5" chartooo:axis-type="auto">
            <chartooo:date-scale/>
            <chart:title svg:x="6.499cm" svg:y="8.406cm" chart:style-name="ch6">
              <text:p>Tamaño Entrada en Millones</text:p>
            </chart:title>
            <chart:categories table:cell-range-address="'Heap Sort'.A3:'Heap Sort'.A31"/>
          </chart:axis>
          <chart:axis chart:dimension="y" chart:name="primary-y" chart:style-name="ch7">
            <chart:title svg:x="0.451cm" svg:y="6.191cm" chart:style-name="ch8">
              <text:p>Tiempo (s)</text:p>
            </chart:title>
            <chart:grid chart:style-name="ch9" chart:class="major"/>
          </chart:axis>
          <chart:series chart:style-name="ch10" chart:values-cell-range-address="'Heap Sort'.B3:'Heap Sort'.B31" chart:label-cell-address="'Heap Sort'.B2:'Heap Sort'.B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(s)</text:p>
                <draw:g>
                  <svg:desc>'Heap Sort'.B2:'Heap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Heap Sort'.A3:'Heap Sort'.A31</svg:desc>
                </draw:g>
              </table:table-cell>
              <table:table-cell office:value-type="float" office:value="0.02">
                <text:p>0.02</text:p>
                <draw:g>
                  <svg:desc>'Heap Sort'.B3:'Heap Sort'.B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26">
                <text:p>11.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34cm" svg:height="9.154cm" xlink:href=".." xlink:type="simple" chart:class="chart:line" chart:style-name="ch1">
        <chart:title svg:x="7.392cm" svg:y="0.319cm" chart:style-name="ch2">
          <text:p>Quick Sort</text:p>
        </chart:title>
        <chart:subtitle svg:x="5.598cm" svg:y="1.449cm" chart:style-name="ch3">
          <text:p>Tamaño Entrada vs Tiempo Real (s)</text:p>
        </chart:subtitle>
        <chart:plot-area chart:style-name="ch4" table:cell-range-address="'Quick Sort'.A2:'Quick Sort'.B31" chart:data-source-has-labels="both" svg:x="1.363cm" svg:y="2.498cm" svg:width="15.567cm" svg:height="5.492cm">
          <chartooo:coordinate-region svg:x="2.09cm" svg:y="2.697cm" svg:width="14.653cm" svg:height="4.646cm"/>
          <chart:axis chart:dimension="x" chart:name="primary-x" chart:style-name="ch5" chartooo:axis-type="auto">
            <chartooo:date-scale/>
            <chart:title svg:x="7.012cm" svg:y="8.173cm" chart:style-name="ch6">
              <text:p>Tamaño Entrada en Millones</text:p>
            </chart:title>
            <chart:categories table:cell-range-address="'Quick Sort'.A3:'Quick Sort'.A31"/>
          </chart:axis>
          <chart:axis chart:dimension="y" chart:name="primary-y" chart:style-name="ch5">
            <chart:title svg:x="0.451cm" svg:y="6.823cm" chart:style-name="ch7">
              <text:p>Tiempo Ejecución (s)</text:p>
            </chart:title>
            <chart:grid chart:style-name="ch8" chart:class="major"/>
          </chart:axis>
          <chart:series chart:style-name="ch9" chart:values-cell-range-address="'Quick Sort'.B3:'Quick Sort'.B31" chart:label-cell-address="'Quick Sort'.B2:'Quick Sort'.B2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Quick Sort'.B2:'Quick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Quick Sort'.A3:'Quick Sort'.A31</svg:desc>
                </draw:g>
              </table:table-cell>
              <table:table-cell office:value-type="float" office:value="0.01">
                <text:p>0.01</text:p>
                <draw:g>
                  <svg:desc>'Quick Sort'.B3:'Quick Sort'.B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43">
                <text:p>3.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76cm" svg:height="13.814cm" xlink:href=".." xlink:type="simple" chart:class="chart:scatter" chart:column-mapping="0" chart:style-name="ch1">
        <chart:title svg:x="10.303cm" svg:y="0.412cm" chart:style-name="ch2">
          <text:p>Counting Sort</text:p>
        </chart:title>
        <chart:subtitle svg:x="10.388cm" svg:y="1.635cm" chart:style-name="ch3">
          <text:p>Tamaño vs Tiempo</text:p>
        </chart:subtitle>
        <chart:plot-area chart:style-name="ch4" table:cell-range-address="'Counting Sort'.A4:'Counting Sort'.B31 'Counting Sort'.B2:'Counting Sort'.B2" chart:data-source-has-labels="both" svg:x="1.496cm" svg:y="2.87cm" svg:width="21.81cm" svg:height="9.687cm">
          <chartooo:coordinate-region svg:x="2.223cm" svg:y="3.069cm" svg:width="20.34cm" svg:height="8.841cm"/>
          <chart:axis chart:dimension="x" chart:name="primary-x" chart:style-name="ch5" chartooo:axis-type="auto">
            <chart:title svg:x="11.748cm" svg:y="12.833cm" chart:style-name="ch6">
              <text:p>Tamaño</text:p>
            </chart:title>
            <chart:categories table:cell-range-address="'Counting Sort'.A4:'Counting Sort'.A31"/>
          </chart:axis>
          <chart:axis chart:dimension="y" chart:name="primary-y" chart:style-name="ch5">
            <chart:title svg:x="0.451cm" svg:y="9.292cm" chart:style-name="ch7">
              <text:p>Tiempo Ejecución (s)</text:p>
            </chart:title>
            <chart:grid chart:style-name="ch8" chart:class="major"/>
          </chart:axis>
          <chart:series chart:style-name="ch9" chart:values-cell-range-address="'Counting Sort'.B4:'Counting Sort'.B31" chart:label-cell-address="'Counting Sort'.B2:'Counting Sort'.B2" chart:class="chart:scatter">
            <chart:domain table:cell-range-address="'Counting Sort'.A4:'Counting Sort'.A31"/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 Real (s)</text:p>
                <draw:g>
                  <svg:desc>'Counting Sort'.B2:'Counting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Counting Sort'.A4:'Counting Sort'.A31</svg:desc>
                </draw:g>
              </table:table-cell>
              <table:table-cell office:value-type="float" office:value="200000">
                <text:p>200000</text:p>
                <draw:g>
                  <svg:desc>'Counting Sort'.A4:'Counting Sort'.A31</svg:desc>
                </draw:g>
              </table:table-cell>
              <table:table-cell office:value-type="float" office:value="0.03">
                <text:p>0.03</text:p>
                <draw:g>
                  <svg:desc>'Counting Sort'.B4:'Counting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000000">
                <text:p>20000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000000">
                <text:p>30000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000000">
                <text:p>400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5000000">
                <text:p>50000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6000000">
                <text:p>60000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7000000">
                <text:p>7000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8000000">
                <text:p>80000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9000000">
                <text:p>9000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11000000">
                <text:p>11000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12000000">
                <text:p>1200000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13000000">
                <text:p>130000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14000000">
                <text:p>140000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17000000">
                <text:p>17000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18000000">
                <text:p>1800000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19000000">
                <text:p>19000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0000000">
                <text:p>20000000</text:p>
              </table:table-cell>
              <table:table-cell office:value-type="float" office:value="1.57">
                <text:p>1.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07cm" svg:height="9.783cm" xlink:href=".." xlink:type="simple" chart:class="chart:line" chart:style-name="ch1">
        <chart:title svg:x="6.618cm" svg:y="0.331cm" chart:style-name="ch2">
          <text:p>Merge Sort Optimizado</text:p>
        </chart:title>
        <chart:subtitle svg:x="8.053cm" svg:y="1.473cm" chart:style-name="ch3">
          <text:p>Tamaño vs Tiempo</text:p>
        </chart:subtitle>
        <chart:plot-area chart:style-name="ch4" table:cell-range-address="'Merge Sort Optimizado'.A2:'Merge Sort Optimizado'.B31" chart:data-source-has-labels="both" svg:x="1.403cm" svg:y="2.546cm" svg:width="17.42cm" svg:height="6.061cm">
          <chartooo:coordinate-region svg:x="2.13cm" svg:y="2.745cm" svg:width="16.506cm" svg:height="5.215cm"/>
          <chart:axis chart:dimension="x" chart:name="primary-x" chart:style-name="ch5" chartooo:axis-type="auto">
            <chartooo:date-scale/>
            <chart:title svg:x="7.899cm" svg:y="8.802cm" chart:style-name="ch6">
              <text:p>Tamaño en Millones de Datos</text:p>
            </chart:title>
            <chart:categories table:cell-range-address="'Merge Sort Optimizado'.A3:'Merge Sort Optimizado'.A31"/>
          </chart:axis>
          <chart:axis chart:dimension="y" chart:name="primary-y" chart:style-name="ch5">
            <chart:title svg:x="0.451cm" svg:y="6.401cm" chart:style-name="ch7">
              <text:p>Tiempo (s)</text:p>
            </chart:title>
            <chart:grid chart:style-name="ch8" chart:class="major"/>
          </chart:axis>
          <chart:series chart:style-name="ch9" chart:values-cell-range-address="'Merge Sort Optimizado'.B3:'Merge Sort Optimizado'.B31" chart:label-cell-address="'Merge Sort Optimizado'.B2:'Merge Sort Optimizado'.B2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(s)</text:p>
                <draw:g>
                  <svg:desc>'Merge Sort Optimizado'.B2:'Merge Sort Optimizado'.B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Merge Sort Optimizado'.A3:'Merge Sort Optimizado'.A31</svg:desc>
                </draw:g>
              </table:table-cell>
              <table:table-cell office:value-type="float" office:value="0.02">
                <text:p>0.02</text:p>
                <draw:g>
                  <svg:desc>'Merge Sort Optimizado'.B3:'Merge Sort Optimizado'.B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57">
                <text:p>4.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87cm" svg:y="0.316cm" chart:style-name="ch2">
          <text:p>Comparación Algoritmos O(n²)</text:p>
        </chart:title>
        <chart:legend chart:legend-position="end" svg:x="12.142cm" svg:y="3.952cm" style:legend-expansion="high" chart:style-name="ch3"/>
        <chart:plot-area chart:style-name="ch4" table:cell-range-address="insertionSort.A4:insertionSort.A12 insertionSort.A1:insertionSort.A1 insertionSort.B3:insertionSort.B12 'Heap Insert Sort'.A1:'Heap Insert Sort'.A1 'Heap Insert Sort'.B3:'Heap Insert Sort'.B12" chart:data-source-has-labels="both" svg:x="1.331cm" svg:y="1.635cm" svg:width="10.171cm" svg:height="6.204cm">
          <chartooo:coordinate-region svg:x="2.138cm" svg:y="1.834cm" svg:width="9.364cm" svg:height="4.96cm"/>
          <chart:axis chart:dimension="x" chart:name="primary-x" chart:style-name="ch5" chartooo:axis-type="auto">
            <chartooo:date-scale/>
            <chart:title svg:x="5.79cm" svg:y="8.019cm" chart:style-name="ch6">
              <text:p>Entrada</text:p>
            </chart:title>
            <chart:categories table:cell-range-address="insertionSort.A4:insertionSort.A12"/>
          </chart:axis>
          <chart:axis chart:dimension="y" chart:name="primary-y" chart:style-name="ch5">
            <chart:title svg:x="0.451cm" svg:y="5.562cm" chart:style-name="ch7">
              <text:p>Tiempo (s)</text:p>
            </chart:title>
            <chart:grid chart:style-name="ch8" chart:class="major"/>
          </chart:axis>
          <chart:series chart:style-name="ch9" chart:values-cell-range-address="insertionSort.B3:insertionSort.B12" chart:label-cell-address="insertionSort.A1:insertionSort.A1" chart:class="chart:line">
            <chart:data-point chart:repeated="10"/>
          </chart:series>
          <chart:series chart:style-name="ch10" chart:values-cell-range-address="'Heap Insert Sort'.B3:'Heap Insert Sort'.B12" chart:label-cell-address="'Heap Insert Sort'.A1:'Heap Insert Sort'.A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insertionSort.A1:insertionSort.A1</svg:desc>
                </draw:g>
              </table:table-cell>
              <table:table-cell office:value-type="string">
                <text:p>Heap Insert Sort</text:p>
                <draw:g>
                  <svg:desc>'Heap Insert Sort'.A1:'Heap Insert Sort'.A1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insertionSort.A4:insertionSort.A12</svg:desc>
                </draw:g>
              </table:table-cell>
              <table:table-cell office:value-type="float" office:value="6.21">
                <text:p>6.21</text:p>
                <draw:g>
                  <svg:desc>insertionSort.B3:insertionSort.B12</svg:desc>
                </draw:g>
              </table:table-cell>
              <table:table-cell office:value-type="float" office:value="2.72">
                <text:p>2.72</text:p>
                <draw:g>
                  <svg:desc>'Heap Insert Sort'.B3:'Heap Insert Sort'.B12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4.77">
                <text:p>24.77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6.49">
                <text:p>56.4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00.79">
                <text:p>100.79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55.48">
                <text:p>155.48</text:p>
              </table:table-cell>
              <table:table-cell office:value-type="float" office:value="67.99">
                <text:p>67.99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21.7">
                <text:p>221.7</text:p>
              </table:table-cell>
              <table:table-cell office:value-type="float" office:value="97.87">
                <text:p>97.8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00.69">
                <text:p>300.69</text:p>
              </table:table-cell>
              <table:table-cell office:value-type="float" office:value="133.65">
                <text:p>133.6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92.66">
                <text:p>392.66</text:p>
              </table:table-cell>
              <table:table-cell office:value-type="float" office:value="175.21">
                <text:p>175.2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99.82">
                <text:p>499.82</text:p>
              </table:table-cell>
              <table:table-cell office:value-type="float" office:value="219.99">
                <text:p>219.99</text:p>
              </table:table-cell>
            </table:table-row>
            <table:table-row>
              <table:table-cell office:value-type="string"/>
              <table:table-cell office:value-type="float" office:value="618.27">
                <text:p>618.27</text:p>
              </table:table-cell>
              <table:table-cell office:value-type="float" office:value="271.41">
                <text:p>271.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1cm" svg:height="8.415cm" xlink:href=".." xlink:type="simple" chart:class="chart:line" chart:style-name="ch1">
        <chart:title svg:x="3.591cm" svg:y="0.304cm" chart:style-name="ch2">
          <text:p>Algoritmos Complejidad O(nlogn) y O(n+k)</text:p>
        </chart:title>
        <chart:legend chart:legend-position="end" svg:x="13.902cm" svg:y="2.912cm" style:legend-expansion="high" chart:style-name="ch3"/>
        <chart:plot-area chart:style-name="ch4" table:cell-range-address="'Merge Sort'.A4:'Merge Sort'.A31 'Merge Sort'.A1:'Merge Sort'.A1 'Merge Sort'.B3:'Merge Sort'.B31 'Heap Sort'.A1:'Heap Sort'.A1 'Heap Sort'.B3:'Heap Sort'.B31 'Quick Sort'.A1:'Quick Sort'.A1 'Quick Sort'.B3:'Quick Sort'.B31 'Counting Sort'.A1:'Counting Sort'.A1 'Counting Sort'.B3:'Counting Sort'.B31 'Merge Sort Optimizado'.A1:'Merge Sort Optimizado'.A1" chart:data-source-has-labels="both" svg:x="1.386cm" svg:y="1.755cm" svg:width="11.766cm" svg:height="5.511cm">
          <chartooo:coordinate-region svg:x="2.007cm" svg:y="1.954cm" svg:width="11.145cm" svg:height="4.267cm"/>
          <chart:axis chart:dimension="x" chart:name="primary-x" chart:style-name="ch5" chartooo:axis-type="auto">
            <chartooo:date-scale/>
            <chart:title svg:x="5.082cm" svg:y="7.434cm" chart:style-name="ch6">
              <text:p>Entrada en Millones de Datos</text:p>
            </chart:title>
            <chart:categories table:cell-range-address="'Merge Sort'.A4:'Merge Sort'.A31"/>
          </chart:axis>
          <chart:axis chart:dimension="y" chart:name="primary-y" chart:style-name="ch5">
            <chart:title svg:x="0.451cm" svg:y="5.335cm" chart:style-name="ch7">
              <text:p>Tiempo (s)</text:p>
            </chart:title>
            <chart:grid chart:style-name="ch8" chart:class="major"/>
          </chart:axis>
          <chart:series chart:style-name="ch9" chart:values-cell-range-address="'Merge Sort'.B3:'Merge Sort'.B31" chart:label-cell-address="'Merge Sort'.A1:'Merge Sort'.A1" chart:class="chart:line">
            <chart:data-point chart:repeated="29"/>
          </chart:series>
          <chart:series chart:style-name="ch10" chart:values-cell-range-address="'Heap Sort'.B3:'Heap Sort'.B31" chart:label-cell-address="'Heap Sort'.A1:'Heap Sort'.A1" chart:class="chart:line">
            <chart:data-point chart:repeated="29"/>
          </chart:series>
          <chart:series chart:style-name="ch11" chart:values-cell-range-address="'Quick Sort'.B3:'Quick Sort'.B31" chart:label-cell-address="'Quick Sort'.A1:'Quick Sort'.A1" chart:class="chart:line">
            <chart:data-point chart:repeated="29"/>
          </chart:series>
          <chart:series chart:style-name="ch12" chart:values-cell-range-address="'Counting Sort'.B3:'Counting Sort'.B31" chart:label-cell-address="'Counting Sort'.A1:'Counting Sort'.A1" chart:class="chart:line">
            <chart:data-point chart:repeated="29"/>
          </chart:series>
          <chart:series chart:style-name="ch13" chart:values-cell-range-address="'Merge Sort'.B3:'Merge Sort'.B31" chart:label-cell-address="'Merge Sort Optimizado'.A1:'Merge Sort Optimizado'.A1" chart:class="chart:line"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'Merge Sort'.A1:'Merge Sort'.A1</svg:desc>
                </draw:g>
              </table:table-cell>
              <table:table-cell office:value-type="string">
                <text:p>Heap Sort</text:p>
                <draw:g>
                  <svg:desc>'Heap Sort'.A1:'Heap Sort'.A1</svg:desc>
                </draw:g>
              </table:table-cell>
              <table:table-cell office:value-type="string">
                <text:p>Quick Sort</text:p>
                <draw:g>
                  <svg:desc>'Quick Sort'.A1:'Quick Sort'.A1</svg:desc>
                </draw:g>
              </table:table-cell>
              <table:table-cell office:value-type="string">
                <text:p>Counting Sort</text:p>
                <draw:g>
                  <svg:desc>'Counting Sort'.A1:'Counting Sort'.A1</svg:desc>
                </draw:g>
              </table:table-cell>
              <table:table-cell office:value-type="string">
                <text:p>Merge Sort Optimizado</text:p>
                <draw:g>
                  <svg:desc>'Merge Sort Optimizado'.A1:'Merge Sort Optimizado'.A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'Merge Sort'.A4:'Merge Sort'.A31</svg:desc>
                </draw:g>
              </table:table-cell>
              <table:table-cell office:value-type="float" office:value="0.02">
                <text:p>0.02</text:p>
                <draw:g>
                  <svg:desc>'Merge Sort'.B3:'Merge Sort'.B31</svg:desc>
                </draw:g>
              </table:table-cell>
              <table:table-cell office:value-type="float" office:value="0.02">
                <text:p>0.02</text:p>
                <draw:g>
                  <svg:desc>'Heap Sort'.B3:'Heap Sort'.B31</svg:desc>
                </draw:g>
              </table:table-cell>
              <table:table-cell office:value-type="float" office:value="0.01">
                <text:p>0.01</text:p>
                <draw:g>
                  <svg:desc>'Quick Sort'.B3:'Quick Sort'.B31</svg:desc>
                </draw:g>
              </table:table-cell>
              <table:table-cell office:value-type="float" office:value="0.02">
                <text:p>0.02</text:p>
                <draw:g>
                  <svg:desc>'Counting Sort'.B3:'Counting Sort'.B31</svg:desc>
                </draw:g>
              </table:table-cell>
              <table:table-cell office:value-type="float" office:value="0.02">
                <text:p>0.02</text:p>
                <draw:g>
                  <svg:desc>'Merge Sort'.B3:'Merge Sort'.B31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16">
                <text:p>0.16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23">
                <text:p>0.23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27">
                <text:p>0.27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12">
                <text:p>0.12</text:p>
              </table:table-cell>
              <table:table-cell office:value-type="float" office:value="0.08">
                <text:p>0.0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  <table:table-cell office:value-type="float" office:value="0.15">
                <text:p>0.15</text:p>
              </table:table-cell>
              <table:table-cell office:value-type="float" office:value="0.08">
                <text:p>0.0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9">
                <text:p>0.49</text:p>
              </table:table-cell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17">
                <text:p>0.1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8">
                <text:p>0.78</text:p>
              </table:table-cell>
              <table:table-cell office:value-type="float" office:value="1.19">
                <text:p>1.19</text:p>
              </table:table-cell>
              <table:table-cell office:value-type="float" office:value="0.45">
                <text:p>0.45</text:p>
              </table:table-cell>
              <table:table-cell office:value-type="float" office:value="0.24">
                <text:p>0.2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04">
                <text:p>1.04</text:p>
              </table:table-cell>
              <table:table-cell office:value-type="float" office:value="1.7">
                <text:p>1.7</text:p>
              </table:table-cell>
              <table:table-cell office:value-type="float" office:value="0.61">
                <text:p>0.61</text:p>
              </table:table-cell>
              <table:table-cell office:value-type="float" office:value="0.32">
                <text:p>0.3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1">
                <text:p>1.31</text:p>
              </table:table-cell>
              <table:table-cell office:value-type="float" office:value="2.19">
                <text:p>2.19</text:p>
              </table:table-cell>
              <table:table-cell office:value-type="float" office:value="0.78">
                <text:p>0.78</text:p>
              </table:table-cell>
              <table:table-cell office:value-type="float" office:value="0.39">
                <text:p>0.3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2.74">
                <text:p>2.74</text:p>
              </table:table-cell>
              <table:table-cell office:value-type="float" office:value="0.95">
                <text:p>0.95</text:p>
              </table:table-cell>
              <table:table-cell office:value-type="float" office:value="0.47">
                <text:p>0.4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87">
                <text:p>1.87</text:p>
              </table:table-cell>
              <table:table-cell office:value-type="float" office:value="3.28">
                <text:p>3.28</text:p>
              </table:table-cell>
              <table:table-cell office:value-type="float" office:value="1.11">
                <text:p>1.11</text:p>
              </table:table-cell>
              <table:table-cell office:value-type="float" office:value="0.54">
                <text:p>0.54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16">
                <text:p>2.16</text:p>
              </table:table-cell>
              <table:table-cell office:value-type="float" office:value="3.85">
                <text:p>3.85</text:p>
              </table:table-cell>
              <table:table-cell office:value-type="float" office:value="1.29">
                <text:p>1.29</text:p>
              </table:table-cell>
              <table:table-cell office:value-type="float" office:value="0.62">
                <text:p>0.6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5">
                <text:p>2.45</text:p>
              </table:table-cell>
              <table:table-cell office:value-type="float" office:value="4.38">
                <text:p>4.38</text:p>
              </table:table-cell>
              <table:table-cell office:value-type="float" office:value="1.46">
                <text:p>1.46</text:p>
              </table:table-cell>
              <table:table-cell office:value-type="float" office:value="0.7">
                <text:p>0.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74">
                <text:p>2.74</text:p>
              </table:table-cell>
              <table:table-cell office:value-type="float" office:value="5">
                <text:p>5</text:p>
              </table:table-cell>
              <table:table-cell office:value-type="float" office:value="1.64">
                <text:p>1.64</text:p>
              </table:table-cell>
              <table:table-cell office:value-type="float" office:value="0.78">
                <text:p>0.78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02">
                <text:p>3.02</text:p>
              </table:table-cell>
              <table:table-cell office:value-type="float" office:value="5.57">
                <text:p>5.57</text:p>
              </table:table-cell>
              <table:table-cell office:value-type="float" office:value="1.81">
                <text:p>1.81</text:p>
              </table:table-cell>
              <table:table-cell office:value-type="float" office:value="0.85">
                <text:p>0.8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.31">
                <text:p>3.31</text:p>
              </table:table-cell>
              <table:table-cell office:value-type="float" office:value="6.19">
                <text:p>6.19</text:p>
              </table:table-cell>
              <table:table-cell office:value-type="float" office:value="1.99">
                <text:p>1.99</text:p>
              </table:table-cell>
              <table:table-cell office:value-type="float" office:value="0.92">
                <text:p>0.9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58">
                <text:p>3.58</text:p>
              </table:table-cell>
              <table:table-cell office:value-type="float" office:value="6.79">
                <text:p>6.79</text:p>
              </table:table-cell>
              <table:table-cell office:value-type="float" office:value="2.2">
                <text:p>2.2</text:p>
              </table:table-cell>
              <table:table-cell office:value-type="float" office:value="0.98">
                <text:p>0.9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86">
                <text:p>3.86</text:p>
              </table:table-cell>
              <table:table-cell office:value-type="float" office:value="7.41">
                <text:p>7.41</text:p>
              </table:table-cell>
              <table:table-cell office:value-type="float" office:value="2.33">
                <text:p>2.33</text:p>
              </table:table-cell>
              <table:table-cell office:value-type="float" office:value="1.08">
                <text:p>1.0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14">
                <text:p>4.14</text:p>
              </table:table-cell>
              <table:table-cell office:value-type="float" office:value="8.04">
                <text:p>8.04</text:p>
              </table:table-cell>
              <table:table-cell office:value-type="float" office:value="2.54">
                <text:p>2.54</text:p>
              </table:table-cell>
              <table:table-cell office:value-type="float" office:value="1.15">
                <text:p>1.1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.45">
                <text:p>4.45</text:p>
              </table:table-cell>
              <table:table-cell office:value-type="float" office:value="8.66">
                <text:p>8.66</text:p>
              </table:table-cell>
              <table:table-cell office:value-type="float" office:value="2.72">
                <text:p>2.72</text:p>
              </table:table-cell>
              <table:table-cell office:value-type="float" office:value="1.23">
                <text:p>1.23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.72">
                <text:p>4.72</text:p>
              </table:table-cell>
              <table:table-cell office:value-type="float" office:value="9.31">
                <text:p>9.31</text:p>
              </table:table-cell>
              <table:table-cell office:value-type="float" office:value="2.96">
                <text:p>2.96</text:p>
              </table:table-cell>
              <table:table-cell office:value-type="float" office:value="1.32">
                <text:p>1.32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.05">
                <text:p>5.05</text:p>
              </table:table-cell>
              <table:table-cell office:value-type="float" office:value="9.92">
                <text:p>9.92</text:p>
              </table:table-cell>
              <table:table-cell office:value-type="float" office:value="3.08">
                <text:p>3.08</text:p>
              </table:table-cell>
              <table:table-cell office:value-type="float" office:value="1.39">
                <text:p>1.39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31">
                <text:p>5.31</text:p>
              </table:table-cell>
              <table:table-cell office:value-type="float" office:value="10.59">
                <text:p>10.59</text:p>
              </table:table-cell>
              <table:table-cell office:value-type="float" office:value="3.31">
                <text:p>3.31</text:p>
              </table:table-cell>
              <table:table-cell office:value-type="float" office:value="1.5">
                <text:p>1.5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/>
              <table:table-cell office:value-type="float" office:value="5.61">
                <text:p>5.61</text:p>
              </table:table-cell>
              <table:table-cell office:value-type="float" office:value="11.26">
                <text:p>11.26</text:p>
              </table:table-cell>
              <table:table-cell office:value-type="float" office:value="3.43">
                <text:p>3.43</text:p>
              </table:table-cell>
              <table:table-cell office:value-type="float" office:value="1.57">
                <text:p>1.57</text:p>
              </table:table-cell>
              <table:table-cell office:value-type="float" office:value="5.61">
                <text:p>5.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